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35cm"/>
    </style:style>
    <style:style style:name="co7" style:family="table-column">
      <style:table-column-properties fo:break-before="auto" style:column-width="3.833cm"/>
    </style:style>
    <style:style style:name="co8" style:family="table-column">
      <style:table-column-properties fo:break-before="auto" style:column-width="6.029cm"/>
    </style:style>
    <style:style style:name="co9" style:family="table-column">
      <style:table-column-properties fo:break-before="auto" style:column-width="2.96cm"/>
    </style:style>
    <style:style style:name="co12" style:family="table-column">
      <style:table-column-properties fo:break-before="auto" style:column-width="4.258cm"/>
    </style:style>
    <style:style style:name="co27" style:family="table-column">
      <style:table-column-properties fo:break-before="auto" style:column-width="5.847cm"/>
    </style:style>
    <style:style style:name="co25" style:family="table-column">
      <style:table-column-properties fo:break-before="auto" style:column-width="4.2cm"/>
    </style:style>
    <style:style style:name="co23" style:family="table-column">
      <style:table-column-properties fo:break-before="auto" style:column-width="3.433cm"/>
    </style:style>
    <style:style style:name="co14" style:family="table-column">
      <style:table-column-properties fo:break-before="auto" style:column-width="2.819cm"/>
    </style:style>
    <style:style style:name="co15" style:family="table-column">
      <style:table-column-properties fo:break-before="auto" style:column-width="4.023cm"/>
    </style:style>
    <style:style style:name="co16" style:family="table-column">
      <style:table-column-properties fo:break-before="auto" style:column-width="4.754cm"/>
    </style:style>
    <style:style style:name="co17" style:family="table-column">
      <style:table-column-properties fo:break-before="auto" style:column-width="5.865cm"/>
    </style:style>
    <style:style style:name="co18" style:family="table-column">
      <style:table-column-properties fo:break-before="auto" style:column-width="4.179cm"/>
    </style:style>
    <style:style style:name="co19" style:family="table-column">
      <style:table-column-properties fo:break-before="auto" style:column-width="4.579cm"/>
    </style:style>
    <style:style style:name="co20" style:family="table-column">
      <style:table-column-properties fo:break-before="auto" style:column-width="5.015cm"/>
    </style:style>
    <style:style style:name="co21" style:family="table-column">
      <style:table-column-properties fo:break-before="auto" style:column-width="2.512cm"/>
    </style:style>
    <style:style style:name="co22" style:family="table-column">
      <style:table-column-properties fo:break-before="auto" style:column-width="3.526cm"/>
    </style:style>
    <style:style style:name="co24" style:family="table-column">
      <style:table-column-properties fo:break-before="auto" style:column-width="0.542cm"/>
    </style:style>
    <style:style style:name="co26" style:family="table-column">
      <style:table-column-properties fo:break-before="auto" style:column-width="11.259cm"/>
    </style:style>
    <style:style style:name="co28" style:family="table-column">
      <style:table-column-properties fo:break-before="auto" style:column-width="3.574cm"/>
    </style:style>
    <style:style style:name="co29" style:family="table-column">
      <style:table-column-properties fo:break-before="auto" style:column-width="2.489cm"/>
    </style:style>
    <style:style style:name="co30" style:family="table-column">
      <style:table-column-properties fo:break-before="auto" style:column-width="2.282cm"/>
    </style:style>
    <style:style style:name="ro1" style:family="table-row">
      <style:table-row-properties style:row-height="0.423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ext-properties style:font-name="Arial" style:font-name-asian="SimSun" style:font-name-complex="Lucida Sans"/>
    </style:style>
  </office:automatic-styles>
  <office:body>
    <office:spreadsheet>
      <table:table table:name="SQL" table:style-name="ta1" table:print="false">
        <table:table-column table:style-name="co1" table:default-cell-style-name="Default"/>
        <table:table-row table:style-name="ro1">
          <table:table-cell table:formula="of:=[College.C3]" office:value-type="string" office:string-value="INSERT INTO College (Name) VALUES ('Arts');">
            <text:p>INSERT INTO College (Name) VALUES ('Arts');</text:p>
          </table:table-cell>
        </table:table-row>
        <table:table-row table:style-name="ro1">
          <table:table-cell table:formula="of:=[College.C4]" office:value-type="string" office:string-value="INSERT INTO College (Name) VALUES ('Science and Engineering');">
            <text:p>INSERT INTO College (Name) VALUES ('Science and Engineering');</text:p>
          </table:table-cell>
        </table:table-row>
        <table:table-row table:style-name="ro1">
          <table:table-cell table:formula="of:=[School.D3]" office:value-type="string" office:string-value="INSERT INTO School (Name,College) VALUES ('Engineering','Science and Engineering');">
            <text:p>INSERT INTO School (Name,College) VALUES ('Engineering','Science and Engineering');</text:p>
          </table:table-cell>
        </table:table-row>
        <table:table-row table:style-name="ro1">
          <table:table-cell table:formula="of:=[School.D4]" office:value-type="string" office:string-value="INSERT INTO School (Name,College) VALUES ('Computing Science','Science and Engineering');">
            <text:p>INSERT INTO School (Name,College) VALUES ('Computing Science','Science and Engineering');</text:p>
          </table:table-cell>
        </table:table-row>
        <table:table-row table:style-name="ro1">
          <table:table-cell table:formula="of:=[School.D5]" office:value-type="string" office:string-value="INSERT INTO School (Name,College) VALUES ('Culture and Creative Arts','Arts');">
            <text:p>INSERT INTO School (Name,College) VALUES ('Culture and Creative Arts','Arts');</text:p>
          </table:table-cell>
        </table:table-row>
        <table:table-row table:style-name="ro1">
          <table:table-cell table:formula="of:=[School.D6]" office:value-type="string" office:string-value="INSERT INTO School (Name,College) VALUES ('Critical Studies','Arts');">
            <text:p>INSERT INTO School (Name,College) VALUES ('Critical Studies','Arts');</text:p>
          </table:table-cell>
        </table:table-row>
        <table:table-row table:style-name="ro1">
          <table:table-cell table:formula="of:=[Staff.J3]" office:value-type="string" office:string-value="INSERT INTO Staff (StaffId,Forename,Surname,Email,Password,Username,School) VALUES ('3423432','William','Kane','William.Kane@glasgow.ac.uk','Password','3423432K','Engineering');">
            <text:p>INSERT INTO Staff (StaffId,Forename,Surname,Email,Password,Username,School) VALUES ('3423432','William','Kane','William.Kane@glasgow.ac.uk','Password','3423432K','Engineering');</text:p>
          </table:table-cell>
        </table:table-row>
        <table:table-row table:style-name="ro1">
          <table:table-cell table:formula="of:=[Staff.J4]" office:value-type="string" office:string-value="INSERT INTO Staff (StaffId,Forename,Surname,Email,Password,Username,School) VALUES ('5498923','Nicola','Tracy','Nicola.Tracy@glasgow.ac.uk','Password','5498923T','Computing Science');">
            <text:p>INSERT INTO Staff (StaffId,Forename,Surname,Email,Password,Username,School) VALUES ('5498923','Nicola','Tracy','Nicola.Tracy@glasgow.ac.uk','Password','5498923T','Computing Science');</text:p>
          </table:table-cell>
        </table:table-row>
        <table:table-row table:style-name="ro1">
          <table:table-cell table:formula="of:=[Staff.J5]" office:value-type="string" office:string-value="INSERT INTO Staff (StaffId,Forename,Surname,Email,Password,Username,School) VALUES ('6829432','Suzanne','Kerns','Suzanne.Kerns@glasgow.ac.uk','Password','6829432K','Culture and Creative Arts');">
            <text:p>INSERT INTO Staff (StaffId,Forename,Surname,Email,Password,Username,School) VALUES ('6829432','Suzanne','Kerns','Suzanne.Kerns@glasgow.ac.uk','Password','6829432K','Culture and Creative Arts');</text:p>
          </table:table-cell>
        </table:table-row>
        <table:table-row table:style-name="ro1">
          <table:table-cell table:formula="of:=[Staff.J6]" office:value-type="string" office:string-value="INSERT INTO Staff (StaffId,Forename,Surname,Email,Password,Username,School) VALUES ('5462624','John','Ashton','John.Ashton@glasgow.ac.uk','Password','5462624A','Critical Studies');">
            <text:p>INSERT INTO Staff (StaffId,Forename,Surname,Email,Password,Username,School) VALUES ('5462624','John','Ashton','John.Ashton@glasgow.ac.uk','Password','5462624A','Critical Studies');</text:p>
          </table:table-cell>
        </table:table-row>
        <table:table-row table:style-name="ro1">
          <table:table-cell table:formula="of:=[Staff.J7]" office:value-type="string" office:string-value="INSERT INTO Staff (StaffId,Forename,Surname,Email,Password,Username,School) VALUES ('9023403','Bernard','Yolk','Bernard.Yolk@glasgow.ac.uk','Password','9023403Y','Engineering');">
            <text:p>INSERT INTO Staff (StaffId,Forename,Surname,Email,Password,Username,School) VALUES ('9023403','Bernard','Yolk','Bernard.Yolk@glasgow.ac.uk','Password','9023403Y','Engineering');</text:p>
          </table:table-cell>
        </table:table-row>
        <table:table-row table:style-name="ro1">
          <table:table-cell table:formula="of:=[Staff.J8]" office:value-type="string" office:string-value="INSERT INTO Staff (StaffId,Forename,Surname,Email,Password,Username,School) VALUES ('3435232','James','Read','James.Read@glasgow.ac.uk','Password','3435232R','Computing Science');">
            <text:p>INSERT INTO Staff (StaffId,Forename,Surname,Email,Password,Username,School) VALUES ('3435232','James','Read','James.Read@glasgow.ac.uk','Password','3435232R','Computing Science');</text:p>
          </table:table-cell>
        </table:table-row>
        <table:table-row table:style-name="ro1">
          <table:table-cell table:formula="of:=[Staff.J9]" office:value-type="string" office:string-value="INSERT INTO Staff (StaffId,Forename,Surname,Email,Password,Username,School) VALUES ('4533531','Robert','Silk','Robert.Silk@glasgow.ac.uk','Password','4533531S','Culture and Creative Arts');">
            <text:p>INSERT INTO Staff (StaffId,Forename,Surname,Email,Password,Username,School) VALUES ('4533531','Robert','Silk','Robert.Silk@glasgow.ac.uk','Password','4533531S','Culture and Creative Arts');</text:p>
          </table:table-cell>
        </table:table-row>
        <table:table-row table:style-name="ro1">
          <table:table-cell table:formula="of:=[Staff.J10]" office:value-type="string" office:string-value="INSERT INTO Staff (StaffId,Forename,Surname,Email,Password,Username,School) VALUES ('5345331','Theodore','Edwards','Theodore.Edwards@glasgow.ac.uk','Password','5345331E','Critical Studies');">
            <text:p>INSERT INTO Staff (StaffId,Forename,Surname,Email,Password,Username,School) VALUES ('5345331','Theodore','Edwards','Theodore.Edwards@glasgow.ac.uk','Password','5345331E','Critical Studies');</text:p>
          </table:table-cell>
        </table:table-row>
        <table:table-row table:style-name="ro1">
          <table:table-cell table:formula="of:=[Student.M3]" office:value-type="string" office:string-value="INSERT INTO Student (Matric,Username,Email,password,Forename,Surname,Year,StaffId,Degree,Salt) VALUES ('3000001','3000001B','3000001B@student.gla.ac.uk','password','Steven','Bell','2','5462624','Computing Science','');">
            <text:p>INSERT INTO Student (Matric,Username,Email,password,Forename,Surname,Year,StaffId,Degree,Salt) VALUES ('3000001','3000001B','3000001B@student.gla.ac.uk','password','Steven','Bell','2','5462624','Computing Science','');</text:p>
          </table:table-cell>
        </table:table-row>
        <table:table-row table:style-name="ro1">
          <table:table-cell table:formula="of:=[Student.M4]" office:value-type="string" office:string-value="INSERT INTO Student (Matric,Username,Email,password,Forename,Surname,Year,StaffId,Degree,Salt) VALUES ('3000002','3000002H','3000002H@student.gla.ac.uk','password','Ben','Harris','3','5498923','Software Engineering','');">
            <text:p>INSERT INTO Student (Matric,Username,Email,password,Forename,Surname,Year,StaffId,Degree,Salt) VALUES ('3000002','3000002H','3000002H@student.gla.ac.uk','password','Ben','Harris','3','5498923','Software Engineering','');</text:p>
          </table:table-cell>
        </table:table-row>
        <table:table-row table:style-name="ro1">
          <table:table-cell table:formula="of:=[Student.M5]" office:value-type="string" office:string-value="INSERT INTO Student (Matric,Username,Email,password,Forename,Surname,Year,StaffId,Degree,Salt) VALUES ('3000003','3000003J','3000003J@student.gla.ac.uk','password','Sarah','Jane','1','3423432','Computing Science','');">
            <text:p>INSERT INTO Student (Matric,Username,Email,password,Forename,Surname,Year,StaffId,Degree,Salt) VALUES ('3000003','3000003J','3000003J@student.gla.ac.uk','password','Sarah','Jane','1','3423432','Computing Science','');</text:p>
          </table:table-cell>
        </table:table-row>
        <table:table-row table:style-name="ro1">
          <table:table-cell table:formula="of:=[Student.M6]" office:value-type="string" office:string-value="INSERT INTO Student (Matric,Username,Email,password,Forename,Surname,Year,StaffId,Degree,Salt) VALUES ('3000004','3000004S','3000004S@student.gla.ac.uk','password','Jim','Stephens','2','3423432','Software Engineering','');">
            <text:p>INSERT INTO Student (Matric,Username,Email,password,Forename,Surname,Year,StaffId,Degree,Salt) VALUES ('3000004','3000004S','3000004S@student.gla.ac.uk','password','Jim','Stephens','2','3423432','Software Engineering','');</text:p>
          </table:table-cell>
        </table:table-row>
        <table:table-row table:style-name="ro1">
          <table:table-cell table:formula="of:=[Student.M7]" office:value-type="string" office:string-value="INSERT INTO Student (Matric,Username,Email,password,Forename,Surname,Year,StaffId,Degree,Salt) VALUES ('3000005','3000005M','3000005M@student.gla.ac.uk','password','Kyle','Marx','3','6829432','Computing Science','');">
            <text:p>INSERT INTO Student (Matric,Username,Email,password,Forename,Surname,Year,StaffId,Degree,Salt) VALUES ('3000005','3000005M','3000005M@student.gla.ac.uk','password','Kyle','Marx','3','6829432','Computing Science','');</text:p>
          </table:table-cell>
        </table:table-row>
        <table:table-row table:style-name="ro1">
          <table:table-cell table:formula="of:=[Student.M8]" office:value-type="string" office:string-value="INSERT INTO Student (Matric,Username,Email,password,Forename,Surname,Year,StaffId,Degree,Salt) VALUES ('3000006','3000006M','3000006M@student.gla.ac.uk','password','Tessa','Molly','3','5462624','Software Engineering','');">
            <text:p>INSERT INTO Student (Matric,Username,Email,password,Forename,Surname,Year,StaffId,Degree,Salt) VALUES ('3000006','3000006M','3000006M@student.gla.ac.uk','password','Tessa','Molly','3','5462624','Software Engineering','');</text:p>
          </table:table-cell>
        </table:table-row>
        <table:table-row table:style-name="ro1">
          <table:table-cell table:formula="of:=[Student.M9]" office:value-type="string" office:string-value="INSERT INTO Student (Matric,Username,Email,password,Forename,Surname,Year,StaffId,Degree,Salt) VALUES ('3000007','3000007W','3000007W@student.gla.ac.uk','password','Jacob','Wells','3','5498923','Computing Science','');">
            <text:p>INSERT INTO Student (Matric,Username,Email,password,Forename,Surname,Year,StaffId,Degree,Salt) VALUES ('3000007','3000007W','3000007W@student.gla.ac.uk','password','Jacob','Wells','3','5498923','Computing Science','');</text:p>
          </table:table-cell>
        </table:table-row>
        <table:table-row table:style-name="ro1">
          <table:table-cell table:formula="of:=[Student.M10]" office:value-type="string" office:string-value="INSERT INTO Student (Matric,Username,Email,password,Forename,Surname,Year,StaffId,Degree,Salt) VALUES ('3000008','3000008G','3000008G@student.gla.ac.uk','password','Shak','Gains','4','5462624','Software Engineering','');">
            <text:p>INSERT INTO Student (Matric,Username,Email,password,Forename,Surname,Year,StaffId,Degree,Salt) VALUES ('3000008','3000008G','3000008G@student.gla.ac.uk','password','Shak','Gains','4','5462624','Software Engineering','');</text:p>
          </table:table-cell>
        </table:table-row>
        <table:table-row table:style-name="ro1">
          <table:table-cell table:formula="of:=[Student.M11]" office:value-type="string" office:string-value="INSERT INTO Student (Matric,Username,Email,password,Forename,Surname,Year,StaffId,Degree,Salt) VALUES ('3000009','3000009S','3000009S@student.gla.ac.uk','password','Mohammed','Sharik','5','5498923','Computing Science','');">
            <text:p>INSERT INTO Student (Matric,Username,Email,password,Forename,Surname,Year,StaffId,Degree,Salt) VALUES ('3000009','3000009S','3000009S@student.gla.ac.uk','password','Mohammed','Sharik','5','5498923','Computing Science','');</text:p>
          </table:table-cell>
        </table:table-row>
        <table:table-row table:style-name="ro1">
          <table:table-cell table:formula="of:=[Student.M12]" office:value-type="string" office:string-value="INSERT INTO Student (Matric,Username,Email,password,Forename,Surname,Year,StaffId,Degree,Salt) VALUES ('3000010','3000010A','3000010A@student.gla.ac.uk','password','Benôit','Ashdown','4','6829432','Software Engineering','');">
            <text:p>INSERT INTO Student (Matric,Username,Email,password,Forename,Surname,Year,StaffId,Degree,Salt) VALUES ('3000010','3000010A','3000010A@student.gla.ac.uk','password','Benôit','Ashdown','4','6829432','Software Engineering','');</text:p>
          </table:table-cell>
        </table:table-row>
        <table:table-row table:style-name="ro1">
          <table:table-cell table:formula="of:=[Advisor.C3]" office:value-type="string" office:string-value="INSERT INTO Advisor (StaffId) VALUES ('3423432');">
            <text:p>INSERT INTO Advisor (StaffId) VALUES ('3423432');</text:p>
          </table:table-cell>
        </table:table-row>
        <table:table-row table:style-name="ro1">
          <table:table-cell table:formula="of:=[Advisor.C4]" office:value-type="string" office:string-value="INSERT INTO Advisor (StaffId) VALUES ('5498923');">
            <text:p>INSERT INTO Advisor (StaffId) VALUES ('5498923');</text:p>
          </table:table-cell>
        </table:table-row>
        <table:table-row table:style-name="ro1">
          <table:table-cell table:formula="of:=[Advisor.C5]" office:value-type="string" office:string-value="INSERT INTO Advisor (StaffId) VALUES ('6829432');">
            <text:p>INSERT INTO Advisor (StaffId) VALUES ('6829432');</text:p>
          </table:table-cell>
        </table:table-row>
        <table:table-row table:style-name="ro1">
          <table:table-cell table:formula="of:=[Advisor.C6]" office:value-type="string" office:string-value="INSERT INTO Advisor (StaffId) VALUES ('5462624');">
            <text:p>INSERT INTO Advisor (StaffId) VALUES ('5462624');</text:p>
          </table:table-cell>
        </table:table-row>
        <table:table-row table:style-name="ro1">
          <table:table-cell table:formula="of:=[Course.L3]" office:value-type="string" office:string-value="INSERT INTO Course (Level,Semester,Credit,CourseId,Name,Description,EntryRequirements,Assessment,MainAssessment,School) VALUES ('1','1','10','COMPSCI1005','Computing Science 1P (Half Course) ','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Eligible students should have 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10','COMPSCI1005','Computing Science 1P (Half Course) ','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Eligible students should have 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table:formula="of:=[Course.L4]" office:value-type="string" office:string-value="INSERT INTO Course (Level,Semester,Credit,CourseId,Name,Description,EntryRequirements,Assessment,MainAssessment,School) VALUES ('1','1','10','COMPSCI1006','Computing Science 1Q (Half Course) ','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10','COMPSCI1006','Computing Science 1Q (Half Course) ','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table:formula="of:=[Course.L5]" office:value-type="string" office:string-value="INSERT INTO Course (Level,Semester,Credit,CourseId,Name,Description,EntryRequirements,Assessment,MainAssessment,School) VALUES ('1','1 &amp; 2','20','COMPSCI1001','Computing Science - 1P Programming ','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Eligible students should have a Grade B or above in Higher Mathematics, or a Grade C in Higher Mathematics AND a Grade B or above in Higher Computing/Information Systems, or a suitable equivalent.','One 2-hour examination (60%), class tests (20%) and laboratory examinations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1 &amp; 2','20','COMPSCI1001','Computing Science - 1P Programming ','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Eligible students should have a Grade B or above in Higher Mathematics, or a Grade C in Higher Mathematics AND a Grade B or above in Higher Computing/Information Systems, or a suitable equivalent.','One 2-hour examination (60%), class tests (20%) and laboratory examinations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6]" office:value-type="string" office:string-value="INSERT INTO Course (Level,Semester,Credit,CourseId,Name,Description,EntryRequirements,Assessment,MainAssessment,School) VALUES ('1','1 &amp; 2','20','COMPSCI1002','Computing Science - 1Q ','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A Grade B or above in Higher Mathematics, or a Grade C in Higher Mathematics AND a Grade B or above in Higher Computing/Information Systems, or a suitable equivalent.','One 2-hour examination (70%), class test (10%) assessed coursework (20%)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1 &amp; 2','20','COMPSCI1002','Computing Science - 1Q ','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A Grade B or above in Higher Mathematics, or a Grade C in Higher Mathematics AND a Grade B or above in Higher Computing/Information Systems, or a suitable equivalent.','One 2-hour examination (70%), class test (10%) assessed coursework (20%)The coursework cannot be redone because feedback provided to the students after the original coursework would give any students redoing the coursework an unfair advantage.','April/May','Computing Science');</text:p>
          </table:table-cell>
        </table:table-row>
        <table:table-row table:style-name="ro1">
          <table:table-cell table:formula="of:=[Course.L7]" office:value-type="string" office:string-value="INSERT INTO Course (Level,Semester,Credit,CourseId,Name,Description,EntryRequirements,Assessment,MainAssessment,School) VALUES ('1','2','10','COMPSCI1017','Computing Science - 1PX Further Programming ','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Mandatory Entry RequirementsStudents are expected to have taken the CS-1CT course or have developed equivalent skills and understanding via another route.Recommended Entry RequirementsNone','AssessmentCoursework: end of semester lab exam (20%) Examination: Degree exam (8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2','10','COMPSCI1017','Computing Science - 1PX Further Programming ','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Mandatory Entry RequirementsStudents are expected to have taken the CS-1CT course or have developed equivalent skills and understanding via another route.Recommended Entry RequirementsNone','AssessmentCoursework: end of semester lab exam (20%) Examination: Degree exam (8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8]" office:value-type="string" office:string-value="INSERT INTO Course (Level,Semester,Credit,CourseId,Name,Description,EntryRequirements,Assessment,MainAssessment,School) VALUES ('1','1','20','COMPSCI1016','Computing Science - 1CT Introduction to Computational Thinking ','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None','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20','COMPSCI1016','Computing Science - 1CT Introduction to Computational Thinking ','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None','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table:formula="of:=[Course.L9]" office:value-type="string" office:string-value="INSERT INTO Course (Level,Semester,Credit,CourseId,Name,Description,EntryRequirements,Assessment,MainAssessment,School) VALUES ('1','2','10','COMPSCI1018','Computing Science - 1S Systems ','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None','AssessmentOne 1-hour examination (80%), assessed coursework (20%) 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2','10','COMPSCI1018','Computing Science - 1S Systems ','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None','AssessmentOne 1-hour examination (80%), assessed coursework (20%) The coursework cannot be redone because feedback provided to the students after the original coursework would give any students redoing the coursework an unfair advantage.','April/May','Computing Science');</text:p>
          </table:table-cell>
        </table:table-row>
        <table:table-row table:style-name="ro1">
          <table:table-cell table:formula="of:=[Course.L10]" office:value-type="string" office:string-value="INSERT INTO Course (Level,Semester,Credit,CourseId,Name,Description,EntryRequirements,Assessment,MainAssessment,School) VALUES ('2','1','10','COMPSCI2003','Computing Science 2R: Algorithmic Foundations 2 ','To introduce the foundational mathematics needed for Computing Science;To make students proficient in their use;To show how they can be applied to advantage in understanding computational phenomena.','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December','Computing Science');">
            <text:p>INSERT INTO Course (Level,Semester,Credit,CourseId,Name,Description,EntryRequirements,Assessment,MainAssessment,School) VALUES ('2','1','10','COMPSCI2003','Computing Science 2R: Algorithmic Foundations 2 ','To introduce the foundational mathematics needed for Computing Science;To make students proficient in their use;To show how they can be applied to advantage in understanding computational phenomena.','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December','Computing Science');</text:p>
          </table:table-cell>
        </table:table-row>
        <table:table-row table:style-name="ro1">
          <table:table-cell table:formula="of:=[Course.L11]" office:value-type="string" office:string-value="INSERT INTO Course (Level,Semester,Credit,CourseId,Name,Description,EntryRequirements,Assessment,MainAssessment,School) VALUES ('2','1','10','COMPSCI2002','Computing Science 2Q: Computing Fundamentals 2 ','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Entry to this course is normally restricted to students admitted to the faster route degree programme in Computing Science.','1.5 hour examination (70%), assessed coursework (30%).The coursework cannot be redone because the feedback provided to the students after the original coursework would give any student redoing the coursework an unfair advantage.','December','Computing Science');">
            <text:p>INSERT INTO Course (Level,Semester,Credit,CourseId,Name,Description,EntryRequirements,Assessment,MainAssessment,School) VALUES ('2','1','10','COMPSCI2002','Computing Science 2Q: Computing Fundamentals 2 ','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Entry to this course is normally restricted to students admitted to the faster route degree programme in Computing Science.','1.5 hour examination (70%), assessed coursework (30%).The coursework cannot be redone because the feedback provided to the students after the original coursework would give any student redoing the coursework an unfair advantage.','December','Computing Science');</text:p>
          </table:table-cell>
        </table:table-row>
        <table:table-row table:style-name="ro1">
          <table:table-cell table:formula="of:=[Course.L12]" office:value-type="string" office:string-value="INSERT INTO Course (Level,Semester,Credit,CourseId,Name,Description,EntryRequirements,Assessment,MainAssessment,School) VALUES ('2','1','10','COMPSCI2001','Computing Science 2P: Java Programming 2 ','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Entry to Level 2 Computing Science is guaranteed to students who achieve Grade C or better in each of CS1P and CS1Q at the first attempt. All others would be at the discretion of the School.','1.5 hour degree examination (50%), 2 hour laboratory examination (30%), 1.5 hour class test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1','10','COMPSCI2001','Computing Science 2P: Java Programming 2 ','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Entry to Level 2 Computing Science is guaranteed to students who achieve Grade C or better in each of CS1P and CS1Q at the first attempt. All others would be at the discretion of the School.','1.5 hour degree examination (50%), 2 hour laboratory examination (30%), 1.5 hour class test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13]" office:value-type="string" office:string-value="INSERT INTO Course (Level,Semester,Credit,CourseId,Name,Description,EntryRequirements,Assessment,MainAssessment,School) VALUES ('2','2','10','COMPSCI2007','Computing Science 2X: Algorithms &amp; Data Structures 2 ','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2','10','COMPSCI2007','Computing Science 2X: Algorithms &amp; Data Structures 2 ','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14]" office:value-type="string" office:string-value="INSERT INTO Course (Level,Semester,Credit,CourseId,Name,Description,EntryRequirements,Assessment,MainAssessment,School) VALUES ('2','2','10','COMPSCI2006','Computing Science 2U: Information Management 2 ','To develop competence, confidence, and professionalism in designing and developing information systems which provide computer interfaces to the management of large collections of data, including delivery over the world wide web.','Entry to Level 2 Computing Science is guaranteed to students who achieve Grade C or better in each of CS1P and CS1Q at the first attempt. All others would be at the discretion of the School.','1.5-hour examination (80%); plus assessed coursework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2','10','COMPSCI2006','Computing Science 2U: Information Management 2 ','To develop competence, confidence, and professionalism in designing and developing information systems which provide computer interfaces to the management of large collections of data, including delivery over the world wide web.','Entry to Level 2 Computing Science is guaranteed to students who achieve Grade C or better in each of CS1P and CS1Q at the first attempt. All others would be at the discretion of the School.','1.5-hour examination (80%); plus assessed coursework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15]" office:value-type="string" office:string-value="INSERT INTO Course (Level,Semester,Credit,CourseId,Name,Description,EntryRequirements,Assessment,MainAssessment,School) VALUES ('2','1','10','COMPSCI2005','Computing Science 2T: Computer Systems 2 ','To provide a thorough understanding of the integration of hardware and software components in a simple, but realistic, computer system.','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December','Computing Science');">
            <text:p>INSERT INTO Course (Level,Semester,Credit,CourseId,Name,Description,EntryRequirements,Assessment,MainAssessment,School) VALUES ('2','1','10','COMPSCI2005','Computing Science 2T: Computer Systems 2 ','To provide a thorough understanding of the integration of hardware and software components in a simple, but realistic, computer system.','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December','Computing Science');</text:p>
          </table:table-cell>
        </table:table-row>
        <table:table-row table:style-name="ro1">
          <table:table-cell table:formula="of:=[Course.L16]" office:value-type="string" office:string-value="INSERT INTO Course (Level,Semester,Credit,CourseId,Name,Description,EntryRequirements,Assessment,MainAssessment,School) VALUES ('2','2','10','COMPSCI2008','Computing Science 2Y: Object-Oriented Software Engineering 2 ','To introduce the basic concepts of software engineering;To present methods for the design, implementation and documentation of larger object-oriented programs;To develop program comprehension and design skills by studying and extending existing programs.','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2','2','10','COMPSCI2008','Computing Science 2Y: Object-Oriented Software Engineering 2 ','To introduce the basic concepts of software engineering;To present methods for the design, implementation and documentation of larger object-oriented programs;To develop program comprehension and design skills by studying and extending existing programs.','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table:formula="of:=[Course.L17]" office:value-type="string" office:string-value="INSERT INTO Course (Level,Semester,Credit,CourseId,Name,Description,EntryRequirements,Assessment,MainAssessment,School) VALUES ('3','1','10','COMPSCI3005','Software Engineering M3 ','An introduction to software engineering principles, processes and techniques.','None.','100% continuous assessment. The coursework cannot be redone because its nature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3','1','10','COMPSCI3005','Software Engineering M3 ','An introduction to software engineering principles, processes and techniques.','None.','100% continuous assessment. The coursework cannot be redone because its nature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18]" office:value-type="string" office:string-value="INSERT INTO Course (Level,Semester,Credit,CourseId,Name,Description,EntryRequirements,Assessment,MainAssessment,School) VALUES ('3','1 &amp; 2','20','COMPSCI3004','Computing Science 3Y: Team Project 3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 ','April/May','Computing Science');">
            <text:p>INSERT INTO Course (Level,Semester,Credit,CourseId,Name,Description,EntryRequirements,Assessment,MainAssessment,School) VALUES ('3','1 &amp; 2','20','COMPSCI3004','Computing Science 3Y: Team Project 3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 ','April/May','Computing Science');</text:p>
          </table:table-cell>
        </table:table-row>
        <table:table-row table:style-name="ro1">
          <table:table-cell table:formula="of:=[Course.L19]" office:value-type="string" office:string-value="INSERT INTO Course (Level,Semester,Credit,CourseId,Name,Description,EntryRequirements,Assessment,MainAssessment,School) VALUES ('4','1 &amp; 2','20','COMPSCI4044P','Team Project ESE3 (Software) ','To design and implement, in a team, a hardware and software system that solves a (more-or-less) well-understood problem; to achieve a deliverable product in the form of a piece of working hardware and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
            <text:p>INSERT INTO Course (Level,Semester,Credit,CourseId,Name,Description,EntryRequirements,Assessment,MainAssessment,School) VALUES ('4','1 &amp; 2','20','COMPSCI4044P','Team Project ESE3 (Software) ','To design and implement, in a team, a hardware and software system that solves a (more-or-less) well-understood problem; to achieve a deliverable product in the form of a piece of working hardware and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text:p>
          </table:table-cell>
        </table:table-row>
        <table:table-row table:style-name="ro1">
          <table:table-cell table:formula="of:=[Course.L20]" office:value-type="string" office:string-value="INSERT INTO Course (Level,Semester,Credit,CourseId,Name,Description,EntryRequirements,Assessment,MainAssessment,School) VALUES ('4','1 &amp; 2','30','COMPSCI4025P','Individual Project 4 (Single)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
            <text:p>INSERT INTO Course (Level,Semester,Credit,CourseId,Name,Description,EntryRequirements,Assessment,MainAssessment,School) VALUES ('4','1 &amp; 2','30','COMPSCI4025P','Individual Project 4 (Single)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text:p>
          </table:table-cell>
        </table:table-row>
        <table:table-row table:style-name="ro1">
          <table:table-cell table:formula="of:=[Course.L21]" office:value-type="string" office:string-value="INSERT INTO Course (Level,Semester,Credit,CourseId,Name,Description,EntryRequirements,Assessment,MainAssessment,School) VALUES ('4','1','10','COMPSCI4023','Human-Computer Interaction 4 ','The aim of this course is to introduce students to advanced topics in Human-Computer Interaction. It focuses on multimodal interaction, novel forms in interaction, users with different abilities and social media.','Interactive Systems 3 (or equivalent)','Examination (80%); Coursework: (20%)','April/May','Computing Science');">
            <text:p>INSERT INTO Course (Level,Semester,Credit,CourseId,Name,Description,EntryRequirements,Assessment,MainAssessment,School) VALUES ('4','1','10','COMPSCI4023','Human-Computer Interaction 4 ','The aim of this course is to introduce students to advanced topics in Human-Computer Interaction. It focuses on multimodal interaction, novel forms in interaction, users with different abilities and social media.','Interactive Systems 3 (or equivalent)','Examination (80%); Coursework: (20%)','April/May','Computing Science');</text:p>
          </table:table-cell>
        </table:table-row>
        <table:table-row table:style-name="ro1">
          <table:table-cell table:formula="of:=[Course.L22]" office:value-type="string" office:string-value="INSERT INTO Course (Level,Semester,Credit,CourseId,Name,Description,EntryRequirements,Assessment,MainAssessment,School) VALUES ('4','1','10','COMPSCI4021','Functional Programming 4 ','Functional programming is introduced using Haskell. The standard programming techniques, as well as some advanced topics, are covered and applied to realistic programming problems.','Advanced Programming 3 (or equivalent), Programming Languages 3 (or equivalent).','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April/May','Computing Science');">
            <text:p>INSERT INTO Course (Level,Semester,Credit,CourseId,Name,Description,EntryRequirements,Assessment,MainAssessment,School) VALUES ('4','1','10','COMPSCI4021','Functional Programming 4 ','Functional programming is introduced using Haskell. The standard programming techniques, as well as some advanced topics, are covered and applied to realistic programming problems.','Advanced Programming 3 (or equivalent), Programming Languages 3 (or equivalent).','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April/May','Computing Science');</text:p>
          </table:table-cell>
        </table:table-row>
        <table:table-row table:style-name="ro1">
          <table:table-cell table:formula="of:=[Course.L23]" office:value-type="string" office:string-value="INSERT INTO Course (Level,Semester,Credit,CourseId,Name,Description,EntryRequirements,Assessment,MainAssessment,School) VALUES ('4','2','10','COMPSCI4062','Cyber Security 4 ','This course covers the technical aspects of information security, such as algorithms and protocols. It also covers ways in which these systems can be attacked and techniques for thwarting these attacks.','None','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62','Cyber Security 4 ','This course covers the technical aspects of information security, such as algorithms and protocols. It also covers ways in which these systems can be attacked and techniques for thwarting these attacks.','None','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24]" office:value-type="string" office:string-value="INSERT INTO Course (Level,Semester,Credit,CourseId,Name,Description,EntryRequirements,Assessment,MainAssessment,School) VALUES ('4','2','10','COMPSCI4061','Machine Learning 4 ','A practical introduction to the foundations of machine learning.','Mandatory Entry Requirements Working knowledge of mathematics (e.g., matrices, linear spaces and basic geometry, as covered in, for example, Math1RS or Math1RT). Recommended Entry Requirements Some experience in probability and statistics would be useful but is not essential.','Practical coursework 20% and examination 8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2','10','COMPSCI4061','Machine Learning 4 ','A practical introduction to the foundations of machine learning.','Mandatory Entry Requirements Working knowledge of mathematics (e.g., matrices, linear spaces and basic geometry, as covered in, for example, Math1RS or Math1RT). Recommended Entry Requirements Some experience in probability and statistics would be useful but is not essential.','Practical coursework 20% and examination 8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25]" office:value-type="string" office:string-value="INSERT INTO Course (Level,Semester,Credit,CourseId,Name,Description,EntryRequirements,Assessment,MainAssessment,School) VALUES ('4','1','10','COMPSCI4066','Computer Vision Methods and Applications 4 ','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No previous experience in computer vision is required, however a basic understanding of mathematics concepts, for example: matrices, vectors, elementary calculus and basic probability would be helpful (as provided by Math1RS or Math1RT), but not essential.','Examination 100%.The laboratory work will be assessed in a compulsory question set in the examination.','April/May','Computing Science');">
            <text:p>INSERT INTO Course (Level,Semester,Credit,CourseId,Name,Description,EntryRequirements,Assessment,MainAssessment,School) VALUES ('4','1','10','COMPSCI4066','Computer Vision Methods and Applications 4 ','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No previous experience in computer vision is required, however a basic understanding of mathematics concepts, for example: matrices, vectors, elementary calculus and basic probability would be helpful (as provided by Math1RS or Math1RT), but not essential.','Examination 100%.The laboratory work will be assessed in a compulsory question set in the examination.','April/May','Computing Science');</text:p>
          </table:table-cell>
        </table:table-row>
        <table:table-row table:style-name="ro1">
          <table:table-cell table:formula="of:=[Course.L26]" office:value-type="string" office:string-value="INSERT INTO Course (Level,Semester,Credit,CourseId,Name,Description,EntryRequirements,Assessment,MainAssessment,School) VALUES ('4','2','10','COMPSCI4067','Software Engineering for Financial Systems 4 ','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Object Oriented Software Engineering 2 (or comparable course)Professional Software Development 3 (or related course)','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4','2','10','COMPSCI4067','Software Engineering for Financial Systems 4 ','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Object Oriented Software Engineering 2 (or comparable course)Professional Software Development 3 (or related course)','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table:formula="of:=[Course.L27]" office:value-type="string" office:string-value="INSERT INTO Course (Level,Semester,Credit,CourseId,Name,Description,EntryRequirements,Assessment,MainAssessment,School) VALUES ('4','1','10','COMPSCI4064','Big Data: Systems, Programming, and Management ','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Mandatory Entry Requirements:Database Systems 3 Recommended Entry Requirements:Information Retrieval (M)','AssessmentExam 40% and Coursework 60% ReassessmentThis coursework is done in groups and therefore cannot be reassessed.','April/May','Computing Science');">
            <text:p>INSERT INTO Course (Level,Semester,Credit,CourseId,Name,Description,EntryRequirements,Assessment,MainAssessment,School) VALUES ('4','1','10','COMPSCI4064','Big Data: Systems, Programming, and Management ','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Mandatory Entry Requirements:Database Systems 3 Recommended Entry Requirements:Information Retrieval (M)','AssessmentExam 40% and Coursework 60% ReassessmentThis coursework is done in groups and therefore cannot be reassessed.','April/May','Computing Science');</text:p>
          </table:table-cell>
        </table:table-row>
        <table:table-row table:style-name="ro1">
          <table:table-cell table:formula="of:=[Course.L28]" office:value-type="string" office:string-value="INSERT INTO Course (Level,Semester,Credit,CourseId,Name,Description,EntryRequirements,Assessment,MainAssessment,School) VALUES ('4','1','10','COMPSCI4028','Information Systems And Databases ','To acquaint students with modern methods of managing computerised information including the use of spreadsheets and databases.','None.','Examination 70% and coursework 30%. 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28','Information Systems And Databases ','To acquaint students with modern methods of managing computerised information including the use of spreadsheets and databases.','None.','Examination 70% and coursework 30%. The coursework cannot be redone because feedback provided to the students after the original coursework would give any students redoing the coursework an unfair advantage.','April/May','Computing Science');</text:p>
          </table:table-cell>
        </table:table-row>
        <table:table-row table:style-name="ro1">
          <table:table-cell table:formula="of:=[Course.L29]" office:value-type="string" office:string-value="INSERT INTO Course (Level,Semester,Credit,CourseId,Name,Description,EntryRequirements,Assessment,MainAssessment,School) VALUES ('4','1','10','COMPSCI4065','Research Methods and Techniques 4 ','This course covers the fundamental principles, of the scientific method. Students will learn the core skills of planning, designing, executing, evaluating and presenting research.','None.','Examination 70%,Coursework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65','Research Methods and Techniques 4 ','This course covers the fundamental principles, of the scientific method. Students will learn the core skills of planning, designing, executing, evaluating and presenting research.','None.','Examination 70%,Coursework 3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30]" office:value-type="string" office:string-value="INSERT INTO Course (Level,Semester,Credit,CourseId,Name,Description,EntryRequirements,Assessment,MainAssessment,School) VALUES ('4','1 &amp; 2','20','COMPSCI4024P','Individual Project 4 (Combined)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
            <text:p>INSERT INTO Course (Level,Semester,Credit,CourseId,Name,Description,EntryRequirements,Assessment,MainAssessment,School) VALUES ('4','1 &amp; 2','20','COMPSCI4024P','Individual Project 4 (Combined)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text:p>
          </table:table-cell>
        </table:table-row>
        <table:table-row table:style-name="ro1">
          <table:table-cell table:formula="of:=[Course.L31]" office:value-type="string" office:string-value="INSERT INTO Course (Level,Semester,Credit,CourseId,Name,Description,EntryRequirements,Assessment,MainAssessment,School) VALUES ('4','1 &amp; 2','10','COMPSCI4038','Professional Skills And Issues 4 ','This course introduces the legal, professional and social issues involved in the widespread development and use of computational devices, and stimulates students to develop their own, well-argued positions on many of these issues.','Normal level 4 entry requirements.','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April/May','Computing Science');">
            <text:p>INSERT INTO Course (Level,Semester,Credit,CourseId,Name,Description,EntryRequirements,Assessment,MainAssessment,School) VALUES ('4','1 &amp; 2','10','COMPSCI4038','Professional Skills And Issues 4 ','This course introduces the legal, professional and social issues involved in the widespread development and use of computational devices, and stimulates students to develop their own, well-argued positions on many of these issues.','Normal level 4 entry requirements.','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April/May','Computing Science');</text:p>
          </table:table-cell>
        </table:table-row>
        <table:table-row table:style-name="ro1">
          <table:table-cell table:formula="of:=[Course.L32]" office:value-type="string" office:string-value="INSERT INTO Course (Level,Semester,Credit,CourseId,Name,Description,EntryRequirements,Assessment,MainAssessment,School) VALUES ('4','1','20','COMPSCI4039','Programming ','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None.','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April/May','Computing Science');">
            <text:p>INSERT INTO Course (Level,Semester,Credit,CourseId,Name,Description,EntryRequirements,Assessment,MainAssessment,School) VALUES ('4','1','20','COMPSCI4039','Programming ','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None.','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April/May','Computing Science');</text:p>
          </table:table-cell>
        </table:table-row>
        <table:table-row table:style-name="ro1">
          <table:table-cell table:formula="of:=[Course.L33]" office:value-type="string" office:string-value="INSERT INTO Course (Level,Semester,Credit,CourseId,Name,Description,EntryRequirements,Assessment,MainAssessment,School) VALUES ('4','1','10','COMPSCI4027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one semester''s worth of continuous work so it will therefore not be possible for students to resubmit this work.','December','Computing Science');">
            <text:p>INSERT INTO Course (Level,Semester,Credit,CourseId,Name,Description,EntryRequirements,Assessment,MainAssessment,School) VALUES ('4','1','10','COMPSCI4027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one semester''s worth of continuous work so it will therefore not be possible for students to resubmit this work.','December','Computing Science');</text:p>
          </table:table-cell>
        </table:table-row>
        <table:table-row table:style-name="ro1">
          <table:table-cell table:formula="of:=[Course.L34]" office:value-type="string" office:string-value="INSERT INTO Course (Level,Semester,Credit,CourseId,Name,Description,EntryRequirements,Assessment,MainAssessment,School) VALUES ('4','2','10','COMPSCI4048','Computing Science 3: Distributed Information Management 3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Management 2 (or equivalent), Java Programming 2 (or equivalent).','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April/May','Computing Science');">
            <text:p>INSERT INTO Course (Level,Semester,Credit,CourseId,Name,Description,EntryRequirements,Assessment,MainAssessment,School) VALUES ('4','2','10','COMPSCI4048','Computing Science 3: Distributed Information Management 3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Management 2 (or equivalent), Java Programming 2 (or equivalent).','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April/May','Computing Science');</text:p>
          </table:table-cell>
        </table:table-row>
        <table:table-row table:style-name="ro1">
          <table:table-cell table:formula="of:=[Course.L35]" office:value-type="string" office:string-value="INSERT INTO Course (Level,Semester,Credit,CourseId,Name,Description,EntryRequirements,Assessment,MainAssessment,School) VALUES ('4','Summer','10','COMPSCI4046','Software Engineering Summer Placement ','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Only for Software Engineering and Electronics and Software Engineering students progressing to Level 4.','Written report 50%, presentation on placement experience 25% and assessment of quality of experience 25%. Assessment takes place during and immediately after the placement, so it is not possible to re-assess without redoing the placement.','April/May','Computing Science');">
            <text:p>INSERT INTO Course (Level,Semester,Credit,CourseId,Name,Description,EntryRequirements,Assessment,MainAssessment,School) VALUES ('4','Summer','10','COMPSCI4046','Software Engineering Summer Placement ','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Only for Software Engineering and Electronics and Software Engineering students progressing to Level 4.','Written report 50%, presentation on placement experience 25% and assessment of quality of experience 25%. Assessment takes place during and immediately after the placement, so it is not possible to re-assess without redoing the placement.','April/May','Computing Science');</text:p>
          </table:table-cell>
        </table:table-row>
        <table:table-row table:style-name="ro1">
          <table:table-cell table:formula="of:=[Course.L36]" office:value-type="string" office:string-value="INSERT INTO Course (Level,Semester,Credit,CourseId,Name,Description,EntryRequirements,Assessment,MainAssessment,School) VALUES ('4','1 &amp; 2','20','COMPSCI4047','Computing Science 3:Team Project(H)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
            <text:p>INSERT INTO Course (Level,Semester,Credit,CourseId,Name,Description,EntryRequirements,Assessment,MainAssessment,School) VALUES ('4','1 &amp; 2','20','COMPSCI4047','Computing Science 3:Team Project(H)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text:p>
          </table:table-cell>
        </table:table-row>
        <table:table-row table:style-name="ro1">
          <table:table-cell table:formula="of:=[Course.L37]" office:value-type="string" office:string-value="INSERT INTO Course (Level,Semester,Credit,CourseId,Name,Description,EntryRequirements,Assessment,MainAssessment,School) VALUES ('4','1','10','COMPSCI4009','Computing Science 3P: Algorithmics 3 ','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Examination 80% Coursework 20%.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10','COMPSCI4009','Computing Science 3P: Algorithmics 3 ','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Examination 80% Coursework 20%.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38]" office:value-type="string" office:string-value="INSERT INTO Course (Level,Semester,Credit,CourseId,Name,Description,EntryRequirements,Assessment,MainAssessment,School) VALUES ('4','2','10','COMPSCI4008','Computing Science 3: Embedded Systems 3 ','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Acceptance into the Mobile Software Engineering Cohort','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8','Computing Science 3: Embedded Systems 3 ','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Acceptance into the Mobile Software Engineering Cohort','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39]" office:value-type="string" office:string-value="INSERT INTO Course (Level,Semester,Credit,CourseId,Name,Description,EntryRequirements,Assessment,MainAssessment,School) VALUES ('4','1','10','COMPSCI4045','Safety-Critical Systems Development 4 ','This course encourages students to apply engineering techniques to support the development of safety-critical applications. It also encourages students to consider the particular methodological and professional issues that surround the development of safety-critical systems.','None.','Examination (80%); Practical Exercises: (20%)','April/May','Computing Science');">
            <text:p>INSERT INTO Course (Level,Semester,Credit,CourseId,Name,Description,EntryRequirements,Assessment,MainAssessment,School) VALUES ('4','1','10','COMPSCI4045','Safety-Critical Systems Development 4 ','This course encourages students to apply engineering techniques to support the development of safety-critical applications. It also encourages students to consider the particular methodological and professional issues that surround the development of safety-critical systems.','None.','Examination (80%); Practical Exercises: (20%)','April/May','Computing Science');</text:p>
          </table:table-cell>
        </table:table-row>
        <table:table-row table:style-name="ro1">
          <table:table-cell table:formula="of:=[Course.L40]" office:value-type="string" office:string-value="INSERT INTO Course (Level,Semester,Credit,CourseId,Name,Description,EntryRequirements,Assessment,MainAssessment,School) VALUES ('4','2','10','COMPSCI4007','Computer Architecture 4 ','The course explains in depth how a computer works, by developing a digital circuit that implements an instruction set architecture. The memory system, including cache and virtual memory, and support by the architecture for the operating system, are also covered.','Computer Systems 2 (or equivalent), Operating Systems 3 (or equivalent), Functional Programming 4 (or equivalent) (recommended)','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7','Computer Architecture 4 ','The course explains in depth how a computer works, by developing a digital circuit that implements an instruction set architecture. The memory system, including cache and virtual memory, and support by the architecture for the operating system, are also covered.','Computer Systems 2 (or equivalent), Operating Systems 3 (or equivalent), Functional Programming 4 (or equivalent) (recommended)','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41]" office:value-type="string" office:string-value="INSERT INTO Course (Level,Semester,Credit,CourseId,Name,Description,EntryRequirements,Assessment,MainAssessment,School) VALUES ('4','1','10','COMPSCI4043','Systems And Networks ','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None.','Examination 70%, coursework 30% The coursework cannot be redone as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1','10','COMPSCI4043','Systems And Networks ','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None.','Examination 70%, coursework 30% The coursework cannot be redone as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table:formula="of:=[Course.L42]" office:value-type="string" office:string-value="INSERT INTO Course (Level,Semester,Credit,CourseId,Name,Description,EntryRequirements,Assessment,MainAssessment,School) VALUES ('4','1','10','COMPSCI4004','Artificial Intelligence 4 ','Artificial Intelligence 4 is an introduction to Artificial Intelligence, giving the students an overview of intelligent agent design. ','Having taken an introductory Mathematics course will be helpful, but is not obligatory.','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10','COMPSCI4004','Artificial Intelligence 4 ','Artificial Intelligence 4 is an introduction to Artificial Intelligence, giving the students an overview of intelligent agent design. ','Having taken an introductory Mathematics course will be helpful, but is not obligatory.','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April/May','Computing Science');</text:p>
          </table:table-cell>
        </table:table-row>
        <table:table-row table:style-name="ro1">
          <table:table-cell table:formula="of:=[Course.L43]" office:value-type="string" office:string-value="INSERT INTO Course (Level,Semester,Credit,CourseId,Name,Description,EntryRequirements,Assessment,MainAssessment,School) VALUES ('4','2','10','COMPSCI4003','Algorithmics 4 ','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Algorithmics 3 (or equivalent). ','Examination (80%); Practical Exercises: (20%). The coursework cannot be redone because the nature of the coursework is such that it would take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3','Algorithmics 4 ','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Algorithmics 3 (or equivalent). ','Examination (80%); Practical Exercises: (20%). The coursework cannot be redone because the nature of the coursework is such that it would take a significant number of days to produce it and this effort is infeasible for supporting the re-doing of such coursework over the summer.','April/May','Computing Science');</text:p>
          </table:table-cell>
        </table:table-row>
        <table:table-row table:style-name="ro1">
          <table:table-cell table:formula="of:=[Course.L44]" office:value-type="string" office:string-value="INSERT INTO Course (Level,Semester,Credit,CourseId,Name,Description,EntryRequirements,Assessment,MainAssessment,School) VALUES ('4','2','10','COMPSCI4002','Advanced Networking And Communications 4 ','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Networked Systems 3 (or equivalent).','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2','10','COMPSCI4002','Advanced Networking And Communications 4 ','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Networked Systems 3 (or equivalent).','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table:formula="of:=[Course.L45]" office:value-type="string" office:string-value="INSERT INTO Course (Level,Semester,Credit,CourseId,Name,Description,EntryRequirements,Assessment,MainAssessment,School) VALUES ('4','2','10','COMPSCI4026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a semester''s worth of continuous work so it will therefore not be possible for students to resubmit this work.','April/May','Computing Science');">
            <text:p>INSERT INTO Course (Level,Semester,Credit,CourseId,Name,Description,EntryRequirements,Assessment,MainAssessment,School) VALUES ('4','2','10','COMPSCI4026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a semester''s worth of continuous work so it will therefore not be possible for students to resubmit this work.','April/May','Computing Science');</text:p>
          </table:table-cell>
        </table:table-row>
        <table:table-row table:style-name="ro1">
          <table:table-cell table:formula="of:=[Course.L46]" office:value-type="string" office:string-value="INSERT INTO Course (Level,Semester,Credit,CourseId,Name,Description,EntryRequirements,Assessment,MainAssessment,School) VALUES ('4','1','10','COMPSCI4010','Computing Science 3Q: Advanced Programming 3 ','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Java Programming 2 (or equivalent), Object Oriented Software Engineering 2 (or equivalent), Algorithms and Data Structures 2 (or equivalent).','Examination: (80%); Coursework (20%). The coursework cannot be redone because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1','10','COMPSCI4010','Computing Science 3Q: Advanced Programming 3 ','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Java Programming 2 (or equivalent), Object Oriented Software Engineering 2 (or equivalent), Algorithms and Data Structures 2 (or equivalent).','Examination: (80%); Coursework (20%). The coursework cannot be redone because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table:formula="of:=[Course.L47]" office:value-type="string" office:string-value="INSERT INTO Course (Level,Semester,Credit,CourseId,Name,Description,EntryRequirements,Assessment,MainAssessment,School) VALUES ('4','2','10','COMPSCI4012','Computing Science 3T: Networked Systems 3 ','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Computer Systems 2 (or equivalent), Algorithms and Data Structures 2 (or equivalent), Object Oriented Software Engineering 2 (or equivalent). This course is only available to Honours students. ','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12','Computing Science 3T: Networked Systems 3 ','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Computer Systems 2 (or equivalent), Algorithms and Data Structures 2 (or equivalent), Object Oriented Software Engineering 2 (or equivalent). This course is only available to Honours students. ','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48]" office:value-type="string" office:string-value="INSERT INTO Course (Level,Semester,Credit,CourseId,Name,Description,EntryRequirements,Assessment,MainAssessment,School) VALUES ('4','2','10','COMPSCI4011','Computing Science 3S: Operating Systems 3 ','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Computer Systems 2 (or equivalent), Java Programming 2 (or equivalent), Algorithms and Data Structures 2 (or equivalent), Object Oriented Software Engineering 2 (or equivalent). This course is only available to Honours students.','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4','2','10','COMPSCI4011','Computing Science 3S: Operating Systems 3 ','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Computer Systems 2 (or equivalent), Java Programming 2 (or equivalent), Algorithms and Data Structures 2 (or equivalent), Object Oriented Software Engineering 2 (or equivalent). This course is only available to Honours students.','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49]" office:value-type="string" office:string-value="INSERT INTO Course (Level,Semester,Credit,CourseId,Name,Description,EntryRequirements,Assessment,MainAssessment,School) VALUES ('4','1 &amp; 2','10','COMPSCI4017','Computing Science In The Classroom ','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None.','Assignment (reflective learning journal) 20%, Oral Presentation 10%, Project 50% and other coursework (conduct assessment by both placement teacher and university staff) 20%. The coursework cannot be redone because it requires a classroom of pupils, impossible to generate over the summer.','April/May','Computing Science');">
            <text:p>INSERT INTO Course (Level,Semester,Credit,CourseId,Name,Description,EntryRequirements,Assessment,MainAssessment,School) VALUES ('4','1 &amp; 2','10','COMPSCI4017','Computing Science In The Classroom ','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None.','Assignment (reflective learning journal) 20%, Oral Presentation 10%, Project 50% and other coursework (conduct assessment by both placement teacher and university staff) 20%. The coursework cannot be redone because it requires a classroom of pupils, impossible to generate over the summer.','April/May','Computing Science');</text:p>
          </table:table-cell>
        </table:table-row>
        <table:table-row table:style-name="ro1">
          <table:table-cell table:formula="of:=[Course.L50]" office:value-type="string" office:string-value="INSERT INTO Course (Level,Semester,Credit,CourseId,Name,Description,EntryRequirements,Assessment,MainAssessment,School) VALUES ('4','1','10','COMPSCI4019','Distributed Algorithms And Systems 4 ','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Advanced Programming 3 (or equivalent), Operating Systems 3 (or equivalent),Networked Systems 3 (or equivalent).','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April/May','Computing Science');">
            <text:p>INSERT INTO Course (Level,Semester,Credit,CourseId,Name,Description,EntryRequirements,Assessment,MainAssessment,School) VALUES ('4','1','10','COMPSCI4019','Distributed Algorithms And Systems 4 ','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Advanced Programming 3 (or equivalent), Operating Systems 3 (or equivalent),Networked Systems 3 (or equivalent).','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April/May','Computing Science');</text:p>
          </table:table-cell>
        </table:table-row>
        <table:table-row table:style-name="ro1">
          <table:table-cell table:formula="of:=[Course.L51]" office:value-type="string" office:string-value="INSERT INTO Course (Level,Semester,Credit,CourseId,Name,Description,EntryRequirements,Assessment,MainAssessment,School) VALUES ('4','1','10','COMPSCI4014','Computing Science 3W: Interactive Systems 3 ','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Information Management 2 (or equivalent), Java Programming 2 (or equivalent), Object Oriented Software Engineering 2 (or equivalent).','Examination 80%, Coursework 20%. The coursework cannot be redone as it is completed as part of a group.','April/May','Computing Science');">
            <text:p>INSERT INTO Course (Level,Semester,Credit,CourseId,Name,Description,EntryRequirements,Assessment,MainAssessment,School) VALUES ('4','1','10','COMPSCI4014','Computing Science 3W: Interactive Systems 3 ','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Information Management 2 (or equivalent), Java Programming 2 (or equivalent), Object Oriented Software Engineering 2 (or equivalent).','Examination 80%, Coursework 20%. The coursework cannot be redone as it is completed as part of a group.','April/May','Computing Science');</text:p>
          </table:table-cell>
        </table:table-row>
        <table:table-row table:style-name="ro1">
          <table:table-cell table:formula="of:=[Course.L52]" office:value-type="string" office:string-value="INSERT INTO Course (Level,Semester,Credit,CourseId,Name,Description,EntryRequirements,Assessment,MainAssessment,School) VALUES ('4','2','10','COMPSCI4013','Computing Science 3U: Database Systems 3 ','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Information Management 2 (or equivalent), Java Programming 2 (or equivalent). ','Examination 80%, coursework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4','2','10','COMPSCI4013','Computing Science 3U: Database Systems 3 ','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Information Management 2 (or equivalent), Java Programming 2 (or equivalent). ','Examination 80%, coursework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53]" office:value-type="string" office:string-value="INSERT INTO Course (Level,Semester,Credit,CourseId,Name,Description,EntryRequirements,Assessment,MainAssessment,School) VALUES ('4','1','10','COMPSCI4016','Computing Science 3Z: Programming Languages 3 ','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Java Programming 2 (or equivalent). This course is for Honours students only.','Examination 80%, assignment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16','Computing Science 3Z: Programming Languages 3 ','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Java Programming 2 (or equivalent). This course is for Honours students only.','Examination 80%, assignment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54]" office:value-type="string" office:string-value="INSERT INTO Course (Level,Semester,Credit,CourseId,Name,Description,EntryRequirements,Assessment,MainAssessment,School) VALUES ('4','1 &amp; 2','20','COMPSCI4015','Computing Science 3X: Professional Software Development 3 ','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Java Programming 2 (or equivalent), Algorithms and Data Structures 2 (or equivalent), Object Oriented Software Engineering 2 (or equivalent).','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he coursework cannot be redone because it is done as part of a group.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 &amp; 2','20','COMPSCI4015','Computing Science 3X: Professional Software Development 3 ','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Java Programming 2 (or equivalent), Algorithms and Data Structures 2 (or equivalent), Object Oriented Software Engineering 2 (or equivalent).','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ext:s/>The coursework cannot be redone because it is done as part of a group.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55]" office:value-type="string" office:string-value="INSERT INTO Course (Level,Semester,Credit,CourseId,Name,Description,EntryRequirements,Assessment,MainAssessment,School) VALUES ('5','Summer','60','COMPSCI5016P','Mres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Res Research Project Proposal','The course is assessed 100% by a dissertation. This report will incorporate 3 months of continuous work so it will therefore not be possible for students to resubmit this work.','August','Computing Science');">
            <text:p>INSERT INTO Course (Level,Semester,Credit,CourseId,Name,Description,EntryRequirements,Assessment,MainAssessment,School) VALUES ('5','Summer','60','COMPSCI5016P','Mres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Res Research Project Proposal','The course is assessed 100% by a dissertation. This report will incorporate 3 months of continuous work so it will therefore not be possible for students to resubmit this work.','August','Computing Science');</text:p>
          </table:table-cell>
        </table:table-row>
        <table:table-row table:style-name="ro1">
          <table:table-cell table:formula="of:=[Course.L56]" office:value-type="string" office:string-value="INSERT INTO Course (Level,Semester,Credit,CourseId,Name,Description,EntryRequirements,Assessment,MainAssessment,School) VALUES ('5','2','10','COMPSCI5029','SOFTWARE PROJECT MANAGEMENT (M) ','This course introduces different approaches to software project management, and a variety of tools are available to support effective management of software development projects.','None','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April/May','Computing Science');">
            <text:p>INSERT INTO Course (Level,Semester,Credit,CourseId,Name,Description,EntryRequirements,Assessment,MainAssessment,School) VALUES ('5','2','10','COMPSCI5029','SOFTWARE PROJECT MANAGEMENT (M) ','This course introduces different approaches to software project management, and a variety of tools are available to support effective management of software development projects.','None','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April/May','Computing Science');</text:p>
          </table:table-cell>
        </table:table-row>
        <table:table-row table:style-name="ro1">
          <table:table-cell table:formula="of:=[Course.L57]" office:value-type="string" office:string-value="INSERT INTO Course (Level,Semester,Credit,CourseId,Name,Description,EntryRequirements,Assessment,MainAssessment,School) VALUES ('5','1','20','COMPSCI5026','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None.','Coursework: paper summaries: 70%.In-depth presentation: 30%. This coursework cannot be redone because it is impossible to generate an equivalent piece of coursework which replicates the original one because of the follow-up work which was done subsequent to the original submission.','December','Computing Science');">
            <text:p>INSERT INTO Course (Level,Semester,Credit,CourseId,Name,Description,EntryRequirements,Assessment,MainAssessment,School) VALUES ('5','1','20','COMPSCI5026','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None.','Coursework: paper summaries: 70%.In-depth presentation: 30%. This coursework cannot be redone because it is impossible to generate an equivalent piece of coursework which replicates the original one because of the follow-up work which was done subsequent to the original submission.','December','Computing Science');</text:p>
          </table:table-cell>
        </table:table-row>
        <table:table-row table:style-name="ro1">
          <table:table-cell table:formula="of:=[Course.L58]" office:value-type="string" office:string-value="INSERT INTO Course (Level,Semester,Credit,CourseId,Name,Description,EntryRequirements,Assessment,MainAssessment,School) VALUES ('5','1','10','COMPSCI5025','Research Methods And Techniques (M) ','This course covers the fundamental principles, of the scientific method. Students will learn the core skills of planning, designing, executing, evaluating and presenting research.','None.','Examination 60%, Coursework 4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1','10','COMPSCI5025','Research Methods And Techniques (M) ','This course covers the fundamental principles, of the scientific method. Students will learn the core skills of planning, designing, executing, evaluating and presenting research.','None.','Examination 60%, Coursework 4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59]" office:value-type="string" office:string-value="INSERT INTO Course (Level,Semester,Credit,CourseId,Name,Description,EntryRequirements,Assessment,MainAssessment,School) VALUES ('5','1','10','COMPSCI5028','Selected 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For Combined MSci students, Combined Honours degree in Computing Science.','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he coursework cannot be redone because it is impossible to generate an equivalent piece of coursework which replicates the original one because of the follow-up work which was done subsequent to the original submission.','December','Computing Science');">
            <text:p>INSERT INTO Course (Level,Semester,Credit,CourseId,Name,Description,EntryRequirements,Assessment,MainAssessment,School) VALUES ('5','1','10','COMPSCI5028','Selected 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For Combined MSci students, Combined Honours degree in Computing Science.','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ext:s/>The coursework cannot be redone because it is impossible to generate an equivalent piece of coursework which replicates the original one because of the follow-up work which was done subsequent to the original submission.','December','Computing Science');</text:p>
          </table:table-cell>
        </table:table-row>
        <table:table-row table:style-name="ro1">
          <table:table-cell table:formula="of:=[Course.L60]" office:value-type="string" office:string-value="INSERT INTO Course (Level,Semester,Credit,CourseId,Name,Description,EntryRequirements,Assessment,MainAssessment,School) VALUES ('5','1 &amp; 2','10','COMPSCI5022','Professional Skills And Issues (M) ','This course introduces the legal, professional and social issues involved in the widespread development and use of computational devices, and stimulates students to develop their own, well-argued positions on many of these issues.','None','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April/May','Computing Science');">
            <text:p>INSERT INTO Course (Level,Semester,Credit,CourseId,Name,Description,EntryRequirements,Assessment,MainAssessment,School) VALUES ('5','1 &amp; 2','10','COMPSCI5022','Professional Skills And Issues (M) ','This course introduces the legal, professional and social issues involved in the widespread development and use of computational devices, and stimulates students to develop their own, well-argued positions on many of these issues.','None','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April/May','Computing Science');</text:p>
          </table:table-cell>
        </table:table-row>
        <table:table-row table:style-name="ro1">
          <table:table-cell table:formula="of:=[Course.L61]" office:value-type="string" office:string-value="INSERT INTO Course (Level,Semester,Credit,CourseId,Name,Description,EntryRequirements,Assessment,MainAssessment,School) VALUES ('5','2','30','COMPSCI5053P','MSci Research Project (HALF)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dissertation. This report will incorporate a semester''s worth of continuous work so it will therefore not be possible for students to resubmit this work.','April/May','Computing Science');">
            <text:p>INSERT INTO Course (Level,Semester,Credit,CourseId,Name,Description,EntryRequirements,Assessment,MainAssessment,School) VALUES ('5','2','30','COMPSCI5053P','MSci Research Project (HALF)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dissertation. This report will incorporate a semester''s worth of continuous work so it will therefore not be possible for students to resubmit this work.','April/May','Computing Science');</text:p>
          </table:table-cell>
        </table:table-row>
        <table:table-row table:style-name="ro1">
          <table:table-cell table:formula="of:=[Course.L62]" office:value-type="string" office:string-value="INSERT INTO Course (Level,Semester,Credit,CourseId,Name,Description,EntryRequirements,Assessment,MainAssessment,School) VALUES ('5','2','10','COMPSCI5019','Msc Development Project Proposal ','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None.','This course is assessed 100% by a written report.','April/May','Computing Science');">
            <text:p>INSERT INTO Course (Level,Semester,Credit,CourseId,Name,Description,EntryRequirements,Assessment,MainAssessment,School) VALUES ('5','2','10','COMPSCI5019','Msc Development Project Proposal ','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None.','This course is assessed 100% by a written report.','April/May','Computing Science');</text:p>
          </table:table-cell>
        </table:table-row>
        <table:table-row table:style-name="ro1">
          <table:table-cell table:formula="of:=[Course.L63]" office:value-type="string" office:string-value="INSERT INTO Course (Level,Semester,Credit,CourseId,Name,Description,EntryRequirements,Assessment,MainAssessment,School) VALUES ('5','2','20','COMPSCI5017','Mres Research Project Proposal ','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April/May','Computing Science');">
            <text:p>INSERT INTO Course (Level,Semester,Credit,CourseId,Name,Description,EntryRequirements,Assessment,MainAssessment,School) VALUES ('5','2','20','COMPSCI5017','Mres Research Project Proposal ','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April/May','Computing Science');</text:p>
          </table:table-cell>
        </table:table-row>
        <table:table-row table:style-name="ro1">
          <table:table-cell table:formula="of:=[Course.L64]" office:value-type="string" office:string-value="INSERT INTO Course (Level,Semester,Credit,CourseId,Name,Description,EntryRequirements,Assessment,MainAssessment,School) VALUES ('5','2','10','COMPSCI5015','Mobile Human-Computer Interaction (M) ','Mobile Human-Computer Interaction (M) gives students an overview of the fields of mobile HCI and ubiquitous computing, and an understanding of the practical challenges associated with embedded software development for mobile interactive systems, and associated services.','Interactive Systems 3 (or equivalent) - recommended, Human-Computer Interaction 4 (or equivalent) - recommended','Examination 80%, coursework 20%.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2','10','COMPSCI5015','Mobile Human-Computer Interaction (M) ','Mobile Human-Computer Interaction (M) gives students an overview of the fields of mobile HCI and ubiquitous computing, and an understanding of the practical challenges associated with embedded software development for mobile interactive systems, and associated services.','Interactive Systems 3 (or equivalent) - recommended, Human-Computer Interaction 4 (or equivalent) - recommended','Examination 80%, coursework 20%.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65]" office:value-type="string" office:string-value="INSERT INTO Course (Level,Semester,Credit,CourseId,Name,Description,EntryRequirements,Assessment,MainAssessment,School) VALUES ('5','2','10','COMPSCI5014','Machine Learning (M) ','A practical introduction to the foundations of machine learning.','Mandatory: Working knowledge of mathematics (e.g., matrices, linear spaces and basic geometry, as covered in, for example, Math1RS or Math1RT). Options: Some experience in probability and statistics would be useful but is not essential.','Examination 80%, coursework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14','Machine Learning (M) ','A practical introduction to the foundations of machine learning.','Mandatory: Working knowledge of mathematics (e.g., matrices, linear spaces and basic geometry, as covered in, for example, Math1RS or Math1RT). Options: Some experience in probability and statistics would be useful but is not essential.','Examination 80%, coursework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66]" office:value-type="string" office:string-value="INSERT INTO Course (Level,Semester,Credit,CourseId,Name,Description,EntryRequirements,Assessment,MainAssessment,School) VALUES ('5','2','10','COMPSCI5013','IT Architecture (M) ','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architectural principles.','Professional Software Development 3 (or equivalent).','Examination 60%, coursework 40%. The coursework cannot be redone because it is done as part of a group.','April/May','Computing Science');">
            <text:p>INSERT INTO Course (Level,Semester,Credit,CourseId,Name,Description,EntryRequirements,Assessment,MainAssessment,School) VALUES ('5','2','10','COMPSCI5013','IT Architecture (M) ','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text:s text:c="3"/>architectural principles.','Professional Software Development 3 (or equivalent).','Examination 60%, coursework 40%. The coursework cannot be redone because it is done as part of a group.','April/May','Computing Science');</text:p>
          </table:table-cell>
        </table:table-row>
        <table:table-row table:style-name="ro1">
          <table:table-cell table:formula="of:=[Course.L67]" office:value-type="string" office:string-value="INSERT INTO Course (Level,Semester,Credit,CourseId,Name,Description,EntryRequirements,Assessment,MainAssessment,School) VALUES ('5','2','10','COMPSCI5012','Internet Technology (M)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Systems and Databases (or equivalent), Programming (or equivalent).','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April/May','Computing Science');">
            <text:p>INSERT INTO Course (Level,Semester,Credit,CourseId,Name,Description,EntryRequirements,Assessment,MainAssessment,School) VALUES ('5','2','10','COMPSCI5012','Internet Technology (M)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Systems and Databases (or equivalent), Programming (or equivalent).','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text:s/>','April/May','Computing Science');</text:p>
          </table:table-cell>
        </table:table-row>
        <table:table-row table:style-name="ro1">
          <table:table-cell table:formula="of:=[Course.L68]" office:value-type="string" office:string-value="INSERT INTO Course (Level,Semester,Credit,CourseId,Name,Description,EntryRequirements,Assessment,MainAssessment,School) VALUES ('5','1','10','COMPSCI5011','Information Retrieval (M) ','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For MSc students - Honours degree in Computing Science.For Honours students - third year Computing Science.For MSci students - fourth year Computing Science.Mandatory courses: Two from Maths 1R, 1S, 1T, 1X, 1Y (or equivalent).','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April/May','Computing Science');">
            <text:p>INSERT INTO Course (Level,Semester,Credit,CourseId,Name,Description,EntryRequirements,Assessment,MainAssessment,School) VALUES ('5','1','10','COMPSCI5011','Information Retrieval (M) ','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For MSc students - Honours degree in Computing Science.For Honours students - third year Computing Science.For MSci students - fourth year Computing Science.Mandatory courses: Two from Maths 1R, 1S, 1T, 1X, 1Y (or equivalent).','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April/May','Computing Science');</text:p>
          </table:table-cell>
        </table:table-row>
        <table:table-row table:style-name="ro1">
          <table:table-cell table:formula="of:=[Course.L69]" office:value-type="string" office:string-value="INSERT INTO Course (Level,Semester,Credit,CourseId,Name,Description,EntryRequirements,Assessment,MainAssessment,School) VALUES ('5','2','60','COMPSCI5064P','MSci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scientific report. This report will incorporate a year of continuous work so it will therefore not be possible for students to resubmit this work.','April/May','Computing Science');">
            <text:p>INSERT INTO Course (Level,Semester,Credit,CourseId,Name,Description,EntryRequirements,Assessment,MainAssessment,School) VALUES ('5','2','60','COMPSCI5064P','MSci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scientific report. This report will incorporate a year of continuous work so it will therefore not be possible for students to resubmit this work.','April/May','Computing Science');</text:p>
          </table:table-cell>
        </table:table-row>
        <table:table-row table:style-name="ro1">
          <table:table-cell table:formula="of:=[Course.L70]" office:value-type="string" office:string-value="INSERT INTO Course (Level,Semester,Credit,CourseId,Name,Description,EntryRequirements,Assessment,MainAssessment,School) VALUES ('5','1','10','COMPSCI5060','Human-Centred Security (M) ','This course provides an introduction to the human side of information security.','None','Examination 50%, Assignment 50% (investigation into effects of policies &amp; weekly essays/quizzes)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1','10','COMPSCI5060','Human-Centred Security (M) ','This course provides an introduction to the human side of information security.','None','Examination 50%, Assignment 50% (investigation into effects of policies &amp; weekly essays/quizzes)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71]" office:value-type="string" office:string-value="INSERT INTO Course (Level,Semester,Credit,CourseId,Name,Description,EntryRequirements,Assessment,MainAssessment,School) VALUES ('5','Summer','60','COMPSCI5018P','Msc Development Project ','The aim of the project is to enable students to carry out a substantial, independent, individual development project at level M. It will include requirements capture, design, implementation, and evaluation of a software product, and writing a dissertation.  ','MSc Development Project Proposal','This course is assessed 100% by a demonstration and dissertation. This report will incorporate 3 months of continuous work so it will therefore not be possible for students to resubmit this work.','August','Computing Science');">
            <text:p>INSERT INTO Course (Level,Semester,Credit,CourseId,Name,Description,EntryRequirements,Assessment,MainAssessment,School) VALUES ('5','Summer','60','COMPSCI5018P','Msc Development Project ','The aim of the project is to enable students to carry out a substantial, independent, individual development project at level M. It will include requirements capture, design, implementation, and evaluation of a software product, and writing a dissertation. <text:s/>','MSc Development Project Proposal','This course is assessed 100% by a demonstration and dissertation. This report will incorporate 3 months of continuous work so it will therefore not be possible for students to resubmit this work.','August','Computing Science');</text:p>
          </table:table-cell>
        </table:table-row>
        <table:table-row table:style-name="ro1">
          <table:table-cell table:formula="of:=[Course.L72]" office:value-type="string" office:string-value="INSERT INTO Course (Level,Semester,Credit,CourseId,Name,Description,EntryRequirements,Assessment,MainAssessment,School) VALUES ('5','1','10','COMPSCI5054P','MSci Research Proposal (HALF)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
            <text:p>INSERT INTO Course (Level,Semester,Credit,CourseId,Name,Description,EntryRequirements,Assessment,MainAssessment,School) VALUES ('5','1','10','COMPSCI5054P','MSci Research Proposal (HALF)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text:p>
          </table:table-cell>
        </table:table-row>
        <table:table-row table:style-name="ro1">
          <table:table-cell table:formula="of:=[Course.L73]" office:value-type="string" office:string-value="INSERT INTO Course (Level,Semester,Credit,CourseId,Name,Description,EntryRequirements,Assessment,MainAssessment,School) VALUES ('5','1','10','COMPSCI5058','Requirements Engineering (M) ','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Programming (or equivalent)','Assessment is by exam (70%), practical project work (20%) and a reflective essay (10%). The coursework cannot be redone because it is done as part of a group.','April/May','Computing Science');">
            <text:p>INSERT INTO Course (Level,Semester,Credit,CourseId,Name,Description,EntryRequirements,Assessment,MainAssessment,School) VALUES ('5','1','10','COMPSCI5058','Requirements Engineering (M) ','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Programming (or equivalent)','Assessment is by exam (70%), practical project work (20%) and a reflective essay (10%). The coursework cannot be redone because it is done as part of a group.','April/May','Computing Science');</text:p>
          </table:table-cell>
        </table:table-row>
        <table:table-row table:style-name="ro1">
          <table:table-cell table:formula="of:=[Course.L74]" office:value-type="string" office:string-value="INSERT INTO Course (Level,Semester,Credit,CourseId,Name,Description,EntryRequirements,Assessment,MainAssessment,School) VALUES ('5','2','10','COMPSCI5059','Software Engineering (M) ','To introduce the basic concepts of software engineering in the small;To present methods for the design, implementation, testing and documentation of object-oriented programs;To develop program comprehension and design skills by studying and extending existing programs.','None.','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5','2','10','COMPSCI5059','Software Engineering (M) ','To introduce the basic concepts of software engineering in the small;To present methods for the design, implementation, testing and documentation of object-oriented programs;To develop program comprehension and design skills by studying and extending existing programs.','None.','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table:formula="of:=[Course.L75]" office:value-type="string" office:string-value="INSERT INTO Course (Level,Semester,Credit,CourseId,Name,Description,EntryRequirements,Assessment,MainAssessment,School) VALUES ('5','2','10','COMPSCI5001','Advanced Operating Systems (M) ','This course will review research literature on systems programming techniques and operating systems design, discuss the limitations of deployed systems, and show how the operating system infrastructure might evolve to address the challenges of supporting modern computing systems.','Computer Systems 2 (or equivalent), Operating Systems 3 (or equivalent), Advanced Programming 3 (or equivalent), Functional Programming 4 (or equivalent).','Examination (80%), coursework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1','Advanced Operating Systems (M) ','This course will review research literature on systems programming techniques and operating systems design, discuss the limitations of deployed systems, and show how the operating system infrastructure might evolve to address the challenges of supporting modern computing systems.','Computer Systems 2 (or equivalent), Operating Systems 3 (or equivalent), Advanced Programming 3 (or equivalent), Functional Programming 4 (or equivalent).','Examination (80%), coursework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76]" office:value-type="string" office:string-value="INSERT INTO Course (Level,Semester,Credit,CourseId,Name,Description,EntryRequirements,Assessment,MainAssessment,School) VALUES ('5','2','10','COMPSCI5002','Advanced Programming (M) ','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Programming (or equivalent)','Examination 70%, coursework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2','Advanced Programming (M) ','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Programming (or equivalent)','Examination 70%, coursework 3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77]" office:value-type="string" office:string-value="INSERT INTO Course (Level,Semester,Credit,CourseId,Name,Description,EntryRequirements,Assessment,MainAssessment,School) VALUES ('5','2','10','COMPSCI5003','Advanced Research Readings In Computing Science (M) ','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For MRes/PgDip students, an Honours degree in Computing Science.For MSci students, level 4 Computing Science.','Examination 70% and coursework 30%. The coursework cannot be redone because the assessment is done in a group setting, and it is impossible to reproduce this context over the summer.','April/May','Computing Science');">
            <text:p>INSERT INTO Course (Level,Semester,Credit,CourseId,Name,Description,EntryRequirements,Assessment,MainAssessment,School) VALUES ('5','2','10','COMPSCI5003','Advanced Research Readings In Computing Science (M) ','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For MRes/PgDip students, an Honours degree in Computing Science.For MSci students, level 4 Computing Science.','Examination 70% and coursework 30%. The coursework cannot be redone because the assessment is done in a group setting, and it is impossible to reproduce this context over the summer.','April/May','Computing Science');</text:p>
          </table:table-cell>
        </table:table-row>
        <table:table-row table:style-name="ro1">
          <table:table-cell table:formula="of:=[Course.L78]" office:value-type="string" office:string-value="INSERT INTO Course (Level,Semester,Credit,CourseId,Name,Description,EntryRequirements,Assessment,MainAssessment,School) VALUES ('5','2','10','COMPSCI5004','Algorithms And Data Structures (M) ','Ģ&#9;To study the concept of algorithms, and how to analyse their efficiency.Ģ&#9;To study the concept of abstract data types, and the abstract data types most commonly used in software development.Ģ&#9;To study the basic data structures most commonly used to represent these abstract data types, together with algorithms operating on these data structures.','Programming (or equivalent).','Examination 70%, assignments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4','Algorithms And Data Structures (M) ','Ģ<text:tab/>To study the concept of algorithms, and how to analyse their efficiency.Ģ<text:tab/>To study the concept of abstract data types, and the abstract data types most commonly used in software development.Ģ<text:tab/>To study the basic data structures most commonly used to represent these abstract data types, together with algorithms operating on these data structures.','Programming (or equivalent).','Examination 70%, assignments 3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79]" office:value-type="string" office:string-value="INSERT INTO Course (Level,Semester,Credit,CourseId,Name,Description,EntryRequirements,Assessment,MainAssessment,School) VALUES ('5','1','10','COMPSCI5006','Constraint Programming (M) ','We cover Constraint Programming and its use in solving a number of combinatorial problems. We also cover the underlying technology.','For MSc students - Honours degree in Computing ScienceFor Honours students - 3rd year Computing ScienceFor MSci students - 4th year Computing Science','Examination 80% and coursework 20%.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1','10','COMPSCI5006','Constraint Programming (M) ','We cover Constraint Programming and its use in solving a number of combinatorial problems. We also cover the underlying technology.','For MSc students - Honours degree in Computing ScienceFor Honours students - 3rd year Computing ScienceFor MSci students - 4th year Computing Science','Examination 80% and coursework 20%.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80]" office:value-type="string" office:string-value="INSERT INTO Course (Level,Semester,Credit,CourseId,Name,Description,EntryRequirements,Assessment,MainAssessment,School) VALUES ('5','1','10','COMPSCI5008','Enterprise Computing (M) ','The use of computer technology in business.','For MSc students - Honours degree in Computing Science.For Honours students - third year Computing Science.For MSci students - fourth year Computing Science. A background of traditional systems development and design is essential.','Examination 70%, coursework 30%. The coursework cannot be redone as it is done as part of a group.','April/May','Computing Science');">
            <text:p>INSERT INTO Course (Level,Semester,Credit,CourseId,Name,Description,EntryRequirements,Assessment,MainAssessment,School) VALUES ('5','1','10','COMPSCI5008','Enterprise Computing (M) ','The use of computer technology in business.','For MSc students - Honours degree in Computing Science.For Honours students - third year Computing Science.For MSci students - fourth year Computing Science. A background of traditional systems development and design is essential.','Examination 70%, coursework 30%. The coursework cannot be redone as it is done as part of a group.','April/May','Computing Science');</text:p>
          </table:table-cell>
        </table:table-row>
        <table:table-row table:style-name="ro1">
          <table:table-cell table:formula="of:=[Course.L81]" office:value-type="string" office:string-value="INSERT INTO Course (Level,Semester,Credit,CourseId,Name,Description,EntryRequirements,Assessment,MainAssessment,School) VALUES ('5','2','10','COMPSCI5056','Component Based Software Engineering (M) ','To present an in-depth study of the use of software components in software architecture, design, implementation and testing. To discuss the issues involved in component re-use, including selection, adaptation and integration.','Professional Software Development 3 (or equivalent)','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5','2','10','COMPSCI5056','Component Based Software Engineering (M) ','To present an in-depth study of the use of software components in software architecture, design, implementation and testing. To discuss the issues involved in component re-use, including selection, adaptation and integration.','Professional Software Development 3 (or equivalent)','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table:formula="of:=[Course.L82]" office:value-type="string" office:string-value="INSERT INTO Course (Level,Semester,Credit,CourseId,Name,Description,EntryRequirements,Assessment,MainAssessment,School) VALUES ('5','2','10','COMPSCI5057','Human Computer Interaction Design and Evaluation (M) ','The course will focus on two aspects of HCI: user centred software design, and interface evaluation methods. Both will be useful for students when they do their MSc projects.','None','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April/May','Computing Science');">
            <text:p>INSERT INTO Course (Level,Semester,Credit,CourseId,Name,Description,EntryRequirements,Assessment,MainAssessment,School) VALUES ('5','2','10','COMPSCI5057','Human Computer Interaction Design and Evaluation (M) ','The course will focus on two aspects of HCI: user centred software design, and interface evaluation methods. Both will be useful for students when they do their MSc projects.','None','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April/May','Computing Science');</text:p>
          </table:table-cell>
        </table:table-row>
        <table:table-row table:style-name="ro1">
          <table:table-cell table:formula="of:=[Course.L83]" office:value-type="string" office:string-value="INSERT INTO Course (Level,Semester,Credit,CourseId,Name,Description,EntryRequirements,Assessment,MainAssessment,School) VALUES ('5','1','40','COMPSCI5055P','MRes Warm-up Project ','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None','The course is assessed 100% by a report. This report will incorporate a semester worth of continuous supervised work so it will therefore not be possible for students to resubmit this work.','April/May','Computing Science');">
            <text:p>INSERT INTO Course (Level,Semester,Credit,CourseId,Name,Description,EntryRequirements,Assessment,MainAssessment,School) VALUES ('5','1','40','COMPSCI5055P','MRes Warm-up Project ','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None','The course is assessed 100% by a report. This report will incorporate a semester worth of continuous supervised work so it will therefore not be possible for students to resubmit this work.','April/May','Computing Science');</text:p>
          </table:table-cell>
        </table:table-row>
        <table:table-row table:style-name="ro1">
          <table:table-cell table:formula="of:=[Course.L84]" office:value-type="string" office:string-value="INSERT INTO Course (Level,Semester,Credit,CourseId,Name,Description,EntryRequirements,Assessment,MainAssessment,School) VALUES ('5','2','10','COMPSCI5069','Trends in Information Security (M) ','This course introduces a number of Information Security topics via published papers.','None','Examination 70% and coursework 30%. The coursework cannot be redone as it consists of a presentation to the class on a topic in information security.','April/May','Computing Science');">
            <text:p>INSERT INTO Course (Level,Semester,Credit,CourseId,Name,Description,EntryRequirements,Assessment,MainAssessment,School) VALUES ('5','2','10','COMPSCI5069','Trends in Information Security (M) ','This course introduces a number of Information Security topics via published papers.','None','Examination 70% and coursework 30%. The coursework cannot be redone as it consists of a presentation to the class on a topic in information security.','April/May','Computing Science');</text:p>
          </table:table-cell>
        </table:table-row>
        <table:table-row table:style-name="ro1">
          <table:table-cell table:formula="of:=[Course.L85]" office:value-type="string" office:string-value="INSERT INTO Course (Level,Semester,Credit,CourseId,Name,Description,EntryRequirements,Assessment,MainAssessment,School) VALUES ('5','2','10','COMPSCI5063','Cyber Security M ','This course covers the technical aspects of information security, such as algorithms and protocols. It also covers ways in which these systems can be attacked and techniques for thwarting these attacks, leading to the development of a realistic case study.','None','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2','10','COMPSCI5063','Cyber Security M ','This course covers the technical aspects of information security, such as algorithms and protocols. It also covers ways in which these systems can be attacked and techniques for thwarting these attacks, leading to the development of a realistic case study.','None','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86]" office:value-type="string" office:string-value="INSERT INTO Course (Level,Semester,Credit,CourseId,Name,Description,EntryRequirements,Assessment,MainAssessment,School) VALUES ('5','1','10','COMPSCI5068','Safety-Critical Systems Development (M) ','This course encourages students to apply engineering techniques to support the development of safety-critical applications. It also encourages students to consider the particular methodological and professional issues that surround the development of safety-critical systems.  It provides an overview of recent research into software certification, into national critical infrastructure protection and to the interactions between safety and cyber-security. ','None','AssessmentExamination 80%, Practical Exercises 20%.','April/May','Computing Science');">
            <text:p>INSERT INTO Course (Level,Semester,Credit,CourseId,Name,Description,EntryRequirements,Assessment,MainAssessment,School) VALUES ('5','1','10','COMPSCI5068','Safety-Critical Systems Development (M) ','This course encourages students to apply engineering techniques to support the development of safety-critical applications. It also encourages students to consider the particular methodological and professional issues that surround the development of safety-critical systems. <text:s/>It provides an overview of recent research into software certification, into national critical infrastructure protection and to the interactions between safety and cyber-security. ','None','AssessmentExamination 80%, Practical Exercises 20%.','April/May','Computing Science');</text:p>
          </table:table-cell>
        </table:table-row>
        <table:table-row table:style-name="ro1">
          <table:table-cell table:formula="of:=[Course.L87]" office:value-type="string" office:string-value="INSERT INTO Course (Level,Semester,Credit,CourseId,Name,Description,EntryRequirements,Assessment,MainAssessment,School) VALUES ('5','1','20','COMPSCI5065','MSci Research Proposal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
            <text:p>INSERT INTO Course (Level,Semester,Credit,CourseId,Name,Description,EntryRequirements,Assessment,MainAssessment,School) VALUES ('5','1','20','COMPSCI5065','MSci Research Proposal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text:p>
          </table:table-cell>
        </table:table-row>
        <table:table-row table:style-name="ro1">
          <table:table-cell table:formula="of:=[Degree.F3]" office:value-type="string" office:string-value="INSERT INTO Degree (Name,School,Years,DegreeType) values ('English Literature','Critical Studies','4','BA');">
            <text:p>INSERT INTO Degree (Name,School,Years,DegreeType) values ('English Literature','Critical Studies','4','BA');</text:p>
          </table:table-cell>
        </table:table-row>
        <table:table-row table:style-name="ro1">
          <table:table-cell table:formula="of:=[Degree.F4]" office:value-type="string" office:string-value="INSERT INTO Degree (Name,School,Years,DegreeType) values ('Computing Science','Computing Science','4','BEng');">
            <text:p>INSERT INTO Degree (Name,School,Years,DegreeType) values ('Computing Science','Computing Science','4','BEng');</text:p>
          </table:table-cell>
        </table:table-row>
        <table:table-row table:style-name="ro1">
          <table:table-cell table:formula="of:=[Degree.F5]" office:value-type="string" office:string-value="INSERT INTO Degree (Name,School,Years,DegreeType) values ('Mechanical Engineering','Engineering','4','BSci');">
            <text:p>INSERT INTO Degree (Name,School,Years,DegreeType) values ('Mechanical Engineering','Engineering','4','BSci');</text:p>
          </table:table-cell>
        </table:table-row>
        <table:table-row table:style-name="ro1">
          <table:table-cell table:formula="of:=[Degree.F6]" office:value-type="string" office:string-value="INSERT INTO Degree (Name,School,Years,DegreeType) values ('Electronic and Software Engineering','Engineering','4','BEng');">
            <text:p>INSERT INTO Degree (Name,School,Years,DegreeType) values ('Electronic and Software Engineering','Engineering','4','BEng');</text:p>
          </table:table-cell>
        </table:table-row>
        <table:table-row table:style-name="ro1">
          <table:table-cell table:formula="of:=[Degree.F7]" office:value-type="string" office:string-value="INSERT INTO Degree (Name,School,Years,DegreeType) values ('Music','Culture and Creative Arts','4','BA');">
            <text:p>INSERT INTO Degree (Name,School,Years,DegreeType) values ('Music','Culture and Creative Arts','4','BA');</text:p>
          </table:table-cell>
        </table:table-row>
        <table:table-row table:style-name="ro1">
          <table:table-cell table:formula="of:=[Degree.F8]" office:value-type="string" office:string-value="INSERT INTO Degree (Name,School,Years,DegreeType) values ('Software Engineering','Computing Science','5','BSci');">
            <text:p>INSERT INTO Degree (Name,School,Years,DegreeType) values ('Software Engineering','Computing Science','5','BSci');</text:p>
          </table:table-cell>
        </table:table-row>
        <table:table-row table:style-name="ro1">
          <table:table-cell table:formula="of:=[DeptHead.D3]" office:value-type="string" office:string-value="INSERT INTO DeptHead (StaffId,Year) VALUES ('3435232','1');">
            <text:p>INSERT INTO DeptHead (StaffId,Year) VALUES ('3435232','1');</text:p>
          </table:table-cell>
        </table:table-row>
        <table:table-row table:style-name="ro1">
          <table:table-cell table:formula="of:=[DeptHead.D4]" office:value-type="string" office:string-value="INSERT INTO DeptHead (StaffId,Year) VALUES ('4533531','2');">
            <text:p>INSERT INTO DeptHead (StaffId,Year) VALUES ('4533531','2');</text:p>
          </table:table-cell>
        </table:table-row>
        <table:table-row table:style-name="ro1">
          <table:table-cell table:formula="of:=[DeptHead.D5]" office:value-type="string" office:string-value="INSERT INTO DeptHead (StaffId,Year) VALUES ('5345331','3');">
            <text:p>INSERT INTO DeptHead (StaffId,Year) VALUES ('5345331','3');</text:p>
          </table:table-cell>
        </table:table-row>
        <table:table-row table:style-name="ro1">
          <table:table-cell table:formula="of:=[DeptHead.D6]" office:value-type="string" office:string-value="INSERT INTO DeptHead (StaffId,Year) VALUES ('9023403','4');">
            <text:p>INSERT INTO DeptHead (StaffId,Year) VALUES ('9023403','4');</text:p>
          </table:table-cell>
        </table:table-row>
        <table:table-row table:style-name="ro1">
          <table:table-cell table:formula="of:=[TeachingCommittee.C3]" office:value-type="string" office:string-value="INSERT INTO TeachingCommittee (StaffId) VALUES ('9023403');">
            <text:p>INSERT INTO TeachingCommittee (StaffId) VALUES ('9023403');</text:p>
          </table:table-cell>
        </table:table-row>
        <table:table-row table:style-name="ro1">
          <table:table-cell table:formula="of:=[TeachingCommittee.C4]" office:value-type="string" office:string-value="INSERT INTO TeachingCommittee (StaffId) VALUES ('3423432');">
            <text:p>INSERT INTO TeachingCommittee (StaffId) VALUES ('3423432');</text:p>
          </table:table-cell>
        </table:table-row>
      </table:table>
      <table:table table:name="Advisor" table:style-name="ta1" table:print="false">
        <table:table-column table:style-name="co1" table:number-columns-repeated="3" table:default-cell-style-name="Default"/>
        <table:table-row table:style-name="ro1">
          <table:table-cell office:value-type="string">
            <text:p>Advisor</text:p>
          </table:table-cell>
          <table:table-cell table:number-columns-repeated="2"/>
        </table:table-row>
        <table:table-row table:style-name="ro1">
          <table:table-cell office:value-type="string">
            <text:p>StaffId</text:p>
          </table:table-cell>
          <table:table-cell table:number-columns-repeated="2"/>
        </table:table-row>
        <table:table-row table:style-name="ro1">
          <table:table-cell office:value-type="float" office:value="3423432">
            <text:p>3423432</text:p>
          </table:table-cell>
          <table:table-cell/>
          <table:table-cell table:formula="of:=CONCATENATE(&quot;INSERT INTO &quot;;[.$A$1];&quot; (&quot;;[.$A$2];&quot;) VALUES ('&quot;;[.A3];&quot;');&quot;)" office:value-type="string" office:string-value="INSERT INTO Advisor (StaffId) VALUES ('3423432');">
            <text:p>INSERT INTO Advisor (StaffId) VALUES ('3423432');</text:p>
          </table:table-cell>
        </table:table-row>
        <table:table-row table:style-name="ro1">
          <table:table-cell office:value-type="float" office:value="5498923">
            <text:p>5498923</text:p>
          </table:table-cell>
          <table:table-cell/>
          <table:table-cell table:formula="of:=CONCATENATE(&quot;INSERT INTO &quot;;[.$A$1];&quot; (&quot;;[.$A$2];&quot;) VALUES ('&quot;;[.A4];&quot;');&quot;)" office:value-type="string" office:string-value="INSERT INTO Advisor (StaffId) VALUES ('5498923');">
            <text:p>INSERT INTO Advisor (StaffId) VALUES ('5498923');</text:p>
          </table:table-cell>
        </table:table-row>
        <table:table-row table:style-name="ro1">
          <table:table-cell office:value-type="float" office:value="6829432">
            <text:p>6829432</text:p>
          </table:table-cell>
          <table:table-cell/>
          <table:table-cell table:formula="of:=CONCATENATE(&quot;INSERT INTO &quot;;[.$A$1];&quot; (&quot;;[.$A$2];&quot;) VALUES ('&quot;;[.A5];&quot;');&quot;)" office:value-type="string" office:string-value="INSERT INTO Advisor (StaffId) VALUES ('6829432');">
            <text:p>INSERT INTO Advisor (StaffId) VALUES ('6829432');</text:p>
          </table:table-cell>
        </table:table-row>
        <table:table-row table:style-name="ro1">
          <table:table-cell office:value-type="float" office:value="5462624">
            <text:p>5462624</text:p>
          </table:table-cell>
          <table:table-cell/>
          <table:table-cell table:formula="of:=CONCATENATE(&quot;INSERT INTO &quot;;[.$A$1];&quot; (&quot;;[.$A$2];&quot;) VALUES ('&quot;;[.A6];&quot;');&quot;)" office:value-type="string" office:string-value="INSERT INTO Advisor (StaffId) VALUES ('5462624');">
            <text:p>INSERT INTO Advisor (StaffId) VALUES ('5462624');</text:p>
          </table:table-cell>
        </table:table-row>
      </table:table>
      <table:table table:name="College" table:style-name="ta1" table:print="false">
        <table:table-column table:style-name="co2" table:default-cell-style-name="Default"/>
        <table:table-column table:style-name="co1" table:number-columns-repeated="2" table:default-cell-style-name="Default"/>
        <table:table-row table:style-name="ro1">
          <table:table-cell office:value-type="string">
            <text:p>College</text:p>
          </table:table-cell>
          <table:table-cell table:number-columns-repeated="2"/>
        </table:table-row>
        <table:table-row table:style-name="ro1">
          <table:table-cell office:value-type="string">
            <text:p>Name</text:p>
          </table:table-cell>
          <table:table-cell table:number-columns-repeated="2"/>
        </table:table-row>
        <table:table-row table:style-name="ro1">
          <table:table-cell office:value-type="string">
            <text:p>Arts</text:p>
          </table:table-cell>
          <table:table-cell/>
          <table:table-cell table:formula="of:=CONCATENATE(&quot;INSERT INTO &quot;;[.$A$1];&quot; (&quot;;[.$A$2];&quot;) VALUES ('&quot;;[.A3];&quot;');&quot;)" office:value-type="string" office:string-value="INSERT INTO College (Name) VALUES ('Arts');">
            <text:p>INSERT INTO College (Name) VALUES ('Arts');</text:p>
          </table:table-cell>
        </table:table-row>
        <table:table-row table:style-name="ro1">
          <table:table-cell office:value-type="string">
            <text:p>Science and Engineering</text:p>
          </table:table-cell>
          <table:table-cell/>
          <table:table-cell table:formula="of:=CONCATENATE(&quot;INSERT INTO &quot;;[.$A$1];&quot; (&quot;;[.$A$2];&quot;) VALUES ('&quot;;[.A4];&quot;');&quot;)" office:value-type="string" office:string-value="INSERT INTO College (Name) VALUES ('Science and Engineering');">
            <text:p>INSERT INTO College (Name) VALUES ('Science and Engineering');</text:p>
          </table:table-cell>
        </table:table-row>
      </table:table>
      <table:table table:name="Course" table:style-name="ta1" table:print="false">
        <table:table-column table:style-name="co14" table:default-cell-style-name="Default"/>
        <table:table-column table:style-name="co15" table:default-cell-style-name="ce1"/>
        <table:table-column table:style-name="co16" table:default-cell-style-name="Default"/>
        <table:table-column table:style-name="co17" table:default-cell-style-name="Default"/>
        <table:table-column table:style-name="co2" table:default-cell-style-name="Default"/>
        <table:table-column table:style-name="co1" table:number-columns-repeated="7" table:default-cell-style-name="Default"/>
        <table:table-row table:style-name="ro1">
          <table:table-cell office:value-type="string">
            <text:p>Course</text:p>
          </table:table-cell>
          <table:table-cell table:number-columns-repeated="11"/>
        </table:table-row>
        <table:table-row table:style-name="ro1">
          <table:table-cell office:value-type="string">
            <text:p>Level</text:p>
          </table:table-cell>
          <table:table-cell office:value-type="string">
            <text:p>Semester</text:p>
          </table:table-cell>
          <table:table-cell office:value-type="string">
            <text:p>Credit</text:p>
          </table:table-cell>
          <table:table-cell office:value-type="string">
            <text:p>CourseId</text:p>
          </table:table-cell>
          <table:table-cell office:value-type="string">
            <text:p>Name</text:p>
          </table:table-cell>
          <table:table-cell office:value-type="string">
            <text:p>Description</text:p>
          </table:table-cell>
          <table:table-cell office:value-type="string">
            <text:p>EntryRequirements</text:p>
          </table:table-cell>
          <table:table-cell office:value-type="string">
            <text:p>Assessment</text:p>
          </table:table-cell>
          <table:table-cell office:value-type="string">
            <text:p>MainAssessment</text:p>
          </table:table-cell>
          <table:table-cell office:value-type="string">
            <text:p>School</text:p>
          </table:table-cell>
          <table:table-cell table:number-columns-repeated="2"/>
        </table:table-row>
        <table:table-row table:style-name="ro1">
          <table:table-cell office:value-type="float" office:value="1">
            <text:p>1</text:p>
          </table:table-cell>
          <table:table-cell office:value-type="float" office:value="1">
            <text:p>1</text:p>
          </table:table-cell>
          <table:table-cell office:value-type="float" office:value="10">
            <text:p>10</text:p>
          </table:table-cell>
          <table:table-cell office:value-type="string">
            <text:p>COMPSCI1005</text:p>
          </table:table-cell>
          <table:table-cell office:value-type="string">
            <text:p>Computing Science 1P (Half Course) </text:p>
          </table:table-cell>
          <table:table-cell office:value-type="string">
            <text:p>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text:p>
          </table:table-cell>
          <table:table-cell office:value-type="string">
            <text:p>Eligible students should have a Grade B or above in Higher Mathematics, or a Grade C in Higher Mathematics AND a Grade B or above in Higher Computing/Information Systems, or a suitable equivalent.</text:p>
          </table:table-cell>
          <table:table-cell office:value-type="string">
            <text:p>Class test in December, and assessed lab work in December The coursework cannot be redone because the feedback provided to the students after the original coursework would give any students redoing the coursework an unfair advantage.</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quot;','&quot;;[.B3];&quot;','&quot;;[.C3];&quot;','&quot;;[.D3];&quot;','&quot;;[.E3];&quot;','&quot;;[.F3];&quot;','&quot;;[.G3];&quot;','&quot;;[.H3];&quot;','&quot;;[.I3];&quot;','&quot;;[.J3];&quot;');&quot;)" office:value-type="string" office:string-value="INSERT INTO Course (Level,Semester,Credit,CourseId,Name,Description,EntryRequirements,Assessment,MainAssessment,School) VALUES ('1','1','10','COMPSCI1005','Computing Science 1P (Half Course) ','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Eligible students should have 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10','COMPSCI1005','Computing Science 1P (Half Course) ','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Eligible students should have 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office:value-type="float" office:value="1">
            <text:p>1</text:p>
          </table:table-cell>
          <table:table-cell office:value-type="float" office:value="1">
            <text:p>1</text:p>
          </table:table-cell>
          <table:table-cell office:value-type="float" office:value="10">
            <text:p>10</text:p>
          </table:table-cell>
          <table:table-cell office:value-type="string">
            <text:p>COMPSCI1006</text:p>
          </table:table-cell>
          <table:table-cell office:value-type="string">
            <text:p>Computing Science 1Q (Half Course) </text:p>
          </table:table-cell>
          <table:table-cell office:value-type="string">
            <text:p>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text:p>
          </table:table-cell>
          <table:table-cell office:value-type="string">
            <text:p>A Grade B or above in Higher Mathematics, or a Grade C in Higher Mathematics AND a Grade B or above in Higher Computing/Information Systems, or a suitable equivalent.</text:p>
          </table:table-cell>
          <table:table-cell office:value-type="string">
            <text:p>Class test in December, and assessed lab work in December The coursework cannot be redone because the feedback provided to the students after the original coursework would give any students redoing the coursework an unfair advantage.</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quot;','&quot;;[.B4];&quot;','&quot;;[.C4];&quot;','&quot;;[.D4];&quot;','&quot;;[.E4];&quot;','&quot;;[.F4];&quot;','&quot;;[.G4];&quot;','&quot;;[.H4];&quot;','&quot;;[.I4];&quot;','&quot;;[.J4];&quot;');&quot;)" office:value-type="string" office:string-value="INSERT INTO Course (Level,Semester,Credit,CourseId,Name,Description,EntryRequirements,Assessment,MainAssessment,School) VALUES ('1','1','10','COMPSCI1006','Computing Science 1Q (Half Course) ','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10','COMPSCI1006','Computing Science 1Q (Half Course) ','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office:value-type="float" office:value="1">
            <text:p>1</text:p>
          </table:table-cell>
          <table:table-cell office:value-type="string">
            <text:p>1 &amp; 2</text:p>
          </table:table-cell>
          <table:table-cell office:value-type="float" office:value="20">
            <text:p>20</text:p>
          </table:table-cell>
          <table:table-cell office:value-type="string">
            <text:p>COMPSCI1001</text:p>
          </table:table-cell>
          <table:table-cell office:value-type="string">
            <text:p>Computing Science - 1P Programming </text:p>
          </table:table-cell>
          <table:table-cell office:value-type="string">
            <text:p>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text:p>
          </table:table-cell>
          <table:table-cell office:value-type="string">
            <text:p>Eligible students should have a Grade B or above in Higher Mathematics, or a Grade C in Higher Mathematics AND a Grade B or above in Higher Computing/Information Systems, or a suitable equivalent.</text:p>
          </table:table-cell>
          <table:table-cell office:value-type="string">
            <text:p>One 2-hour examination (60%), class tests (20%) and laboratory examinations (2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quot;','&quot;;[.B5];&quot;','&quot;;[.C5];&quot;','&quot;;[.D5];&quot;','&quot;;[.E5];&quot;','&quot;;[.F5];&quot;','&quot;;[.G5];&quot;','&quot;;[.H5];&quot;','&quot;;[.I5];&quot;','&quot;;[.J5];&quot;');&quot;)" office:value-type="string" office:string-value="INSERT INTO Course (Level,Semester,Credit,CourseId,Name,Description,EntryRequirements,Assessment,MainAssessment,School) VALUES ('1','1 &amp; 2','20','COMPSCI1001','Computing Science - 1P Programming ','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Eligible students should have a Grade B or above in Higher Mathematics, or a Grade C in Higher Mathematics AND a Grade B or above in Higher Computing/Information Systems, or a suitable equivalent.','One 2-hour examination (60%), class tests (20%) and laboratory examinations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1 &amp; 2','20','COMPSCI1001','Computing Science - 1P Programming ','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Eligible students should have a Grade B or above in Higher Mathematics, or a Grade C in Higher Mathematics AND a Grade B or above in Higher Computing/Information Systems, or a suitable equivalent.','One 2-hour examination (60%), class tests (20%) and laboratory examinations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1">
            <text:p>1</text:p>
          </table:table-cell>
          <table:table-cell office:value-type="string">
            <text:p>1 &amp; 2</text:p>
          </table:table-cell>
          <table:table-cell office:value-type="float" office:value="20">
            <text:p>20</text:p>
          </table:table-cell>
          <table:table-cell office:value-type="string">
            <text:p>COMPSCI1002</text:p>
          </table:table-cell>
          <table:table-cell office:value-type="string">
            <text:p>Computing Science - 1Q </text:p>
          </table:table-cell>
          <table:table-cell office:value-type="string">
            <text:p>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text:p>
          </table:table-cell>
          <table:table-cell office:value-type="string">
            <text:p>A Grade B or above in Higher Mathematics, or a Grade C in Higher Mathematics AND a Grade B or above in Higher Computing/Information Systems, or a suitable equivalent.</text:p>
          </table:table-cell>
          <table:table-cell office:value-type="string">
            <text:p>One 2-hour examination (70%), class test (10%) assessed coursework (20%)The coursework cannot be redone becaus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quot;','&quot;;[.B6];&quot;','&quot;;[.C6];&quot;','&quot;;[.D6];&quot;','&quot;;[.E6];&quot;','&quot;;[.F6];&quot;','&quot;;[.G6];&quot;','&quot;;[.H6];&quot;','&quot;;[.I6];&quot;','&quot;;[.J6];&quot;');&quot;)" office:value-type="string" office:string-value="INSERT INTO Course (Level,Semester,Credit,CourseId,Name,Description,EntryRequirements,Assessment,MainAssessment,School) VALUES ('1','1 &amp; 2','20','COMPSCI1002','Computing Science - 1Q ','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A Grade B or above in Higher Mathematics, or a Grade C in Higher Mathematics AND a Grade B or above in Higher Computing/Information Systems, or a suitable equivalent.','One 2-hour examination (70%), class test (10%) assessed coursework (20%)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1 &amp; 2','20','COMPSCI1002','Computing Science - 1Q ','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A Grade B or above in Higher Mathematics, or a Grade C in Higher Mathematics AND a Grade B or above in Higher Computing/Information Systems, or a suitable equivalent.','One 2-hour examination (70%), class test (10%) assessed coursework (20%)The coursework cannot be redone because feedback provided to the students after the original coursework would give any students redoing the coursework an unfair advantage.','April/May','Computing Science');</text:p>
          </table:table-cell>
        </table:table-row>
        <table:table-row table:style-name="ro1">
          <table:table-cell office:value-type="float" office:value="1">
            <text:p>1</text:p>
          </table:table-cell>
          <table:table-cell office:value-type="float" office:value="2">
            <text:p>2</text:p>
          </table:table-cell>
          <table:table-cell office:value-type="float" office:value="10">
            <text:p>10</text:p>
          </table:table-cell>
          <table:table-cell office:value-type="string">
            <text:p>COMPSCI1017</text:p>
          </table:table-cell>
          <table:table-cell office:value-type="string">
            <text:p>Computing Science - 1PX Further Programming </text:p>
          </table:table-cell>
          <table:table-cell office:value-type="string">
            <text:p>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text:p>
          </table:table-cell>
          <table:table-cell office:value-type="string">
            <text:p>Mandatory Entry RequirementsStudents are expected to have taken the CS-1CT course or have developed equivalent skills and understanding via another route.Recommended Entry RequirementsNone</text:p>
          </table:table-cell>
          <table:table-cell office:value-type="string">
            <text:p>AssessmentCoursework: end of semester lab exam (20%) Examination: Degree exam (8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quot;','&quot;;[.B7];&quot;','&quot;;[.C7];&quot;','&quot;;[.D7];&quot;','&quot;;[.E7];&quot;','&quot;;[.F7];&quot;','&quot;;[.G7];&quot;','&quot;;[.H7];&quot;','&quot;;[.I7];&quot;','&quot;;[.J7];&quot;');&quot;)" office:value-type="string" office:string-value="INSERT INTO Course (Level,Semester,Credit,CourseId,Name,Description,EntryRequirements,Assessment,MainAssessment,School) VALUES ('1','2','10','COMPSCI1017','Computing Science - 1PX Further Programming ','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Mandatory Entry RequirementsStudents are expected to have taken the CS-1CT course or have developed equivalent skills and understanding via another route.Recommended Entry RequirementsNone','AssessmentCoursework: end of semester lab exam (20%) Examination: Degree exam (8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2','10','COMPSCI1017','Computing Science - 1PX Further Programming ','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Mandatory Entry RequirementsStudents are expected to have taken the CS-1CT course or have developed equivalent skills and understanding via another route.Recommended Entry RequirementsNone','AssessmentCoursework: end of semester lab exam (20%) Examination: Degree exam (8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1">
            <text:p>1</text:p>
          </table:table-cell>
          <table:table-cell office:value-type="float" office:value="1">
            <text:p>1</text:p>
          </table:table-cell>
          <table:table-cell office:value-type="float" office:value="20">
            <text:p>20</text:p>
          </table:table-cell>
          <table:table-cell office:value-type="string">
            <text:p>COMPSCI1016</text:p>
          </table:table-cell>
          <table:table-cell office:value-type="string">
            <text:p>Computing Science - 1CT Introduction to Computational Thinking </text:p>
          </table:table-cell>
          <table:table-cell office:value-type="string">
            <text:p>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text:p>
          </table:table-cell>
          <table:table-cell office:value-type="string">
            <text:p>None</text:p>
          </table:table-cell>
          <table:table-cell office:value-type="string">
            <text:p>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quot;','&quot;;[.B8];&quot;','&quot;;[.C8];&quot;','&quot;;[.D8];&quot;','&quot;;[.E8];&quot;','&quot;;[.F8];&quot;','&quot;;[.G8];&quot;','&quot;;[.H8];&quot;','&quot;;[.I8];&quot;','&quot;;[.J8];&quot;');&quot;)" office:value-type="string" office:string-value="INSERT INTO Course (Level,Semester,Credit,CourseId,Name,Description,EntryRequirements,Assessment,MainAssessment,School) VALUES ('1','1','20','COMPSCI1016','Computing Science - 1CT Introduction to Computational Thinking ','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None','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20','COMPSCI1016','Computing Science - 1CT Introduction to Computational Thinking ','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None','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office:value-type="float" office:value="1">
            <text:p>1</text:p>
          </table:table-cell>
          <table:table-cell office:value-type="float" office:value="2">
            <text:p>2</text:p>
          </table:table-cell>
          <table:table-cell office:value-type="float" office:value="10">
            <text:p>10</text:p>
          </table:table-cell>
          <table:table-cell office:value-type="string">
            <text:p>COMPSCI1018</text:p>
          </table:table-cell>
          <table:table-cell office:value-type="string">
            <text:p>Computing Science - 1S Systems </text:p>
          </table:table-cell>
          <table:table-cell office:value-type="string">
            <text:p>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text:p>
          </table:table-cell>
          <table:table-cell office:value-type="string">
            <text:p>None</text:p>
          </table:table-cell>
          <table:table-cell office:value-type="string">
            <text:p>AssessmentOne 1-hour examination (80%), assessed coursework (20%) The coursework cannot be redone becaus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9];&quot;','&quot;;[.B9];&quot;','&quot;;[.C9];&quot;','&quot;;[.D9];&quot;','&quot;;[.E9];&quot;','&quot;;[.F9];&quot;','&quot;;[.G9];&quot;','&quot;;[.H9];&quot;','&quot;;[.I9];&quot;','&quot;;[.J9];&quot;');&quot;)" office:value-type="string" office:string-value="INSERT INTO Course (Level,Semester,Credit,CourseId,Name,Description,EntryRequirements,Assessment,MainAssessment,School) VALUES ('1','2','10','COMPSCI1018','Computing Science - 1S Systems ','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None','AssessmentOne 1-hour examination (80%), assessed coursework (20%) 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2','10','COMPSCI1018','Computing Science - 1S Systems ','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None','AssessmentOne 1-hour examination (80%), assessed coursework (20%) The coursework cannot be redone because feedback provided to the students after the original coursework would give any students redoing the coursework an unfair advantage.','April/May','Computing Science');</text:p>
          </table:table-cell>
        </table:table-row>
        <table:table-row table:style-name="ro1">
          <table:table-cell office:value-type="float" office:value="2">
            <text:p>2</text:p>
          </table:table-cell>
          <table:table-cell office:value-type="float" office:value="1">
            <text:p>1</text:p>
          </table:table-cell>
          <table:table-cell office:value-type="float" office:value="10">
            <text:p>10</text:p>
          </table:table-cell>
          <table:table-cell office:value-type="string">
            <text:p>COMPSCI2003</text:p>
          </table:table-cell>
          <table:table-cell office:value-type="string">
            <text:p>Computing Science 2R: Algorithmic Foundations 2 </text:p>
          </table:table-cell>
          <table:table-cell office:value-type="string">
            <text:p>To introduce the foundational mathematics needed for Computing Science;To make students proficient in their use;To show how they can be applied to advantage in understanding computational phenomena.</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examination (80%); plus assessed coursework (20%).The coursework cannot be redone because the feedback provided to the students after the original coursework would give any student redoing the coursework an unfair advantage.</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0];&quot;','&quot;;[.B10];&quot;','&quot;;[.C10];&quot;','&quot;;[.D10];&quot;','&quot;;[.E10];&quot;','&quot;;[.F10];&quot;','&quot;;[.G10];&quot;','&quot;;[.H10];&quot;','&quot;;[.I10];&quot;','&quot;;[.J10];&quot;');&quot;)" office:value-type="string" office:string-value="INSERT INTO Course (Level,Semester,Credit,CourseId,Name,Description,EntryRequirements,Assessment,MainAssessment,School) VALUES ('2','1','10','COMPSCI2003','Computing Science 2R: Algorithmic Foundations 2 ','To introduce the foundational mathematics needed for Computing Science;To make students proficient in their use;To show how they can be applied to advantage in understanding computational phenomena.','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December','Computing Science');">
            <text:p>INSERT INTO Course (Level,Semester,Credit,CourseId,Name,Description,EntryRequirements,Assessment,MainAssessment,School) VALUES ('2','1','10','COMPSCI2003','Computing Science 2R: Algorithmic Foundations 2 ','To introduce the foundational mathematics needed for Computing Science;To make students proficient in their use;To show how they can be applied to advantage in understanding computational phenomena.','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December','Computing Science');</text:p>
          </table:table-cell>
        </table:table-row>
        <table:table-row table:style-name="ro1">
          <table:table-cell office:value-type="float" office:value="2">
            <text:p>2</text:p>
          </table:table-cell>
          <table:table-cell office:value-type="float" office:value="1">
            <text:p>1</text:p>
          </table:table-cell>
          <table:table-cell office:value-type="float" office:value="10">
            <text:p>10</text:p>
          </table:table-cell>
          <table:table-cell office:value-type="string">
            <text:p>COMPSCI2002</text:p>
          </table:table-cell>
          <table:table-cell office:value-type="string">
            <text:p>Computing Science 2Q: Computing Fundamentals 2 </text:p>
          </table:table-cell>
          <table:table-cell office:value-type="string">
            <text:p>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text:p>
          </table:table-cell>
          <table:table-cell office:value-type="string">
            <text:p>Entry to this course is normally restricted to students admitted to the faster route degree programme in Computing Science.</text:p>
          </table:table-cell>
          <table:table-cell office:value-type="string">
            <text:p>1.5 hour examination (70%), assessed coursework (30%).The coursework cannot be redone because the feedback provided to the students after the original coursework would give any student redoing the coursework an unfair advantage.</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1];&quot;','&quot;;[.B11];&quot;','&quot;;[.C11];&quot;','&quot;;[.D11];&quot;','&quot;;[.E11];&quot;','&quot;;[.F11];&quot;','&quot;;[.G11];&quot;','&quot;;[.H11];&quot;','&quot;;[.I11];&quot;','&quot;;[.J11];&quot;');&quot;)" office:value-type="string" office:string-value="INSERT INTO Course (Level,Semester,Credit,CourseId,Name,Description,EntryRequirements,Assessment,MainAssessment,School) VALUES ('2','1','10','COMPSCI2002','Computing Science 2Q: Computing Fundamentals 2 ','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Entry to this course is normally restricted to students admitted to the faster route degree programme in Computing Science.','1.5 hour examination (70%), assessed coursework (30%).The coursework cannot be redone because the feedback provided to the students after the original coursework would give any student redoing the coursework an unfair advantage.','December','Computing Science');">
            <text:p>INSERT INTO Course (Level,Semester,Credit,CourseId,Name,Description,EntryRequirements,Assessment,MainAssessment,School) VALUES ('2','1','10','COMPSCI2002','Computing Science 2Q: Computing Fundamentals 2 ','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Entry to this course is normally restricted to students admitted to the faster route degree programme in Computing Science.','1.5 hour examination (70%), assessed coursework (30%).The coursework cannot be redone because the feedback provided to the students after the original coursework would give any student redoing the coursework an unfair advantage.','December','Computing Science');</text:p>
          </table:table-cell>
        </table:table-row>
        <table:table-row table:style-name="ro1">
          <table:table-cell office:value-type="float" office:value="2">
            <text:p>2</text:p>
          </table:table-cell>
          <table:table-cell office:value-type="float" office:value="1">
            <text:p>1</text:p>
          </table:table-cell>
          <table:table-cell office:value-type="float" office:value="10">
            <text:p>10</text:p>
          </table:table-cell>
          <table:table-cell office:value-type="string">
            <text:p>COMPSCI2001</text:p>
          </table:table-cell>
          <table:table-cell office:value-type="string">
            <text:p>Computing Science 2P: Java Programming 2 </text:p>
          </table:table-cell>
          <table:table-cell office:value-type="string">
            <text:p>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degree examination (50%), 2 hour laboratory examination (30%), 1.5 hour class test (20%). 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2];&quot;','&quot;;[.B12];&quot;','&quot;;[.C12];&quot;','&quot;;[.D12];&quot;','&quot;;[.E12];&quot;','&quot;;[.F12];&quot;','&quot;;[.G12];&quot;','&quot;;[.H12];&quot;','&quot;;[.I12];&quot;','&quot;;[.J12];&quot;');&quot;)" office:value-type="string" office:string-value="INSERT INTO Course (Level,Semester,Credit,CourseId,Name,Description,EntryRequirements,Assessment,MainAssessment,School) VALUES ('2','1','10','COMPSCI2001','Computing Science 2P: Java Programming 2 ','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Entry to Level 2 Computing Science is guaranteed to students who achieve Grade C or better in each of CS1P and CS1Q at the first attempt. All others would be at the discretion of the School.','1.5 hour degree examination (50%), 2 hour laboratory examination (30%), 1.5 hour class test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1','10','COMPSCI2001','Computing Science 2P: Java Programming 2 ','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Entry to Level 2 Computing Science is guaranteed to students who achieve Grade C or better in each of CS1P and CS1Q at the first attempt. All others would be at the discretion of the School.','1.5 hour degree examination (50%), 2 hour laboratory examination (30%), 1.5 hour class test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2">
            <text:p>2</text:p>
          </table:table-cell>
          <table:table-cell office:value-type="float" office:value="2">
            <text:p>2</text:p>
          </table:table-cell>
          <table:table-cell office:value-type="float" office:value="10">
            <text:p>10</text:p>
          </table:table-cell>
          <table:table-cell office:value-type="string">
            <text:p>COMPSCI2007</text:p>
          </table:table-cell>
          <table:table-cell office:value-type="string">
            <text:p>Computing Science 2X: Algorithms &amp; Data Structures 2 </text:p>
          </table:table-cell>
          <table:table-cell office:value-type="string">
            <text:p>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examination (80%), coursework (20%).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3];&quot;','&quot;;[.B13];&quot;','&quot;;[.C13];&quot;','&quot;;[.D13];&quot;','&quot;;[.E13];&quot;','&quot;;[.F13];&quot;','&quot;;[.G13];&quot;','&quot;;[.H13];&quot;','&quot;;[.I13];&quot;','&quot;;[.J13];&quot;');&quot;)" office:value-type="string" office:string-value="INSERT INTO Course (Level,Semester,Credit,CourseId,Name,Description,EntryRequirements,Assessment,MainAssessment,School) VALUES ('2','2','10','COMPSCI2007','Computing Science 2X: Algorithms &amp; Data Structures 2 ','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2','10','COMPSCI2007','Computing Science 2X: Algorithms &amp; Data Structures 2 ','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2">
            <text:p>2</text:p>
          </table:table-cell>
          <table:table-cell office:value-type="float" office:value="2">
            <text:p>2</text:p>
          </table:table-cell>
          <table:table-cell office:value-type="float" office:value="10">
            <text:p>10</text:p>
          </table:table-cell>
          <table:table-cell office:value-type="string">
            <text:p>COMPSCI2006</text:p>
          </table:table-cell>
          <table:table-cell office:value-type="string">
            <text:p>Computing Science 2U: Information Management 2 </text:p>
          </table:table-cell>
          <table:table-cell office:value-type="string">
            <text:p>To develop competence, confidence, and professionalism in designing and developing information systems which provide computer interfaces to the management of large collections of data, including delivery over the world wide web.</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hour examination (80%); plus assessed coursework (20%). 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4];&quot;','&quot;;[.B14];&quot;','&quot;;[.C14];&quot;','&quot;;[.D14];&quot;','&quot;;[.E14];&quot;','&quot;;[.F14];&quot;','&quot;;[.G14];&quot;','&quot;;[.H14];&quot;','&quot;;[.I14];&quot;','&quot;;[.J14];&quot;');&quot;)" office:value-type="string" office:string-value="INSERT INTO Course (Level,Semester,Credit,CourseId,Name,Description,EntryRequirements,Assessment,MainAssessment,School) VALUES ('2','2','10','COMPSCI2006','Computing Science 2U: Information Management 2 ','To develop competence, confidence, and professionalism in designing and developing information systems which provide computer interfaces to the management of large collections of data, including delivery over the world wide web.','Entry to Level 2 Computing Science is guaranteed to students who achieve Grade C or better in each of CS1P and CS1Q at the first attempt. All others would be at the discretion of the School.','1.5-hour examination (80%); plus assessed coursework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2','10','COMPSCI2006','Computing Science 2U: Information Management 2 ','To develop competence, confidence, and professionalism in designing and developing information systems which provide computer interfaces to the management of large collections of data, including delivery over the world wide web.','Entry to Level 2 Computing Science is guaranteed to students who achieve Grade C or better in each of CS1P and CS1Q at the first attempt. All others would be at the discretion of the School.','1.5-hour examination (80%); plus assessed coursework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2">
            <text:p>2</text:p>
          </table:table-cell>
          <table:table-cell office:value-type="float" office:value="1">
            <text:p>1</text:p>
          </table:table-cell>
          <table:table-cell office:value-type="float" office:value="10">
            <text:p>10</text:p>
          </table:table-cell>
          <table:table-cell office:value-type="string">
            <text:p>COMPSCI2005</text:p>
          </table:table-cell>
          <table:table-cell office:value-type="string">
            <text:p>Computing Science 2T: Computer Systems 2 </text:p>
          </table:table-cell>
          <table:table-cell office:value-type="string">
            <text:p>To provide a thorough understanding of the integration of hardware and software components in a simple, but realistic, computer system.</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5];&quot;','&quot;;[.B15];&quot;','&quot;;[.C15];&quot;','&quot;;[.D15];&quot;','&quot;;[.E15];&quot;','&quot;;[.F15];&quot;','&quot;;[.G15];&quot;','&quot;;[.H15];&quot;','&quot;;[.I15];&quot;','&quot;;[.J15];&quot;');&quot;)" office:value-type="string" office:string-value="INSERT INTO Course (Level,Semester,Credit,CourseId,Name,Description,EntryRequirements,Assessment,MainAssessment,School) VALUES ('2','1','10','COMPSCI2005','Computing Science 2T: Computer Systems 2 ','To provide a thorough understanding of the integration of hardware and software components in a simple, but realistic, computer system.','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December','Computing Science');">
            <text:p>INSERT INTO Course (Level,Semester,Credit,CourseId,Name,Description,EntryRequirements,Assessment,MainAssessment,School) VALUES ('2','1','10','COMPSCI2005','Computing Science 2T: Computer Systems 2 ','To provide a thorough understanding of the integration of hardware and software components in a simple, but realistic, computer system.','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December','Computing Science');</text:p>
          </table:table-cell>
        </table:table-row>
        <table:table-row table:style-name="ro1">
          <table:table-cell office:value-type="float" office:value="2">
            <text:p>2</text:p>
          </table:table-cell>
          <table:table-cell office:value-type="float" office:value="2">
            <text:p>2</text:p>
          </table:table-cell>
          <table:table-cell office:value-type="float" office:value="10">
            <text:p>10</text:p>
          </table:table-cell>
          <table:table-cell office:value-type="string">
            <text:p>COMPSCI2008</text:p>
          </table:table-cell>
          <table:table-cell office:value-type="string">
            <text:p>Computing Science 2Y: Object-Oriented Software Engineering 2 </text:p>
          </table:table-cell>
          <table:table-cell office:value-type="string">
            <text:p>To introduce the basic concepts of software engineering;To present methods for the design, implementation and documentation of larger object-oriented programs;To develop program comprehension and design skills by studying and extending existing programs.</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6];&quot;','&quot;;[.B16];&quot;','&quot;;[.C16];&quot;','&quot;;[.D16];&quot;','&quot;;[.E16];&quot;','&quot;;[.F16];&quot;','&quot;;[.G16];&quot;','&quot;;[.H16];&quot;','&quot;;[.I16];&quot;','&quot;;[.J16];&quot;');&quot;)" office:value-type="string" office:string-value="INSERT INTO Course (Level,Semester,Credit,CourseId,Name,Description,EntryRequirements,Assessment,MainAssessment,School) VALUES ('2','2','10','COMPSCI2008','Computing Science 2Y: Object-Oriented Software Engineering 2 ','To introduce the basic concepts of software engineering;To present methods for the design, implementation and documentation of larger object-oriented programs;To develop program comprehension and design skills by studying and extending existing programs.','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2','2','10','COMPSCI2008','Computing Science 2Y: Object-Oriented Software Engineering 2 ','To introduce the basic concepts of software engineering;To present methods for the design, implementation and documentation of larger object-oriented programs;To develop program comprehension and design skills by studying and extending existing programs.','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office:value-type="float" office:value="3">
            <text:p>3</text:p>
          </table:table-cell>
          <table:table-cell office:value-type="float" office:value="1">
            <text:p>1</text:p>
          </table:table-cell>
          <table:table-cell office:value-type="float" office:value="10">
            <text:p>10</text:p>
          </table:table-cell>
          <table:table-cell office:value-type="string">
            <text:p>COMPSCI3005</text:p>
          </table:table-cell>
          <table:table-cell office:value-type="string">
            <text:p>Software Engineering M3 </text:p>
          </table:table-cell>
          <table:table-cell office:value-type="string">
            <text:p>An introduction to software engineering principles, processes and techniques.</text:p>
          </table:table-cell>
          <table:table-cell office:value-type="string">
            <text:p>None.</text:p>
          </table:table-cell>
          <table:table-cell office:value-type="string">
            <text:p>100% continuous assessment. The coursework cannot be redone because its nature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7];&quot;','&quot;;[.B17];&quot;','&quot;;[.C17];&quot;','&quot;;[.D17];&quot;','&quot;;[.E17];&quot;','&quot;;[.F17];&quot;','&quot;;[.G17];&quot;','&quot;;[.H17];&quot;','&quot;;[.I17];&quot;','&quot;;[.J17];&quot;');&quot;)" office:value-type="string" office:string-value="INSERT INTO Course (Level,Semester,Credit,CourseId,Name,Description,EntryRequirements,Assessment,MainAssessment,School) VALUES ('3','1','10','COMPSCI3005','Software Engineering M3 ','An introduction to software engineering principles, processes and techniques.','None.','100% continuous assessment. The coursework cannot be redone because its nature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3','1','10','COMPSCI3005','Software Engineering M3 ','An introduction to software engineering principles, processes and techniques.','None.','100% continuous assessment. The coursework cannot be redone because its nature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3">
            <text:p>3</text:p>
          </table:table-cell>
          <table:table-cell office:value-type="string">
            <text:p>1 &amp; 2</text:p>
          </table:table-cell>
          <table:table-cell office:value-type="float" office:value="20">
            <text:p>20</text:p>
          </table:table-cell>
          <table:table-cell office:value-type="string">
            <text:p>COMPSCI3004</text:p>
          </table:table-cell>
          <table:table-cell office:value-type="string">
            <text:p>Computing Science 3Y: Team Project 3 </text:p>
          </table:table-cell>
          <table:table-cell office:value-type="string">
            <text:p>To design and implement, in a team, a software system that solves a (more-or-less) well-understood problem; to achieve a deliverable product in the form of a piece of working software.</text:p>
          </table:table-cell>
          <table:table-cell office:value-type="string">
            <text:p>Object Oriented Software Engineering 2 (or equivalent), Algorithms and Data Structures 2 (or equivalent), Java Programming 2 (or equivalent).</text:p>
          </table:table-cell>
          <table:table-cell office:value-type="string">
            <text:p>Joint dissertation comprising a project report, documentation, and the software itself.5% Presentation, 5% Writing Skills, 90% Project Dissertation. Reassessment is not possible as the project is done as part of a group. </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8];&quot;','&quot;;[.B18];&quot;','&quot;;[.C18];&quot;','&quot;;[.D18];&quot;','&quot;;[.E18];&quot;','&quot;;[.F18];&quot;','&quot;;[.G18];&quot;','&quot;;[.H18];&quot;','&quot;;[.I18];&quot;','&quot;;[.J18];&quot;');&quot;)" office:value-type="string" office:string-value="INSERT INTO Course (Level,Semester,Credit,CourseId,Name,Description,EntryRequirements,Assessment,MainAssessment,School) VALUES ('3','1 &amp; 2','20','COMPSCI3004','Computing Science 3Y: Team Project 3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 ','April/May','Computing Science');">
            <text:p>INSERT INTO Course (Level,Semester,Credit,CourseId,Name,Description,EntryRequirements,Assessment,MainAssessment,School) VALUES ('3','1 &amp; 2','20','COMPSCI3004','Computing Science 3Y: Team Project 3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 ','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20">
            <text:p>20</text:p>
          </table:table-cell>
          <table:table-cell office:value-type="string">
            <text:p>COMPSCI4044P</text:p>
          </table:table-cell>
          <table:table-cell office:value-type="string">
            <text:p>Team Project ESE3 (Software) </text:p>
          </table:table-cell>
          <table:table-cell office:value-type="string">
            <text:p>To design and implement, in a team, a hardware and software system that solves a (more-or-less) well-understood problem; to achieve a deliverable product in the form of a piece of working hardware and software.</text:p>
          </table:table-cell>
          <table:table-cell office:value-type="string">
            <text:p>Object Oriented Software Engineering 2 (or equivalent), Algorithms and Data Structures 2 (or equivalent), Java Programming 2 (or equivalent).</text:p>
          </table:table-cell>
          <table:table-cell office:value-type="string">
            <text:p>Joint dissertation comprising a project report, documentation, and the software itself.5% Presentation, 5% Writing Skills, 90% Project Dissertation. Reassessment is not possible as the project is done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9];&quot;','&quot;;[.B19];&quot;','&quot;;[.C19];&quot;','&quot;;[.D19];&quot;','&quot;;[.E19];&quot;','&quot;;[.F19];&quot;','&quot;;[.G19];&quot;','&quot;;[.H19];&quot;','&quot;;[.I19];&quot;','&quot;;[.J19];&quot;');&quot;)" office:value-type="string" office:string-value="INSERT INTO Course (Level,Semester,Credit,CourseId,Name,Description,EntryRequirements,Assessment,MainAssessment,School) VALUES ('4','1 &amp; 2','20','COMPSCI4044P','Team Project ESE3 (Software) ','To design and implement, in a team, a hardware and software system that solves a (more-or-less) well-understood problem; to achieve a deliverable product in the form of a piece of working hardware and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
            <text:p>INSERT INTO Course (Level,Semester,Credit,CourseId,Name,Description,EntryRequirements,Assessment,MainAssessment,School) VALUES ('4','1 &amp; 2','20','COMPSCI4044P','Team Project ESE3 (Software) ','To design and implement, in a team, a hardware and software system that solves a (more-or-less) well-understood problem; to achieve a deliverable product in the form of a piece of working hardware and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30">
            <text:p>30</text:p>
          </table:table-cell>
          <table:table-cell office:value-type="string">
            <text:p>COMPSCI4025P</text:p>
          </table:table-cell>
          <table:table-cell office:value-type="string">
            <text:p>Individual Project 4 (Single) </text:p>
          </table:table-cell>
          <table:table-cell office:value-type="string">
            <text:p>The aim of the individual project is to allow students to undertake a substantial piece of individual work, involving planning, specification, design, execution, evaluation, presentation and report-writing.</text:p>
          </table:table-cell>
          <table:table-cell office:value-type="string">
            <text:p>4th year entry regulations</text:p>
          </table:table-cell>
          <table:table-cell office:value-type="string">
            <text:p>Project 100%. This report will incorporate a year of continuous work so it will therefore not be possible for students to resubmit this work.</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0];&quot;','&quot;;[.B20];&quot;','&quot;;[.C20];&quot;','&quot;;[.D20];&quot;','&quot;;[.E20];&quot;','&quot;;[.F20];&quot;','&quot;;[.G20];&quot;','&quot;;[.H20];&quot;','&quot;;[.I20];&quot;','&quot;;[.J20];&quot;');&quot;)" office:value-type="string" office:string-value="INSERT INTO Course (Level,Semester,Credit,CourseId,Name,Description,EntryRequirements,Assessment,MainAssessment,School) VALUES ('4','1 &amp; 2','30','COMPSCI4025P','Individual Project 4 (Single)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
            <text:p>INSERT INTO Course (Level,Semester,Credit,CourseId,Name,Description,EntryRequirements,Assessment,MainAssessment,School) VALUES ('4','1 &amp; 2','30','COMPSCI4025P','Individual Project 4 (Single)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23</text:p>
          </table:table-cell>
          <table:table-cell office:value-type="string">
            <text:p>Human-Computer Interaction 4 </text:p>
          </table:table-cell>
          <table:table-cell office:value-type="string">
            <text:p>The aim of this course is to introduce students to advanced topics in Human-Computer Interaction. It focuses on multimodal interaction, novel forms in interaction, users with different abilities and social media.</text:p>
          </table:table-cell>
          <table:table-cell office:value-type="string">
            <text:p>Interactive Systems 3 (or equivalent)</text:p>
          </table:table-cell>
          <table:table-cell office:value-type="string">
            <text:p>Examination (80%); Coursework: (20%)</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1];&quot;','&quot;;[.B21];&quot;','&quot;;[.C21];&quot;','&quot;;[.D21];&quot;','&quot;;[.E21];&quot;','&quot;;[.F21];&quot;','&quot;;[.G21];&quot;','&quot;;[.H21];&quot;','&quot;;[.I21];&quot;','&quot;;[.J21];&quot;');&quot;)" office:value-type="string" office:string-value="INSERT INTO Course (Level,Semester,Credit,CourseId,Name,Description,EntryRequirements,Assessment,MainAssessment,School) VALUES ('4','1','10','COMPSCI4023','Human-Computer Interaction 4 ','The aim of this course is to introduce students to advanced topics in Human-Computer Interaction. It focuses on multimodal interaction, novel forms in interaction, users with different abilities and social media.','Interactive Systems 3 (or equivalent)','Examination (80%); Coursework: (20%)','April/May','Computing Science');">
            <text:p>INSERT INTO Course (Level,Semester,Credit,CourseId,Name,Description,EntryRequirements,Assessment,MainAssessment,School) VALUES ('4','1','10','COMPSCI4023','Human-Computer Interaction 4 ','The aim of this course is to introduce students to advanced topics in Human-Computer Interaction. It focuses on multimodal interaction, novel forms in interaction, users with different abilities and social media.','Interactive Systems 3 (or equivalent)','Examination (80%); Coursework: (20%)','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21</text:p>
          </table:table-cell>
          <table:table-cell office:value-type="string">
            <text:p>Functional Programming 4 </text:p>
          </table:table-cell>
          <table:table-cell office:value-type="string">
            <text:p>Functional programming is introduced using Haskell. The standard programming techniques, as well as some advanced topics, are covered and applied to realistic programming problems.</text:p>
          </table:table-cell>
          <table:table-cell office:value-type="string">
            <text:p>Advanced Programming 3 (or equivalent), Programming Languages 3 (or equivalent).</text:p>
          </table:table-cell>
          <table:table-cell office:value-type="string">
            <text:p>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2];&quot;','&quot;;[.B22];&quot;','&quot;;[.C22];&quot;','&quot;;[.D22];&quot;','&quot;;[.E22];&quot;','&quot;;[.F22];&quot;','&quot;;[.G22];&quot;','&quot;;[.H22];&quot;','&quot;;[.I22];&quot;','&quot;;[.J22];&quot;');&quot;)" office:value-type="string" office:string-value="INSERT INTO Course (Level,Semester,Credit,CourseId,Name,Description,EntryRequirements,Assessment,MainAssessment,School) VALUES ('4','1','10','COMPSCI4021','Functional Programming 4 ','Functional programming is introduced using Haskell. The standard programming techniques, as well as some advanced topics, are covered and applied to realistic programming problems.','Advanced Programming 3 (or equivalent), Programming Languages 3 (or equivalent).','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April/May','Computing Science');">
            <text:p>INSERT INTO Course (Level,Semester,Credit,CourseId,Name,Description,EntryRequirements,Assessment,MainAssessment,School) VALUES ('4','1','10','COMPSCI4021','Functional Programming 4 ','Functional programming is introduced using Haskell. The standard programming techniques, as well as some advanced topics, are covered and applied to realistic programming problems.','Advanced Programming 3 (or equivalent), Programming Languages 3 (or equivalent).','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62</text:p>
          </table:table-cell>
          <table:table-cell office:value-type="string">
            <text:p>Cyber Security 4 </text:p>
          </table:table-cell>
          <table:table-cell office:value-type="string">
            <text:p>This course covers the technical aspects of information security, such as algorithms and protocols. It also covers ways in which these systems can be attacked and techniques for thwarting these attacks.</text:p>
          </table:table-cell>
          <table:table-cell office:value-type="string">
            <text:p>None</text:p>
          </table:table-cell>
          <table:table-cell office:value-type="string">
            <text:p>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3];&quot;','&quot;;[.B23];&quot;','&quot;;[.C23];&quot;','&quot;;[.D23];&quot;','&quot;;[.E23];&quot;','&quot;;[.F23];&quot;','&quot;;[.G23];&quot;','&quot;;[.H23];&quot;','&quot;;[.I23];&quot;','&quot;;[.J23];&quot;');&quot;)" office:value-type="string" office:string-value="INSERT INTO Course (Level,Semester,Credit,CourseId,Name,Description,EntryRequirements,Assessment,MainAssessment,School) VALUES ('4','2','10','COMPSCI4062','Cyber Security 4 ','This course covers the technical aspects of information security, such as algorithms and protocols. It also covers ways in which these systems can be attacked and techniques for thwarting these attacks.','None','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62','Cyber Security 4 ','This course covers the technical aspects of information security, such as algorithms and protocols. It also covers ways in which these systems can be attacked and techniques for thwarting these attacks.','None','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61</text:p>
          </table:table-cell>
          <table:table-cell office:value-type="string">
            <text:p>Machine Learning 4 </text:p>
          </table:table-cell>
          <table:table-cell office:value-type="string">
            <text:p>A practical introduction to the foundations of machine learning.</text:p>
          </table:table-cell>
          <table:table-cell office:value-type="string">
            <text:p>Mandatory Entry Requirements Working knowledge of mathematics (e.g., matrices, linear spaces and basic geometry, as covered in, for example, Math1RS or Math1RT). Recommended Entry Requirements Some experience in probability and statistics would be useful but is not essential.</text:p>
          </table:table-cell>
          <table:table-cell office:value-type="string">
            <text:p>Practical coursework 20% and examination 8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4];&quot;','&quot;;[.B24];&quot;','&quot;;[.C24];&quot;','&quot;;[.D24];&quot;','&quot;;[.E24];&quot;','&quot;;[.F24];&quot;','&quot;;[.G24];&quot;','&quot;;[.H24];&quot;','&quot;;[.I24];&quot;','&quot;;[.J24];&quot;');&quot;)" office:value-type="string" office:string-value="INSERT INTO Course (Level,Semester,Credit,CourseId,Name,Description,EntryRequirements,Assessment,MainAssessment,School) VALUES ('4','2','10','COMPSCI4061','Machine Learning 4 ','A practical introduction to the foundations of machine learning.','Mandatory Entry Requirements Working knowledge of mathematics (e.g., matrices, linear spaces and basic geometry, as covered in, for example, Math1RS or Math1RT). Recommended Entry Requirements Some experience in probability and statistics would be useful but is not essential.','Practical coursework 20% and examination 8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2','10','COMPSCI4061','Machine Learning 4 ','A practical introduction to the foundations of machine learning.','Mandatory Entry Requirements Working knowledge of mathematics (e.g., matrices, linear spaces and basic geometry, as covered in, for example, Math1RS or Math1RT). Recommended Entry Requirements Some experience in probability and statistics would be useful but is not essential.','Practical coursework 20% and examination 8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66</text:p>
          </table:table-cell>
          <table:table-cell office:value-type="string">
            <text:p>Computer Vision Methods and Applications 4 </text:p>
          </table:table-cell>
          <table:table-cell office:value-type="string">
            <text:p>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text:p>
          </table:table-cell>
          <table:table-cell office:value-type="string">
            <text:p>No previous experience in computer vision is required, however a basic understanding of mathematics concepts, for example: matrices, vectors, elementary calculus and basic probability would be helpful (as provided by Math1RS or Math1RT), but not essential.</text:p>
          </table:table-cell>
          <table:table-cell office:value-type="string">
            <text:p>Examination 100%.The laboratory work will be assessed in a compulsory question set in the examinat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5];&quot;','&quot;;[.B25];&quot;','&quot;;[.C25];&quot;','&quot;;[.D25];&quot;','&quot;;[.E25];&quot;','&quot;;[.F25];&quot;','&quot;;[.G25];&quot;','&quot;;[.H25];&quot;','&quot;;[.I25];&quot;','&quot;;[.J25];&quot;');&quot;)" office:value-type="string" office:string-value="INSERT INTO Course (Level,Semester,Credit,CourseId,Name,Description,EntryRequirements,Assessment,MainAssessment,School) VALUES ('4','1','10','COMPSCI4066','Computer Vision Methods and Applications 4 ','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No previous experience in computer vision is required, however a basic understanding of mathematics concepts, for example: matrices, vectors, elementary calculus and basic probability would be helpful (as provided by Math1RS or Math1RT), but not essential.','Examination 100%.The laboratory work will be assessed in a compulsory question set in the examination.','April/May','Computing Science');">
            <text:p>INSERT INTO Course (Level,Semester,Credit,CourseId,Name,Description,EntryRequirements,Assessment,MainAssessment,School) VALUES ('4','1','10','COMPSCI4066','Computer Vision Methods and Applications 4 ','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No previous experience in computer vision is required, however a basic understanding of mathematics concepts, for example: matrices, vectors, elementary calculus and basic probability would be helpful (as provided by Math1RS or Math1RT), but not essential.','Examination 100%.The laboratory work will be assessed in a compulsory question set in the examination.','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67</text:p>
          </table:table-cell>
          <table:table-cell office:value-type="string">
            <text:p>Software Engineering for Financial Systems 4 </text:p>
          </table:table-cell>
          <table:table-cell office:value-type="string">
            <text:p>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text:p>
          </table:table-cell>
          <table:table-cell office:value-type="string">
            <text:p>Object Oriented Software Engineering 2 (or comparable course)Professional Software Development 3 (or related course)</text:p>
          </table:table-cell>
          <table:table-cell office:value-type="string">
            <text:p>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6];&quot;','&quot;;[.B26];&quot;','&quot;;[.C26];&quot;','&quot;;[.D26];&quot;','&quot;;[.E26];&quot;','&quot;;[.F26];&quot;','&quot;;[.G26];&quot;','&quot;;[.H26];&quot;','&quot;;[.I26];&quot;','&quot;;[.J26];&quot;');&quot;)" office:value-type="string" office:string-value="INSERT INTO Course (Level,Semester,Credit,CourseId,Name,Description,EntryRequirements,Assessment,MainAssessment,School) VALUES ('4','2','10','COMPSCI4067','Software Engineering for Financial Systems 4 ','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Object Oriented Software Engineering 2 (or comparable course)Professional Software Development 3 (or related course)','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4','2','10','COMPSCI4067','Software Engineering for Financial Systems 4 ','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Object Oriented Software Engineering 2 (or comparable course)Professional Software Development 3 (or related course)','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64</text:p>
          </table:table-cell>
          <table:table-cell office:value-type="string">
            <text:p>Big Data: Systems, Programming, and Management </text:p>
          </table:table-cell>
          <table:table-cell office:value-type="string">
            <text:p>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text:p>
          </table:table-cell>
          <table:table-cell office:value-type="string">
            <text:p>Mandatory Entry Requirements:Database Systems 3 Recommended Entry Requirements:Information Retrieval (M)</text:p>
          </table:table-cell>
          <table:table-cell office:value-type="string">
            <text:p>AssessmentExam 40% and Coursework 60% ReassessmentThis coursework is done in groups and therefore cannot be reassessed.</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7];&quot;','&quot;;[.B27];&quot;','&quot;;[.C27];&quot;','&quot;;[.D27];&quot;','&quot;;[.E27];&quot;','&quot;;[.F27];&quot;','&quot;;[.G27];&quot;','&quot;;[.H27];&quot;','&quot;;[.I27];&quot;','&quot;;[.J27];&quot;');&quot;)" office:value-type="string" office:string-value="INSERT INTO Course (Level,Semester,Credit,CourseId,Name,Description,EntryRequirements,Assessment,MainAssessment,School) VALUES ('4','1','10','COMPSCI4064','Big Data: Systems, Programming, and Management ','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Mandatory Entry Requirements:Database Systems 3 Recommended Entry Requirements:Information Retrieval (M)','AssessmentExam 40% and Coursework 60% ReassessmentThis coursework is done in groups and therefore cannot be reassessed.','April/May','Computing Science');">
            <text:p>INSERT INTO Course (Level,Semester,Credit,CourseId,Name,Description,EntryRequirements,Assessment,MainAssessment,School) VALUES ('4','1','10','COMPSCI4064','Big Data: Systems, Programming, and Management ','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Mandatory Entry Requirements:Database Systems 3 Recommended Entry Requirements:Information Retrieval (M)','AssessmentExam 40% and Coursework 60% ReassessmentThis coursework is done in groups and therefore cannot be reassessed.','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28</text:p>
          </table:table-cell>
          <table:table-cell office:value-type="string">
            <text:p>Information Systems And Databases </text:p>
          </table:table-cell>
          <table:table-cell office:value-type="string">
            <text:p>To acquaint students with modern methods of managing computerised information including the use of spreadsheets and databases.</text:p>
          </table:table-cell>
          <table:table-cell office:value-type="string">
            <text:p>None.</text:p>
          </table:table-cell>
          <table:table-cell office:value-type="string">
            <text:p>Examination 70% and coursework 30%. The coursework cannot be redone becaus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8];&quot;','&quot;;[.B28];&quot;','&quot;;[.C28];&quot;','&quot;;[.D28];&quot;','&quot;;[.E28];&quot;','&quot;;[.F28];&quot;','&quot;;[.G28];&quot;','&quot;;[.H28];&quot;','&quot;;[.I28];&quot;','&quot;;[.J28];&quot;');&quot;)" office:value-type="string" office:string-value="INSERT INTO Course (Level,Semester,Credit,CourseId,Name,Description,EntryRequirements,Assessment,MainAssessment,School) VALUES ('4','1','10','COMPSCI4028','Information Systems And Databases ','To acquaint students with modern methods of managing computerised information including the use of spreadsheets and databases.','None.','Examination 70% and coursework 30%. 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28','Information Systems And Databases ','To acquaint students with modern methods of managing computerised information including the use of spreadsheets and databases.','None.','Examination 70% and coursework 30%. The coursework cannot be redone because feedback provided to the students after the original coursework would give any students redoing the coursework an unfair advantage.','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65</text:p>
          </table:table-cell>
          <table:table-cell office:value-type="string">
            <text:p>Research Methods and Techniques 4 </text:p>
          </table:table-cell>
          <table:table-cell office:value-type="string">
            <text:p>This course covers the fundamental principles, of the scientific method. Students will learn the core skills of planning, designing, executing, evaluating and presenting research.</text:p>
          </table:table-cell>
          <table:table-cell office:value-type="string">
            <text:p>None.</text:p>
          </table:table-cell>
          <table:table-cell office:value-type="string">
            <text:p>Examination 70%,Coursework 3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9];&quot;','&quot;;[.B29];&quot;','&quot;;[.C29];&quot;','&quot;;[.D29];&quot;','&quot;;[.E29];&quot;','&quot;;[.F29];&quot;','&quot;;[.G29];&quot;','&quot;;[.H29];&quot;','&quot;;[.I29];&quot;','&quot;;[.J29];&quot;');&quot;)" office:value-type="string" office:string-value="INSERT INTO Course (Level,Semester,Credit,CourseId,Name,Description,EntryRequirements,Assessment,MainAssessment,School) VALUES ('4','1','10','COMPSCI4065','Research Methods and Techniques 4 ','This course covers the fundamental principles, of the scientific method. Students will learn the core skills of planning, designing, executing, evaluating and presenting research.','None.','Examination 70%,Coursework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65','Research Methods and Techniques 4 ','This course covers the fundamental principles, of the scientific method. Students will learn the core skills of planning, designing, executing, evaluating and presenting research.','None.','Examination 70%,Coursework 3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20">
            <text:p>20</text:p>
          </table:table-cell>
          <table:table-cell office:value-type="string">
            <text:p>COMPSCI4024P</text:p>
          </table:table-cell>
          <table:table-cell office:value-type="string">
            <text:p>Individual Project 4 (Combined) </text:p>
          </table:table-cell>
          <table:table-cell office:value-type="string">
            <text:p>The aim of the individual project is to allow students to undertake a substantial piece of individual work, involving planning, specification, design, execution, evaluation, presentation and report-writing.</text:p>
          </table:table-cell>
          <table:table-cell office:value-type="string">
            <text:p>4th year entry regulations</text:p>
          </table:table-cell>
          <table:table-cell office:value-type="string">
            <text:p>Project 100%. This report will incorporate a year of continuous work so it will therefore not be possible for students to resubmit this work.</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0];&quot;','&quot;;[.B30];&quot;','&quot;;[.C30];&quot;','&quot;;[.D30];&quot;','&quot;;[.E30];&quot;','&quot;;[.F30];&quot;','&quot;;[.G30];&quot;','&quot;;[.H30];&quot;','&quot;;[.I30];&quot;','&quot;;[.J30];&quot;');&quot;)" office:value-type="string" office:string-value="INSERT INTO Course (Level,Semester,Credit,CourseId,Name,Description,EntryRequirements,Assessment,MainAssessment,School) VALUES ('4','1 &amp; 2','20','COMPSCI4024P','Individual Project 4 (Combined)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
            <text:p>INSERT INTO Course (Level,Semester,Credit,CourseId,Name,Description,EntryRequirements,Assessment,MainAssessment,School) VALUES ('4','1 &amp; 2','20','COMPSCI4024P','Individual Project 4 (Combined)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10">
            <text:p>10</text:p>
          </table:table-cell>
          <table:table-cell office:value-type="string">
            <text:p>COMPSCI4038</text:p>
          </table:table-cell>
          <table:table-cell office:value-type="string">
            <text:p>Professional Skills And Issues 4 </text:p>
          </table:table-cell>
          <table:table-cell office:value-type="string">
            <text:p>This course introduces the legal, professional and social issues involved in the widespread development and use of computational devices, and stimulates students to develop their own, well-argued positions on many of these issues.</text:p>
          </table:table-cell>
          <table:table-cell office:value-type="string">
            <text:p>Normal level 4 entry requirements.</text:p>
          </table:table-cell>
          <table:table-cell office:value-type="string">
            <text:p>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1];&quot;','&quot;;[.B31];&quot;','&quot;;[.C31];&quot;','&quot;;[.D31];&quot;','&quot;;[.E31];&quot;','&quot;;[.F31];&quot;','&quot;;[.G31];&quot;','&quot;;[.H31];&quot;','&quot;;[.I31];&quot;','&quot;;[.J31];&quot;');&quot;)" office:value-type="string" office:string-value="INSERT INTO Course (Level,Semester,Credit,CourseId,Name,Description,EntryRequirements,Assessment,MainAssessment,School) VALUES ('4','1 &amp; 2','10','COMPSCI4038','Professional Skills And Issues 4 ','This course introduces the legal, professional and social issues involved in the widespread development and use of computational devices, and stimulates students to develop their own, well-argued positions on many of these issues.','Normal level 4 entry requirements.','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April/May','Computing Science');">
            <text:p>INSERT INTO Course (Level,Semester,Credit,CourseId,Name,Description,EntryRequirements,Assessment,MainAssessment,School) VALUES ('4','1 &amp; 2','10','COMPSCI4038','Professional Skills And Issues 4 ','This course introduces the legal, professional and social issues involved in the widespread development and use of computational devices, and stimulates students to develop their own, well-argued positions on many of these issues.','Normal level 4 entry requirements.','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20">
            <text:p>20</text:p>
          </table:table-cell>
          <table:table-cell office:value-type="string">
            <text:p>COMPSCI4039</text:p>
          </table:table-cell>
          <table:table-cell office:value-type="string">
            <text:p>Programming </text:p>
          </table:table-cell>
          <table:table-cell office:value-type="string">
            <text:p>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text:p>
          </table:table-cell>
          <table:table-cell office:value-type="string">
            <text:p>None.</text:p>
          </table:table-cell>
          <table:table-cell office:value-type="string">
            <text:p>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2];&quot;','&quot;;[.B32];&quot;','&quot;;[.C32];&quot;','&quot;;[.D32];&quot;','&quot;;[.E32];&quot;','&quot;;[.F32];&quot;','&quot;;[.G32];&quot;','&quot;;[.H32];&quot;','&quot;;[.I32];&quot;','&quot;;[.J32];&quot;');&quot;)" office:value-type="string" office:string-value="INSERT INTO Course (Level,Semester,Credit,CourseId,Name,Description,EntryRequirements,Assessment,MainAssessment,School) VALUES ('4','1','20','COMPSCI4039','Programming ','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None.','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April/May','Computing Science');">
            <text:p>INSERT INTO Course (Level,Semester,Credit,CourseId,Name,Description,EntryRequirements,Assessment,MainAssessment,School) VALUES ('4','1','20','COMPSCI4039','Programming ','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None.','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27P</text:p>
          </table:table-cell>
          <table:table-cell office:value-type="string">
            <text:p>Individual Short Project 4 (Single) </text:p>
          </table:table-cell>
          <table:table-cell office:value-type="string">
            <text:p>The aim of the individual project is to allow students to undertake a piece of individual software development work, involving planning, specification, design, execution, evaluation, and report-writing.</text:p>
          </table:table-cell>
          <table:table-cell office:value-type="string">
            <text:p>4th year entry regulations</text:p>
          </table:table-cell>
          <table:table-cell office:value-type="string">
            <text:p>Project 100% This report will incorporate one semester''s worth of continuous work so it will therefore not be possible for students to resubmit this work.</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3];&quot;','&quot;;[.B33];&quot;','&quot;;[.C33];&quot;','&quot;;[.D33];&quot;','&quot;;[.E33];&quot;','&quot;;[.F33];&quot;','&quot;;[.G33];&quot;','&quot;;[.H33];&quot;','&quot;;[.I33];&quot;','&quot;;[.J33];&quot;');&quot;)" office:value-type="string" office:string-value="INSERT INTO Course (Level,Semester,Credit,CourseId,Name,Description,EntryRequirements,Assessment,MainAssessment,School) VALUES ('4','1','10','COMPSCI4027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one semester''s worth of continuous work so it will therefore not be possible for students to resubmit this work.','December','Computing Science');">
            <text:p>INSERT INTO Course (Level,Semester,Credit,CourseId,Name,Description,EntryRequirements,Assessment,MainAssessment,School) VALUES ('4','1','10','COMPSCI4027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one semester''s worth of continuous work so it will therefore not be possible for students to resubmit this work.','December','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48</text:p>
          </table:table-cell>
          <table:table-cell office:value-type="string">
            <text:p>Computing Science 3: Distributed Information Management 3 </text:p>
          </table:table-cell>
          <table:table-cell office:value-type="string">
            <text:p>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text:p>
          </table:table-cell>
          <table:table-cell office:value-type="string">
            <text:p>Information Management 2 (or equivalent), Java Programming 2 (or equivalent).</text:p>
          </table:table-cell>
          <table:table-cell office:value-type="string">
            <text:p>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4];&quot;','&quot;;[.B34];&quot;','&quot;;[.C34];&quot;','&quot;;[.D34];&quot;','&quot;;[.E34];&quot;','&quot;;[.F34];&quot;','&quot;;[.G34];&quot;','&quot;;[.H34];&quot;','&quot;;[.I34];&quot;','&quot;;[.J34];&quot;');&quot;)" office:value-type="string" office:string-value="INSERT INTO Course (Level,Semester,Credit,CourseId,Name,Description,EntryRequirements,Assessment,MainAssessment,School) VALUES ('4','2','10','COMPSCI4048','Computing Science 3: Distributed Information Management 3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Management 2 (or equivalent), Java Programming 2 (or equivalent).','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April/May','Computing Science');">
            <text:p>INSERT INTO Course (Level,Semester,Credit,CourseId,Name,Description,EntryRequirements,Assessment,MainAssessment,School) VALUES ('4','2','10','COMPSCI4048','Computing Science 3: Distributed Information Management 3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Management 2 (or equivalent), Java Programming 2 (or equivalent).','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April/May','Computing Science');</text:p>
          </table:table-cell>
        </table:table-row>
        <table:table-row table:style-name="ro1">
          <table:table-cell office:value-type="float" office:value="4">
            <text:p>4</text:p>
          </table:table-cell>
          <table:table-cell office:value-type="string">
            <text:p>Summer</text:p>
          </table:table-cell>
          <table:table-cell office:value-type="float" office:value="10">
            <text:p>10</text:p>
          </table:table-cell>
          <table:table-cell office:value-type="string">
            <text:p>COMPSCI4046</text:p>
          </table:table-cell>
          <table:table-cell office:value-type="string">
            <text:p>Software Engineering Summer Placement </text:p>
          </table:table-cell>
          <table:table-cell office:value-type="string">
            <text:p>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text:p>
          </table:table-cell>
          <table:table-cell office:value-type="string">
            <text:p>Only for Software Engineering and Electronics and Software Engineering students progressing to Level 4.</text:p>
          </table:table-cell>
          <table:table-cell office:value-type="string">
            <text:p>Written report 50%, presentation on placement experience 25% and assessment of quality of experience 25%. Assessment takes place during and immediately after the placement, so it is not possible to re-assess without redoing the placement.</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5];&quot;','&quot;;[.B35];&quot;','&quot;;[.C35];&quot;','&quot;;[.D35];&quot;','&quot;;[.E35];&quot;','&quot;;[.F35];&quot;','&quot;;[.G35];&quot;','&quot;;[.H35];&quot;','&quot;;[.I35];&quot;','&quot;;[.J35];&quot;');&quot;)" office:value-type="string" office:string-value="INSERT INTO Course (Level,Semester,Credit,CourseId,Name,Description,EntryRequirements,Assessment,MainAssessment,School) VALUES ('4','Summer','10','COMPSCI4046','Software Engineering Summer Placement ','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Only for Software Engineering and Electronics and Software Engineering students progressing to Level 4.','Written report 50%, presentation on placement experience 25% and assessment of quality of experience 25%. Assessment takes place during and immediately after the placement, so it is not possible to re-assess without redoing the placement.','April/May','Computing Science');">
            <text:p>INSERT INTO Course (Level,Semester,Credit,CourseId,Name,Description,EntryRequirements,Assessment,MainAssessment,School) VALUES ('4','Summer','10','COMPSCI4046','Software Engineering Summer Placement ','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Only for Software Engineering and Electronics and Software Engineering students progressing to Level 4.','Written report 50%, presentation on placement experience 25% and assessment of quality of experience 25%. Assessment takes place during and immediately after the placement, so it is not possible to re-assess without redoing the placement.','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20">
            <text:p>20</text:p>
          </table:table-cell>
          <table:table-cell office:value-type="string">
            <text:p>COMPSCI4047</text:p>
          </table:table-cell>
          <table:table-cell office:value-type="string">
            <text:p>Computing Science 3:Team Project(H) </text:p>
          </table:table-cell>
          <table:table-cell office:value-type="string">
            <text:p>To design and implement, in a team, a software system that solves a (more-or-less) well-understood problem; to achieve a deliverable product in the form of a piece of working software.</text:p>
          </table:table-cell>
          <table:table-cell office:value-type="string">
            <text:p>Object Oriented Software Engineering 2 (or equivalent), Algorithms and Data Structures 2 (or equivalent), Java Programming 2 (or equivalent).</text:p>
          </table:table-cell>
          <table:table-cell office:value-type="string">
            <text:p>Joint dissertation comprising a project report, documentation, and the software itself.5% Presentation, 5% Writing Skills, 90% Project Dissertation. Reassessment is not possible as the project is done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6];&quot;','&quot;;[.B36];&quot;','&quot;;[.C36];&quot;','&quot;;[.D36];&quot;','&quot;;[.E36];&quot;','&quot;;[.F36];&quot;','&quot;;[.G36];&quot;','&quot;;[.H36];&quot;','&quot;;[.I36];&quot;','&quot;;[.J36];&quot;');&quot;)" office:value-type="string" office:string-value="INSERT INTO Course (Level,Semester,Credit,CourseId,Name,Description,EntryRequirements,Assessment,MainAssessment,School) VALUES ('4','1 &amp; 2','20','COMPSCI4047','Computing Science 3:Team Project(H)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
            <text:p>INSERT INTO Course (Level,Semester,Credit,CourseId,Name,Description,EntryRequirements,Assessment,MainAssessment,School) VALUES ('4','1 &amp; 2','20','COMPSCI4047','Computing Science 3:Team Project(H)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text:p>
          </table:table-cell>
        </table:table-row>
        <table:table-row table:style-name="ro2">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09</text:p>
          </table:table-cell>
          <table:table-cell office:value-type="string">
            <text:p>Computing Science 3P: Algorithmics 3 </text:p>
          </table:table-cell>
          <table:table-cell office:value-type="string">
            <text:p>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text:p>
          </table:table-cell>
          <table:table-cell office:value-type="string">
            <text:p>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text:p>
          </table:table-cell>
          <table:table-cell office:value-type="string">
            <text:p>Examination 80% Coursework 20%. 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7];&quot;','&quot;;[.B37];&quot;','&quot;;[.C37];&quot;','&quot;;[.D37];&quot;','&quot;;[.E37];&quot;','&quot;;[.F37];&quot;','&quot;;[.G37];&quot;','&quot;;[.H37];&quot;','&quot;;[.I37];&quot;','&quot;;[.J37];&quot;');&quot;)" office:value-type="string" office:string-value="INSERT INTO Course (Level,Semester,Credit,CourseId,Name,Description,EntryRequirements,Assessment,MainAssessment,School) VALUES ('4','1','10','COMPSCI4009','Computing Science 3P: Algorithmics 3 ','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Examination 80% Coursework 20%.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10','COMPSCI4009','Computing Science 3P: Algorithmics 3 ','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Examination 80% Coursework 20%.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08</text:p>
          </table:table-cell>
          <table:table-cell office:value-type="string">
            <text:p>Computing Science 3: Embedded Systems 3 </text:p>
          </table:table-cell>
          <table:table-cell office:value-type="string">
            <text:p>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text:p>
          </table:table-cell>
          <table:table-cell office:value-type="string">
            <text:p>Acceptance into the Mobile Software Engineering Cohort</text:p>
          </table:table-cell>
          <table:table-cell office:value-type="string">
            <text:p>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8];&quot;','&quot;;[.B38];&quot;','&quot;;[.C38];&quot;','&quot;;[.D38];&quot;','&quot;;[.E38];&quot;','&quot;;[.F38];&quot;','&quot;;[.G38];&quot;','&quot;;[.H38];&quot;','&quot;;[.I38];&quot;','&quot;;[.J38];&quot;');&quot;)" office:value-type="string" office:string-value="INSERT INTO Course (Level,Semester,Credit,CourseId,Name,Description,EntryRequirements,Assessment,MainAssessment,School) VALUES ('4','2','10','COMPSCI4008','Computing Science 3: Embedded Systems 3 ','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Acceptance into the Mobile Software Engineering Cohort','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8','Computing Science 3: Embedded Systems 3 ','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Acceptance into the Mobile Software Engineering Cohort','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45</text:p>
          </table:table-cell>
          <table:table-cell office:value-type="string">
            <text:p>Safety-Critical Systems Development 4 </text:p>
          </table:table-cell>
          <table:table-cell office:value-type="string">
            <text:p>This course encourages students to apply engineering techniques to support the development of safety-critical applications. It also encourages students to consider the particular methodological and professional issues that surround the development of safety-critical systems.</text:p>
          </table:table-cell>
          <table:table-cell office:value-type="string">
            <text:p>None.</text:p>
          </table:table-cell>
          <table:table-cell office:value-type="string">
            <text:p>Examination (80%); Practical Exercises: (20%)</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9];&quot;','&quot;;[.B39];&quot;','&quot;;[.C39];&quot;','&quot;;[.D39];&quot;','&quot;;[.E39];&quot;','&quot;;[.F39];&quot;','&quot;;[.G39];&quot;','&quot;;[.H39];&quot;','&quot;;[.I39];&quot;','&quot;;[.J39];&quot;');&quot;)" office:value-type="string" office:string-value="INSERT INTO Course (Level,Semester,Credit,CourseId,Name,Description,EntryRequirements,Assessment,MainAssessment,School) VALUES ('4','1','10','COMPSCI4045','Safety-Critical Systems Development 4 ','This course encourages students to apply engineering techniques to support the development of safety-critical applications. It also encourages students to consider the particular methodological and professional issues that surround the development of safety-critical systems.','None.','Examination (80%); Practical Exercises: (20%)','April/May','Computing Science');">
            <text:p>INSERT INTO Course (Level,Semester,Credit,CourseId,Name,Description,EntryRequirements,Assessment,MainAssessment,School) VALUES ('4','1','10','COMPSCI4045','Safety-Critical Systems Development 4 ','This course encourages students to apply engineering techniques to support the development of safety-critical applications. It also encourages students to consider the particular methodological and professional issues that surround the development of safety-critical systems.','None.','Examination (80%); Practical Exercises: (20%)','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07</text:p>
          </table:table-cell>
          <table:table-cell office:value-type="string">
            <text:p>Computer Architecture 4 </text:p>
          </table:table-cell>
          <table:table-cell office:value-type="string">
            <text:p>The course explains in depth how a computer works, by developing a digital circuit that implements an instruction set architecture. The memory system, including cache and virtual memory, and support by the architecture for the operating system, are also covered.</text:p>
          </table:table-cell>
          <table:table-cell office:value-type="string">
            <text:p>Computer Systems 2 (or equivalent), Operating Systems 3 (or equivalent), Functional Programming 4 (or equivalent) (recommended)</text:p>
          </table:table-cell>
          <table:table-cell office:value-type="string">
            <text:p>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0];&quot;','&quot;;[.B40];&quot;','&quot;;[.C40];&quot;','&quot;;[.D40];&quot;','&quot;;[.E40];&quot;','&quot;;[.F40];&quot;','&quot;;[.G40];&quot;','&quot;;[.H40];&quot;','&quot;;[.I40];&quot;','&quot;;[.J40];&quot;');&quot;)" office:value-type="string" office:string-value="INSERT INTO Course (Level,Semester,Credit,CourseId,Name,Description,EntryRequirements,Assessment,MainAssessment,School) VALUES ('4','2','10','COMPSCI4007','Computer Architecture 4 ','The course explains in depth how a computer works, by developing a digital circuit that implements an instruction set architecture. The memory system, including cache and virtual memory, and support by the architecture for the operating system, are also covered.','Computer Systems 2 (or equivalent), Operating Systems 3 (or equivalent), Functional Programming 4 (or equivalent) (recommended)','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7','Computer Architecture 4 ','The course explains in depth how a computer works, by developing a digital circuit that implements an instruction set architecture. The memory system, including cache and virtual memory, and support by the architecture for the operating system, are also covered.','Computer Systems 2 (or equivalent), Operating Systems 3 (or equivalent), Functional Programming 4 (or equivalent) (recommended)','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43</text:p>
          </table:table-cell>
          <table:table-cell office:value-type="string">
            <text:p>Systems And Networks </text:p>
          </table:table-cell>
          <table:table-cell office:value-type="string">
            <text:p>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text:p>
          </table:table-cell>
          <table:table-cell office:value-type="string">
            <text:p>None.</text:p>
          </table:table-cell>
          <table:table-cell office:value-type="string">
            <text:p>Examination 70%, coursework 30% The coursework cannot be redone as it is impossible to generate an equivalent piece of coursework which replicates the original one because of the follow-up work which was done subsequent to the original submiss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1];&quot;','&quot;;[.B41];&quot;','&quot;;[.C41];&quot;','&quot;;[.D41];&quot;','&quot;;[.E41];&quot;','&quot;;[.F41];&quot;','&quot;;[.G41];&quot;','&quot;;[.H41];&quot;','&quot;;[.I41];&quot;','&quot;;[.J41];&quot;');&quot;)" office:value-type="string" office:string-value="INSERT INTO Course (Level,Semester,Credit,CourseId,Name,Description,EntryRequirements,Assessment,MainAssessment,School) VALUES ('4','1','10','COMPSCI4043','Systems And Networks ','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None.','Examination 70%, coursework 30% The coursework cannot be redone as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1','10','COMPSCI4043','Systems And Networks ','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None.','Examination 70%, coursework 30% The coursework cannot be redone as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04</text:p>
          </table:table-cell>
          <table:table-cell office:value-type="string">
            <text:p>Artificial Intelligence 4 </text:p>
          </table:table-cell>
          <table:table-cell office:value-type="string">
            <text:p>Artificial Intelligence 4 is an introduction to Artificial Intelligence, giving the students an overview of intelligent agent design. </text:p>
          </table:table-cell>
          <table:table-cell office:value-type="string">
            <text:p>Having taken an introductory Mathematics course will be helpful, but is not obligatory.</text:p>
          </table:table-cell>
          <table:table-cell office:value-type="string">
            <text:p>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2];&quot;','&quot;;[.B42];&quot;','&quot;;[.C42];&quot;','&quot;;[.D42];&quot;','&quot;;[.E42];&quot;','&quot;;[.F42];&quot;','&quot;;[.G42];&quot;','&quot;;[.H42];&quot;','&quot;;[.I42];&quot;','&quot;;[.J42];&quot;');&quot;)" office:value-type="string" office:string-value="INSERT INTO Course (Level,Semester,Credit,CourseId,Name,Description,EntryRequirements,Assessment,MainAssessment,School) VALUES ('4','1','10','COMPSCI4004','Artificial Intelligence 4 ','Artificial Intelligence 4 is an introduction to Artificial Intelligence, giving the students an overview of intelligent agent design. ','Having taken an introductory Mathematics course will be helpful, but is not obligatory.','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10','COMPSCI4004','Artificial Intelligence 4 ','Artificial Intelligence 4 is an introduction to Artificial Intelligence, giving the students an overview of intelligent agent design. ','Having taken an introductory Mathematics course will be helpful, but is not obligatory.','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April/May','Computing Science');</text:p>
          </table:table-cell>
        </table:table-row>
        <table:table-row table:style-name="ro2">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03</text:p>
          </table:table-cell>
          <table:table-cell office:value-type="string">
            <text:p>Algorithmics 4 </text:p>
          </table:table-cell>
          <table:table-cell office:value-type="string">
            <text:p>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text:p>
          </table:table-cell>
          <table:table-cell office:value-type="string">
            <text:p>Algorithmics 3 (or equivalent). </text:p>
          </table:table-cell>
          <table:table-cell office:value-type="string">
            <text:p>Examination (80%); Practical Exercises: (20%). The coursework cannot be redone because the nature of the coursework is such that it would take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3];&quot;','&quot;;[.B43];&quot;','&quot;;[.C43];&quot;','&quot;;[.D43];&quot;','&quot;;[.E43];&quot;','&quot;;[.F43];&quot;','&quot;;[.G43];&quot;','&quot;;[.H43];&quot;','&quot;;[.I43];&quot;','&quot;;[.J43];&quot;');&quot;)" office:value-type="string" office:string-value="INSERT INTO Course (Level,Semester,Credit,CourseId,Name,Description,EntryRequirements,Assessment,MainAssessment,School) VALUES ('4','2','10','COMPSCI4003','Algorithmics 4 ','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Algorithmics 3 (or equivalent). ','Examination (80%); Practical Exercises: (20%). The coursework cannot be redone because the nature of the coursework is such that it would take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3','Algorithmics 4 ','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Algorithmics 3 (or equivalent). ','Examination (80%); Practical Exercises: (20%). The coursework cannot be redone because the nature of the coursework is such that it would take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02</text:p>
          </table:table-cell>
          <table:table-cell office:value-type="string">
            <text:p>Advanced Networking And Communications 4 </text:p>
          </table:table-cell>
          <table:table-cell office:value-type="string">
            <text:p>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text:p>
          </table:table-cell>
          <table:table-cell office:value-type="string">
            <text:p>Networked Systems 3 (or equivalent).</text:p>
          </table:table-cell>
          <table:table-cell office:value-type="string">
            <text:p>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4];&quot;','&quot;;[.B44];&quot;','&quot;;[.C44];&quot;','&quot;;[.D44];&quot;','&quot;;[.E44];&quot;','&quot;;[.F44];&quot;','&quot;;[.G44];&quot;','&quot;;[.H44];&quot;','&quot;;[.I44];&quot;','&quot;;[.J44];&quot;');&quot;)" office:value-type="string" office:string-value="INSERT INTO Course (Level,Semester,Credit,CourseId,Name,Description,EntryRequirements,Assessment,MainAssessment,School) VALUES ('4','2','10','COMPSCI4002','Advanced Networking And Communications 4 ','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Networked Systems 3 (or equivalent).','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2','10','COMPSCI4002','Advanced Networking And Communications 4 ','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Networked Systems 3 (or equivalent).','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26P</text:p>
          </table:table-cell>
          <table:table-cell office:value-type="string">
            <text:p>Individual Short Project 4 (Single) </text:p>
          </table:table-cell>
          <table:table-cell office:value-type="string">
            <text:p>The aim of the individual project is to allow students to undertake a piece of individual software development work, involving planning, specification, design, execution, evaluation, and report-writing.</text:p>
          </table:table-cell>
          <table:table-cell office:value-type="string">
            <text:p>4th year entry regulations</text:p>
          </table:table-cell>
          <table:table-cell office:value-type="string">
            <text:p>Project 100% This report will incorporate a semester''s worth of continuous work so it will therefore not be possible for students to resubmit this work.</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5];&quot;','&quot;;[.B45];&quot;','&quot;;[.C45];&quot;','&quot;;[.D45];&quot;','&quot;;[.E45];&quot;','&quot;;[.F45];&quot;','&quot;;[.G45];&quot;','&quot;;[.H45];&quot;','&quot;;[.I45];&quot;','&quot;;[.J45];&quot;');&quot;)" office:value-type="string" office:string-value="INSERT INTO Course (Level,Semester,Credit,CourseId,Name,Description,EntryRequirements,Assessment,MainAssessment,School) VALUES ('4','2','10','COMPSCI4026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a semester''s worth of continuous work so it will therefore not be possible for students to resubmit this work.','April/May','Computing Science');">
            <text:p>INSERT INTO Course (Level,Semester,Credit,CourseId,Name,Description,EntryRequirements,Assessment,MainAssessment,School) VALUES ('4','2','10','COMPSCI4026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a semester''s worth of continuous work so it will therefore not be possible for students to resubmit this work.','April/May','Computing Science');</text:p>
          </table:table-cell>
        </table:table-row>
        <table:table-row table:style-name="ro2">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10</text:p>
          </table:table-cell>
          <table:table-cell office:value-type="string">
            <text:p>Computing Science 3Q: Advanced Programming 3 </text:p>
          </table:table-cell>
          <table:table-cell office:value-type="string">
            <text:p>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text:p>
          </table:table-cell>
          <table:table-cell office:value-type="string">
            <text:p>Java Programming 2 (or equivalent), Object Oriented Software Engineering 2 (or equivalent), Algorithms and Data Structures 2 (or equivalent).</text:p>
          </table:table-cell>
          <table:table-cell office:value-type="string">
            <text:p>Examination: (80%); Coursework (20%). The coursework cannot be redone because it is impossible to generate an equivalent piece of coursework which replicates the original one because of the follow-up work which was done subsequent to the original submiss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6];&quot;','&quot;;[.B46];&quot;','&quot;;[.C46];&quot;','&quot;;[.D46];&quot;','&quot;;[.E46];&quot;','&quot;;[.F46];&quot;','&quot;;[.G46];&quot;','&quot;;[.H46];&quot;','&quot;;[.I46];&quot;','&quot;;[.J46];&quot;');&quot;)" office:value-type="string" office:string-value="INSERT INTO Course (Level,Semester,Credit,CourseId,Name,Description,EntryRequirements,Assessment,MainAssessment,School) VALUES ('4','1','10','COMPSCI4010','Computing Science 3Q: Advanced Programming 3 ','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Java Programming 2 (or equivalent), Object Oriented Software Engineering 2 (or equivalent), Algorithms and Data Structures 2 (or equivalent).','Examination: (80%); Coursework (20%). The coursework cannot be redone because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1','10','COMPSCI4010','Computing Science 3Q: Advanced Programming 3 ','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Java Programming 2 (or equivalent), Object Oriented Software Engineering 2 (or equivalent), Algorithms and Data Structures 2 (or equivalent).','Examination: (80%); Coursework (20%). The coursework cannot be redone because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12</text:p>
          </table:table-cell>
          <table:table-cell office:value-type="string">
            <text:p>Computing Science 3T: Networked Systems 3 </text:p>
          </table:table-cell>
          <table:table-cell office:value-type="string">
            <text:p>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text:p>
          </table:table-cell>
          <table:table-cell office:value-type="string">
            <text:p>Computer Systems 2 (or equivalent), Algorithms and Data Structures 2 (or equivalent), Object Oriented Software Engineering 2 (or equivalent). This course is only available to Honours students. </text:p>
          </table:table-cell>
          <table:table-cell office:value-type="string">
            <text:p>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7];&quot;','&quot;;[.B47];&quot;','&quot;;[.C47];&quot;','&quot;;[.D47];&quot;','&quot;;[.E47];&quot;','&quot;;[.F47];&quot;','&quot;;[.G47];&quot;','&quot;;[.H47];&quot;','&quot;;[.I47];&quot;','&quot;;[.J47];&quot;');&quot;)" office:value-type="string" office:string-value="INSERT INTO Course (Level,Semester,Credit,CourseId,Name,Description,EntryRequirements,Assessment,MainAssessment,School) VALUES ('4','2','10','COMPSCI4012','Computing Science 3T: Networked Systems 3 ','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Computer Systems 2 (or equivalent), Algorithms and Data Structures 2 (or equivalent), Object Oriented Software Engineering 2 (or equivalent). This course is only available to Honours students. ','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12','Computing Science 3T: Networked Systems 3 ','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Computer Systems 2 (or equivalent), Algorithms and Data Structures 2 (or equivalent), Object Oriented Software Engineering 2 (or equivalent). This course is only available to Honours students. ','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11</text:p>
          </table:table-cell>
          <table:table-cell office:value-type="string">
            <text:p>Computing Science 3S: Operating Systems 3 </text:p>
          </table:table-cell>
          <table:table-cell office:value-type="string">
            <text:p>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text:p>
          </table:table-cell>
          <table:table-cell office:value-type="string">
            <text:p>Computer Systems 2 (or equivalent), Java Programming 2 (or equivalent), Algorithms and Data Structures 2 (or equivalent), Object Oriented Software Engineering 2 (or equivalent). This course is only available to Honours students.</text:p>
          </table:table-cell>
          <table:table-cell office:value-type="string">
            <text:p>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8];&quot;','&quot;;[.B48];&quot;','&quot;;[.C48];&quot;','&quot;;[.D48];&quot;','&quot;;[.E48];&quot;','&quot;;[.F48];&quot;','&quot;;[.G48];&quot;','&quot;;[.H48];&quot;','&quot;;[.I48];&quot;','&quot;;[.J48];&quot;');&quot;)" office:value-type="string" office:string-value="INSERT INTO Course (Level,Semester,Credit,CourseId,Name,Description,EntryRequirements,Assessment,MainAssessment,School) VALUES ('4','2','10','COMPSCI4011','Computing Science 3S: Operating Systems 3 ','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Computer Systems 2 (or equivalent), Java Programming 2 (or equivalent), Algorithms and Data Structures 2 (or equivalent), Object Oriented Software Engineering 2 (or equivalent). This course is only available to Honours students.','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4','2','10','COMPSCI4011','Computing Science 3S: Operating Systems 3 ','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Computer Systems 2 (or equivalent), Java Programming 2 (or equivalent), Algorithms and Data Structures 2 (or equivalent), Object Oriented Software Engineering 2 (or equivalent). This course is only available to Honours students.','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10">
            <text:p>10</text:p>
          </table:table-cell>
          <table:table-cell office:value-type="string">
            <text:p>COMPSCI4017</text:p>
          </table:table-cell>
          <table:table-cell office:value-type="string">
            <text:p>Computing Science In The Classroom </text:p>
          </table:table-cell>
          <table:table-cell office:value-type="string">
            <text:p>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text:p>
          </table:table-cell>
          <table:table-cell office:value-type="string">
            <text:p>None.</text:p>
          </table:table-cell>
          <table:table-cell office:value-type="string">
            <text:p>Assignment (reflective learning journal) 20%, Oral Presentation 10%, Project 50% and other coursework (conduct assessment by both placement teacher and university staff) 20%. The coursework cannot be redone because it requires a classroom of pupils, impossible to generate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9];&quot;','&quot;;[.B49];&quot;','&quot;;[.C49];&quot;','&quot;;[.D49];&quot;','&quot;;[.E49];&quot;','&quot;;[.F49];&quot;','&quot;;[.G49];&quot;','&quot;;[.H49];&quot;','&quot;;[.I49];&quot;','&quot;;[.J49];&quot;');&quot;)" office:value-type="string" office:string-value="INSERT INTO Course (Level,Semester,Credit,CourseId,Name,Description,EntryRequirements,Assessment,MainAssessment,School) VALUES ('4','1 &amp; 2','10','COMPSCI4017','Computing Science In The Classroom ','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None.','Assignment (reflective learning journal) 20%, Oral Presentation 10%, Project 50% and other coursework (conduct assessment by both placement teacher and university staff) 20%. The coursework cannot be redone because it requires a classroom of pupils, impossible to generate over the summer.','April/May','Computing Science');">
            <text:p>INSERT INTO Course (Level,Semester,Credit,CourseId,Name,Description,EntryRequirements,Assessment,MainAssessment,School) VALUES ('4','1 &amp; 2','10','COMPSCI4017','Computing Science In The Classroom ','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None.','Assignment (reflective learning journal) 20%, Oral Presentation 10%, Project 50% and other coursework (conduct assessment by both placement teacher and university staff) 20%. The coursework cannot be redone because it requires a classroom of pupils, impossible to generate over the summer.','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19</text:p>
          </table:table-cell>
          <table:table-cell office:value-type="string">
            <text:p>Distributed Algorithms And Systems 4 </text:p>
          </table:table-cell>
          <table:table-cell office:value-type="string">
            <text:p>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text:p>
          </table:table-cell>
          <table:table-cell office:value-type="string">
            <text:p>Advanced Programming 3 (or equivalent), Operating Systems 3 (or equivalent),Networked Systems 3 (or equivalent).</text:p>
          </table:table-cell>
          <table:table-cell office:value-type="string">
            <text:p>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0];&quot;','&quot;;[.B50];&quot;','&quot;;[.C50];&quot;','&quot;;[.D50];&quot;','&quot;;[.E50];&quot;','&quot;;[.F50];&quot;','&quot;;[.G50];&quot;','&quot;;[.H50];&quot;','&quot;;[.I50];&quot;','&quot;;[.J50];&quot;');&quot;)" office:value-type="string" office:string-value="INSERT INTO Course (Level,Semester,Credit,CourseId,Name,Description,EntryRequirements,Assessment,MainAssessment,School) VALUES ('4','1','10','COMPSCI4019','Distributed Algorithms And Systems 4 ','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Advanced Programming 3 (or equivalent), Operating Systems 3 (or equivalent),Networked Systems 3 (or equivalent).','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April/May','Computing Science');">
            <text:p>INSERT INTO Course (Level,Semester,Credit,CourseId,Name,Description,EntryRequirements,Assessment,MainAssessment,School) VALUES ('4','1','10','COMPSCI4019','Distributed Algorithms And Systems 4 ','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Advanced Programming 3 (or equivalent), Operating Systems 3 (or equivalent),Networked Systems 3 (or equivalent).','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April/May','Computing Science');</text:p>
          </table:table-cell>
        </table:table-row>
        <table:table-row table:style-name="ro2">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14</text:p>
          </table:table-cell>
          <table:table-cell office:value-type="string">
            <text:p>Computing Science 3W: Interactive Systems 3 </text:p>
          </table:table-cell>
          <table:table-cell office:value-type="string">
            <text:p>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text:p>
          </table:table-cell>
          <table:table-cell office:value-type="string">
            <text:p>Information Management 2 (or equivalent), Java Programming 2 (or equivalent), Object Oriented Software Engineering 2 (or equivalent).</text:p>
          </table:table-cell>
          <table:table-cell office:value-type="string">
            <text:p>Examination 80%, Coursework 20%. The coursework cannot be redone as it is completed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1];&quot;','&quot;;[.B51];&quot;','&quot;;[.C51];&quot;','&quot;;[.D51];&quot;','&quot;;[.E51];&quot;','&quot;;[.F51];&quot;','&quot;;[.G51];&quot;','&quot;;[.H51];&quot;','&quot;;[.I51];&quot;','&quot;;[.J51];&quot;');&quot;)" office:value-type="string" office:string-value="INSERT INTO Course (Level,Semester,Credit,CourseId,Name,Description,EntryRequirements,Assessment,MainAssessment,School) VALUES ('4','1','10','COMPSCI4014','Computing Science 3W: Interactive Systems 3 ','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Information Management 2 (or equivalent), Java Programming 2 (or equivalent), Object Oriented Software Engineering 2 (or equivalent).','Examination 80%, Coursework 20%. The coursework cannot be redone as it is completed as part of a group.','April/May','Computing Science');">
            <text:p>INSERT INTO Course (Level,Semester,Credit,CourseId,Name,Description,EntryRequirements,Assessment,MainAssessment,School) VALUES ('4','1','10','COMPSCI4014','Computing Science 3W: Interactive Systems 3 ','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Information Management 2 (or equivalent), Java Programming 2 (or equivalent), Object Oriented Software Engineering 2 (or equivalent).','Examination 80%, Coursework 20%. The coursework cannot be redone as it is completed as part of a group.','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13</text:p>
          </table:table-cell>
          <table:table-cell office:value-type="string">
            <text:p>Computing Science 3U: Database Systems 3 </text:p>
          </table:table-cell>
          <table:table-cell office:value-type="string">
            <text:p>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text:p>
          </table:table-cell>
          <table:table-cell office:value-type="string">
            <text:p>Information Management 2 (or equivalent), Java Programming 2 (or equivalent). </text:p>
          </table:table-cell>
          <table:table-cell office:value-type="string">
            <text:p>Examination 80%, coursework 20%. 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2];&quot;','&quot;;[.B52];&quot;','&quot;;[.C52];&quot;','&quot;;[.D52];&quot;','&quot;;[.E52];&quot;','&quot;;[.F52];&quot;','&quot;;[.G52];&quot;','&quot;;[.H52];&quot;','&quot;;[.I52];&quot;','&quot;;[.J52];&quot;');&quot;)" office:value-type="string" office:string-value="INSERT INTO Course (Level,Semester,Credit,CourseId,Name,Description,EntryRequirements,Assessment,MainAssessment,School) VALUES ('4','2','10','COMPSCI4013','Computing Science 3U: Database Systems 3 ','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Information Management 2 (or equivalent), Java Programming 2 (or equivalent). ','Examination 80%, coursework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4','2','10','COMPSCI4013','Computing Science 3U: Database Systems 3 ','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Information Management 2 (or equivalent), Java Programming 2 (or equivalent). ','Examination 80%, coursework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16</text:p>
          </table:table-cell>
          <table:table-cell office:value-type="string">
            <text:p>Computing Science 3Z: Programming Languages 3 </text:p>
          </table:table-cell>
          <table:table-cell office:value-type="string">
            <text:p>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text:p>
          </table:table-cell>
          <table:table-cell office:value-type="string">
            <text:p>Java Programming 2 (or equivalent). This course is for Honours students only.</text:p>
          </table:table-cell>
          <table:table-cell office:value-type="string">
            <text:p>Examination 80%, assignment 2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3];&quot;','&quot;;[.B53];&quot;','&quot;;[.C53];&quot;','&quot;;[.D53];&quot;','&quot;;[.E53];&quot;','&quot;;[.F53];&quot;','&quot;;[.G53];&quot;','&quot;;[.H53];&quot;','&quot;;[.I53];&quot;','&quot;;[.J53];&quot;');&quot;)" office:value-type="string" office:string-value="INSERT INTO Course (Level,Semester,Credit,CourseId,Name,Description,EntryRequirements,Assessment,MainAssessment,School) VALUES ('4','1','10','COMPSCI4016','Computing Science 3Z: Programming Languages 3 ','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Java Programming 2 (or equivalent). This course is for Honours students only.','Examination 80%, assignment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16','Computing Science 3Z: Programming Languages 3 ','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Java Programming 2 (or equivalent). This course is for Honours students only.','Examination 80%, assignment 20%. The coursework cannot be redone because the feedback provided to the students after the original coursework would give any students redoing the coursework an unfair advantage.','April/May','Computing Science');</text:p>
          </table:table-cell>
        </table:table-row>
        <table:table-row table:style-name="ro2">
          <table:table-cell office:value-type="float" office:value="4">
            <text:p>4</text:p>
          </table:table-cell>
          <table:table-cell office:value-type="string">
            <text:p>1 &amp; 2</text:p>
          </table:table-cell>
          <table:table-cell office:value-type="float" office:value="20">
            <text:p>20</text:p>
          </table:table-cell>
          <table:table-cell office:value-type="string">
            <text:p>COMPSCI4015</text:p>
          </table:table-cell>
          <table:table-cell office:value-type="string">
            <text:p>Computing Science 3X: Professional Software Development 3 </text:p>
          </table:table-cell>
          <table:table-cell office:value-type="string">
            <text:p>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text:p>
          </table:table-cell>
          <table:table-cell office:value-type="string">
            <text:p>Java Programming 2 (or equivalent), Algorithms and Data Structures 2 (or equivalent), Object Oriented Software Engineering 2 (or equivalent).</text:p>
          </table:table-cell>
          <table:table-cell office:value-type="string">
            <text:p>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ext:s/>The coursework cannot be redone because it is done as part of a group.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4];&quot;','&quot;;[.B54];&quot;','&quot;;[.C54];&quot;','&quot;;[.D54];&quot;','&quot;;[.E54];&quot;','&quot;;[.F54];&quot;','&quot;;[.G54];&quot;','&quot;;[.H54];&quot;','&quot;;[.I54];&quot;','&quot;;[.J54];&quot;');&quot;)" office:value-type="string" office:string-value="INSERT INTO Course (Level,Semester,Credit,CourseId,Name,Description,EntryRequirements,Assessment,MainAssessment,School) VALUES ('4','1 &amp; 2','20','COMPSCI4015','Computing Science 3X: Professional Software Development 3 ','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Java Programming 2 (or equivalent), Algorithms and Data Structures 2 (or equivalent), Object Oriented Software Engineering 2 (or equivalent).','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he coursework cannot be redone because it is done as part of a group.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 &amp; 2','20','COMPSCI4015','Computing Science 3X: Professional Software Development 3 ','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Java Programming 2 (or equivalent), Algorithms and Data Structures 2 (or equivalent), Object Oriented Software Engineering 2 (or equivalent).','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ext:s/>The coursework cannot be redone because it is done as part of a group. The nature of the coursework is such that it takes a significant number of days to produce it and this effort is infeasible for supporting the redoing of such coursework over the summer.','April/May','Computing Science');</text:p>
          </table:table-cell>
        </table:table-row>
        <table:table-row table:style-name="ro2">
          <table:table-cell office:value-type="float" office:value="5">
            <text:p>5</text:p>
          </table:table-cell>
          <table:table-cell office:value-type="string">
            <text:p>Summer</text:p>
          </table:table-cell>
          <table:table-cell office:value-type="float" office:value="60">
            <text:p>60</text:p>
          </table:table-cell>
          <table:table-cell office:value-type="string">
            <text:p>COMPSCI5016P</text:p>
          </table:table-cell>
          <table:table-cell office:value-type="string">
            <text:p>Mres Research Project </text:p>
          </table:table-cell>
          <table:table-cell office:value-type="string">
            <text:p>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text:p>
          </table:table-cell>
          <table:table-cell office:value-type="string">
            <text:p>MRes Research Project Proposal</text:p>
          </table:table-cell>
          <table:table-cell office:value-type="string">
            <text:p>The course is assessed 100% by a dissertation. This report will incorporate 3 months of continuous work so it will therefore not be possible for students to resubmit this work.</text:p>
          </table:table-cell>
          <table:table-cell office:value-type="string">
            <text:p>August</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5];&quot;','&quot;;[.B55];&quot;','&quot;;[.C55];&quot;','&quot;;[.D55];&quot;','&quot;;[.E55];&quot;','&quot;;[.F55];&quot;','&quot;;[.G55];&quot;','&quot;;[.H55];&quot;','&quot;;[.I55];&quot;','&quot;;[.J55];&quot;');&quot;)" office:value-type="string" office:string-value="INSERT INTO Course (Level,Semester,Credit,CourseId,Name,Description,EntryRequirements,Assessment,MainAssessment,School) VALUES ('5','Summer','60','COMPSCI5016P','Mres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Res Research Project Proposal','The course is assessed 100% by a dissertation. This report will incorporate 3 months of continuous work so it will therefore not be possible for students to resubmit this work.','August','Computing Science');">
            <text:p>INSERT INTO Course (Level,Semester,Credit,CourseId,Name,Description,EntryRequirements,Assessment,MainAssessment,School) VALUES ('5','Summer','60','COMPSCI5016P','Mres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Res Research Project Proposal','The course is assessed 100% by a dissertation. This report will incorporate 3 months of continuous work so it will therefore not be possible for students to resubmit this work.','August','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29</text:p>
          </table:table-cell>
          <table:table-cell office:value-type="string">
            <text:p>SOFTWARE PROJECT MANAGEMENT (M) </text:p>
          </table:table-cell>
          <table:table-cell office:value-type="string">
            <text:p>This course introduces different approaches to software project management, and a variety of tools are available to support effective management of software development projects.</text:p>
          </table:table-cell>
          <table:table-cell office:value-type="string">
            <text:p>None</text:p>
          </table:table-cell>
          <table:table-cell office:value-type="string">
            <text:p>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6];&quot;','&quot;;[.B56];&quot;','&quot;;[.C56];&quot;','&quot;;[.D56];&quot;','&quot;;[.E56];&quot;','&quot;;[.F56];&quot;','&quot;;[.G56];&quot;','&quot;;[.H56];&quot;','&quot;;[.I56];&quot;','&quot;;[.J56];&quot;');&quot;)" office:value-type="string" office:string-value="INSERT INTO Course (Level,Semester,Credit,CourseId,Name,Description,EntryRequirements,Assessment,MainAssessment,School) VALUES ('5','2','10','COMPSCI5029','SOFTWARE PROJECT MANAGEMENT (M) ','This course introduces different approaches to software project management, and a variety of tools are available to support effective management of software development projects.','None','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April/May','Computing Science');">
            <text:p>INSERT INTO Course (Level,Semester,Credit,CourseId,Name,Description,EntryRequirements,Assessment,MainAssessment,School) VALUES ('5','2','10','COMPSCI5029','SOFTWARE PROJECT MANAGEMENT (M) ','This course introduces different approaches to software project management, and a variety of tools are available to support effective management of software development projects.','None','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April/May','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20">
            <text:p>20</text:p>
          </table:table-cell>
          <table:table-cell office:value-type="string">
            <text:p>COMPSCI5026</text:p>
          </table:table-cell>
          <table:table-cell office:value-type="string">
            <text:p>Research Readings In Computing Science (M) </text:p>
          </table:table-cell>
          <table:table-cell office:value-type="string">
            <text:p>Immerse students in seminal topics in Computing Science via papers from the research literature;Reinforce critical reading and reviewing skills learned in the Research Techniques course;Enable students to develop their critical thinking and group discussion capabilities.</text:p>
          </table:table-cell>
          <table:table-cell office:value-type="string">
            <text:p>None.</text:p>
          </table:table-cell>
          <table:table-cell office:value-type="string">
            <text:p>Coursework: paper summaries: 70%.In-depth presentation: 30%. This coursework cannot be redone because it is impossible to generate an equivalent piece of coursework which replicates the original one because of the follow-up work which was done subsequent to the original submission.</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7];&quot;','&quot;;[.B57];&quot;','&quot;;[.C57];&quot;','&quot;;[.D57];&quot;','&quot;;[.E57];&quot;','&quot;;[.F57];&quot;','&quot;;[.G57];&quot;','&quot;;[.H57];&quot;','&quot;;[.I57];&quot;','&quot;;[.J57];&quot;');&quot;)" office:value-type="string" office:string-value="INSERT INTO Course (Level,Semester,Credit,CourseId,Name,Description,EntryRequirements,Assessment,MainAssessment,School) VALUES ('5','1','20','COMPSCI5026','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None.','Coursework: paper summaries: 70%.In-depth presentation: 30%. This coursework cannot be redone because it is impossible to generate an equivalent piece of coursework which replicates the original one because of the follow-up work which was done subsequent to the original submission.','December','Computing Science');">
            <text:p>INSERT INTO Course (Level,Semester,Credit,CourseId,Name,Description,EntryRequirements,Assessment,MainAssessment,School) VALUES ('5','1','20','COMPSCI5026','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None.','Coursework: paper summaries: 70%.In-depth presentation: 30%. This coursework cannot be redone because it is impossible to generate an equivalent piece of coursework which replicates the original one because of the follow-up work which was done subsequent to the original submission.','December','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25</text:p>
          </table:table-cell>
          <table:table-cell office:value-type="string">
            <text:p>Research Methods And Techniques (M) </text:p>
          </table:table-cell>
          <table:table-cell office:value-type="string">
            <text:p>This course covers the fundamental principles, of the scientific method. Students will learn the core skills of planning, designing, executing, evaluating and presenting research.</text:p>
          </table:table-cell>
          <table:table-cell office:value-type="string">
            <text:p>None.</text:p>
          </table:table-cell>
          <table:table-cell office:value-type="string">
            <text:p>Examination 60%, Coursework 4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8];&quot;','&quot;;[.B58];&quot;','&quot;;[.C58];&quot;','&quot;;[.D58];&quot;','&quot;;[.E58];&quot;','&quot;;[.F58];&quot;','&quot;;[.G58];&quot;','&quot;;[.H58];&quot;','&quot;;[.I58];&quot;','&quot;;[.J58];&quot;');&quot;)" office:value-type="string" office:string-value="INSERT INTO Course (Level,Semester,Credit,CourseId,Name,Description,EntryRequirements,Assessment,MainAssessment,School) VALUES ('5','1','10','COMPSCI5025','Research Methods And Techniques (M) ','This course covers the fundamental principles, of the scientific method. Students will learn the core skills of planning, designing, executing, evaluating and presenting research.','None.','Examination 60%, Coursework 4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1','10','COMPSCI5025','Research Methods And Techniques (M) ','This course covers the fundamental principles, of the scientific method. Students will learn the core skills of planning, designing, executing, evaluating and presenting research.','None.','Examination 60%, Coursework 40%. The coursework cannot be redone because the feedback provided to the students after the original coursework would give any students redoing the coursework an unfair advantage.','April/May','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28</text:p>
          </table:table-cell>
          <table:table-cell office:value-type="string">
            <text:p>Selected Research Readings In Computing Science (M) </text:p>
          </table:table-cell>
          <table:table-cell office:value-type="string">
            <text:p>Immerse students in seminal topics in Computing Science via papers from the research literature;Reinforce critical reading and reviewing skills learned in the Research Techniques course;Enable students to develop their critical thinking and group discussion capabilities.</text:p>
          </table:table-cell>
          <table:table-cell office:value-type="string">
            <text:p>For Combined MSci students, Combined Honours degree in Computing Science.</text:p>
          </table:table-cell>
          <table:table-cell office:value-type="string">
            <text:p>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ext:s/>The coursework cannot be redone because it is impossible to generate an equivalent piece of coursework which replicates the original one because of the follow-up work which was done subsequent to the original submission.</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9];&quot;','&quot;;[.B59];&quot;','&quot;;[.C59];&quot;','&quot;;[.D59];&quot;','&quot;;[.E59];&quot;','&quot;;[.F59];&quot;','&quot;;[.G59];&quot;','&quot;;[.H59];&quot;','&quot;;[.I59];&quot;','&quot;;[.J59];&quot;');&quot;)" office:value-type="string" office:string-value="INSERT INTO Course (Level,Semester,Credit,CourseId,Name,Description,EntryRequirements,Assessment,MainAssessment,School) VALUES ('5','1','10','COMPSCI5028','Selected 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For Combined MSci students, Combined Honours degree in Computing Science.','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he coursework cannot be redone because it is impossible to generate an equivalent piece of coursework which replicates the original one because of the follow-up work which was done subsequent to the original submission.','December','Computing Science');">
            <text:p>INSERT INTO Course (Level,Semester,Credit,CourseId,Name,Description,EntryRequirements,Assessment,MainAssessment,School) VALUES ('5','1','10','COMPSCI5028','Selected 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For Combined MSci students, Combined Honours degree in Computing Science.','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ext:s/>The coursework cannot be redone because it is impossible to generate an equivalent piece of coursework which replicates the original one because of the follow-up work which was done subsequent to the original submission.','December','Computing Science');</text:p>
          </table:table-cell>
        </table:table-row>
        <table:table-row table:style-name="ro1">
          <table:table-cell office:value-type="float" office:value="5">
            <text:p>5</text:p>
          </table:table-cell>
          <table:table-cell office:value-type="string">
            <text:p>1 &amp; 2</text:p>
          </table:table-cell>
          <table:table-cell office:value-type="float" office:value="10">
            <text:p>10</text:p>
          </table:table-cell>
          <table:table-cell office:value-type="string">
            <text:p>COMPSCI5022</text:p>
          </table:table-cell>
          <table:table-cell office:value-type="string">
            <text:p>Professional Skills And Issues (M) </text:p>
          </table:table-cell>
          <table:table-cell office:value-type="string">
            <text:p>This course introduces the legal, professional and social issues involved in the widespread development and use of computational devices, and stimulates students to develop their own, well-argued positions on many of these issues.</text:p>
          </table:table-cell>
          <table:table-cell office:value-type="string">
            <text:p>None</text:p>
          </table:table-cell>
          <table:table-cell office:value-type="string">
            <text:p>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0];&quot;','&quot;;[.B60];&quot;','&quot;;[.C60];&quot;','&quot;;[.D60];&quot;','&quot;;[.E60];&quot;','&quot;;[.F60];&quot;','&quot;;[.G60];&quot;','&quot;;[.H60];&quot;','&quot;;[.I60];&quot;','&quot;;[.J60];&quot;');&quot;)" office:value-type="string" office:string-value="INSERT INTO Course (Level,Semester,Credit,CourseId,Name,Description,EntryRequirements,Assessment,MainAssessment,School) VALUES ('5','1 &amp; 2','10','COMPSCI5022','Professional Skills And Issues (M) ','This course introduces the legal, professional and social issues involved in the widespread development and use of computational devices, and stimulates students to develop their own, well-argued positions on many of these issues.','None','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April/May','Computing Science');">
            <text:p>INSERT INTO Course (Level,Semester,Credit,CourseId,Name,Description,EntryRequirements,Assessment,MainAssessment,School) VALUES ('5','1 &amp; 2','10','COMPSCI5022','Professional Skills And Issues (M) ','This course introduces the legal, professional and social issues involved in the widespread development and use of computational devices, and stimulates students to develop their own, well-argued positions on many of these issues.','None','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April/May','Computing Science');</text:p>
          </table:table-cell>
        </table:table-row>
        <table:table-row table:style-name="ro2">
          <table:table-cell office:value-type="float" office:value="5">
            <text:p>5</text:p>
          </table:table-cell>
          <table:table-cell office:value-type="float" office:value="2">
            <text:p>2</text:p>
          </table:table-cell>
          <table:table-cell office:value-type="float" office:value="30">
            <text:p>30</text:p>
          </table:table-cell>
          <table:table-cell office:value-type="string">
            <text:p>COMPSCI5053P</text:p>
          </table:table-cell>
          <table:table-cell office:value-type="string">
            <text:p>MSci Research Project (HALF) </text:p>
          </table:table-cell>
          <table:table-cell office:value-type="string">
            <text:p>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text:p>
          </table:table-cell>
          <table:table-cell office:value-type="string">
            <text:p>MSci Research Project Proposal</text:p>
          </table:table-cell>
          <table:table-cell office:value-type="string">
            <text:p>The course is assessed 100% by a dissertation. This report will incorporate a semester''s worth of continuous work so it will therefore not be possible for students to resubmit this work.</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1];&quot;','&quot;;[.B61];&quot;','&quot;;[.C61];&quot;','&quot;;[.D61];&quot;','&quot;;[.E61];&quot;','&quot;;[.F61];&quot;','&quot;;[.G61];&quot;','&quot;;[.H61];&quot;','&quot;;[.I61];&quot;','&quot;;[.J61];&quot;');&quot;)" office:value-type="string" office:string-value="INSERT INTO Course (Level,Semester,Credit,CourseId,Name,Description,EntryRequirements,Assessment,MainAssessment,School) VALUES ('5','2','30','COMPSCI5053P','MSci Research Project (HALF)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dissertation. This report will incorporate a semester''s worth of continuous work so it will therefore not be possible for students to resubmit this work.','April/May','Computing Science');">
            <text:p>INSERT INTO Course (Level,Semester,Credit,CourseId,Name,Description,EntryRequirements,Assessment,MainAssessment,School) VALUES ('5','2','30','COMPSCI5053P','MSci Research Project (HALF)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dissertation. This report will incorporate a semester''s worth of continuous work so it will therefore not be possible for students to resubmit this work.','April/May','Computing Science');</text:p>
          </table:table-cell>
        </table:table-row>
        <table:table-row table:style-name="ro2">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9</text:p>
          </table:table-cell>
          <table:table-cell office:value-type="string">
            <text:p>Msc Development Project Proposal </text:p>
          </table:table-cell>
          <table:table-cell office:value-type="string">
            <text:p>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text:p>
          </table:table-cell>
          <table:table-cell office:value-type="string">
            <text:p>None.</text:p>
          </table:table-cell>
          <table:table-cell office:value-type="string">
            <text:p>This course is assessed 100% by a written report.</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2];&quot;','&quot;;[.B62];&quot;','&quot;;[.C62];&quot;','&quot;;[.D62];&quot;','&quot;;[.E62];&quot;','&quot;;[.F62];&quot;','&quot;;[.G62];&quot;','&quot;;[.H62];&quot;','&quot;;[.I62];&quot;','&quot;;[.J62];&quot;');&quot;)" office:value-type="string" office:string-value="INSERT INTO Course (Level,Semester,Credit,CourseId,Name,Description,EntryRequirements,Assessment,MainAssessment,School) VALUES ('5','2','10','COMPSCI5019','Msc Development Project Proposal ','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None.','This course is assessed 100% by a written report.','April/May','Computing Science');">
            <text:p>INSERT INTO Course (Level,Semester,Credit,CourseId,Name,Description,EntryRequirements,Assessment,MainAssessment,School) VALUES ('5','2','10','COMPSCI5019','Msc Development Project Proposal ','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None.','This course is assessed 100% by a written report.','April/May','Computing Science');</text:p>
          </table:table-cell>
        </table:table-row>
        <table:table-row table:style-name="ro2">
          <table:table-cell office:value-type="float" office:value="5">
            <text:p>5</text:p>
          </table:table-cell>
          <table:table-cell office:value-type="float" office:value="2">
            <text:p>2</text:p>
          </table:table-cell>
          <table:table-cell office:value-type="float" office:value="20">
            <text:p>20</text:p>
          </table:table-cell>
          <table:table-cell office:value-type="string">
            <text:p>COMPSCI5017</text:p>
          </table:table-cell>
          <table:table-cell office:value-type="string">
            <text:p>Mres Research Project Proposal </text:p>
          </table:table-cell>
          <table:table-cell office:value-type="string">
            <text:p>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text:p>
          </table:table-cell>
          <table:table-cell office:value-type="string">
            <text:p>None.</text:p>
          </table:table-cell>
          <table:table-cell office:value-type="string">
            <text:p>This course is assessed 100% by a written report.</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3];&quot;','&quot;;[.B63];&quot;','&quot;;[.C63];&quot;','&quot;;[.D63];&quot;','&quot;;[.E63];&quot;','&quot;;[.F63];&quot;','&quot;;[.G63];&quot;','&quot;;[.H63];&quot;','&quot;;[.I63];&quot;','&quot;;[.J63];&quot;');&quot;)" office:value-type="string" office:string-value="INSERT INTO Course (Level,Semester,Credit,CourseId,Name,Description,EntryRequirements,Assessment,MainAssessment,School) VALUES ('5','2','20','COMPSCI5017','Mres Research Project Proposal ','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April/May','Computing Science');">
            <text:p>INSERT INTO Course (Level,Semester,Credit,CourseId,Name,Description,EntryRequirements,Assessment,MainAssessment,School) VALUES ('5','2','20','COMPSCI5017','Mres Research Project Proposal ','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5</text:p>
          </table:table-cell>
          <table:table-cell office:value-type="string">
            <text:p>Mobile Human-Computer Interaction (M) </text:p>
          </table:table-cell>
          <table:table-cell office:value-type="string">
            <text:p>Mobile Human-Computer Interaction (M) gives students an overview of the fields of mobile HCI and ubiquitous computing, and an understanding of the practical challenges associated with embedded software development for mobile interactive systems, and associated services.</text:p>
          </table:table-cell>
          <table:table-cell office:value-type="string">
            <text:p>Interactive Systems 3 (or equivalent) - recommended, Human-Computer Interaction 4 (or equivalent) - recommended</text:p>
          </table:table-cell>
          <table:table-cell office:value-type="string">
            <text:p>Examination 80%, coursework 20%. 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4];&quot;','&quot;;[.B64];&quot;','&quot;;[.C64];&quot;','&quot;;[.D64];&quot;','&quot;;[.E64];&quot;','&quot;;[.F64];&quot;','&quot;;[.G64];&quot;','&quot;;[.H64];&quot;','&quot;;[.I64];&quot;','&quot;;[.J64];&quot;');&quot;)" office:value-type="string" office:string-value="INSERT INTO Course (Level,Semester,Credit,CourseId,Name,Description,EntryRequirements,Assessment,MainAssessment,School) VALUES ('5','2','10','COMPSCI5015','Mobile Human-Computer Interaction (M) ','Mobile Human-Computer Interaction (M) gives students an overview of the fields of mobile HCI and ubiquitous computing, and an understanding of the practical challenges associated with embedded software development for mobile interactive systems, and associated services.','Interactive Systems 3 (or equivalent) - recommended, Human-Computer Interaction 4 (or equivalent) - recommended','Examination 80%, coursework 20%.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2','10','COMPSCI5015','Mobile Human-Computer Interaction (M) ','Mobile Human-Computer Interaction (M) gives students an overview of the fields of mobile HCI and ubiquitous computing, and an understanding of the practical challenges associated with embedded software development for mobile interactive systems, and associated services.','Interactive Systems 3 (or equivalent) - recommended, Human-Computer Interaction 4 (or equivalent) - recommended','Examination 80%, coursework 20%.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4</text:p>
          </table:table-cell>
          <table:table-cell office:value-type="string">
            <text:p>Machine Learning (M) </text:p>
          </table:table-cell>
          <table:table-cell office:value-type="string">
            <text:p>A practical introduction to the foundations of machine learning.</text:p>
          </table:table-cell>
          <table:table-cell office:value-type="string">
            <text:p>Mandatory: Working knowledge of mathematics (e.g., matrices, linear spaces and basic geometry, as covered in, for example, Math1RS or Math1RT). Options: Some experience in probability and statistics would be useful but is not essential.</text:p>
          </table:table-cell>
          <table:table-cell office:value-type="string">
            <text:p>Examination 80%, coursework 2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5];&quot;','&quot;;[.B65];&quot;','&quot;;[.C65];&quot;','&quot;;[.D65];&quot;','&quot;;[.E65];&quot;','&quot;;[.F65];&quot;','&quot;;[.G65];&quot;','&quot;;[.H65];&quot;','&quot;;[.I65];&quot;','&quot;;[.J65];&quot;');&quot;)" office:value-type="string" office:string-value="INSERT INTO Course (Level,Semester,Credit,CourseId,Name,Description,EntryRequirements,Assessment,MainAssessment,School) VALUES ('5','2','10','COMPSCI5014','Machine Learning (M) ','A practical introduction to the foundations of machine learning.','Mandatory: Working knowledge of mathematics (e.g., matrices, linear spaces and basic geometry, as covered in, for example, Math1RS or Math1RT). Options: Some experience in probability and statistics would be useful but is not essential.','Examination 80%, coursework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14','Machine Learning (M) ','A practical introduction to the foundations of machine learning.','Mandatory: Working knowledge of mathematics (e.g., matrices, linear spaces and basic geometry, as covered in, for example, Math1RS or Math1RT). Options: Some experience in probability and statistics would be useful but is not essential.','Examination 80%, coursework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3</text:p>
          </table:table-cell>
          <table:table-cell office:value-type="string">
            <text:p>IT Architecture (M) </text:p>
          </table:table-cell>
          <table:table-cell office:value-type="string">
            <text:p>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text:s text:c="3"/>architectural principles.</text:p>
          </table:table-cell>
          <table:table-cell office:value-type="string">
            <text:p>Professional Software Development 3 (or equivalent).</text:p>
          </table:table-cell>
          <table:table-cell office:value-type="string">
            <text:p>Examination 60%, coursework 40%. The coursework cannot be redone because it is done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6];&quot;','&quot;;[.B66];&quot;','&quot;;[.C66];&quot;','&quot;;[.D66];&quot;','&quot;;[.E66];&quot;','&quot;;[.F66];&quot;','&quot;;[.G66];&quot;','&quot;;[.H66];&quot;','&quot;;[.I66];&quot;','&quot;;[.J66];&quot;');&quot;)" office:value-type="string" office:string-value="INSERT INTO Course (Level,Semester,Credit,CourseId,Name,Description,EntryRequirements,Assessment,MainAssessment,School) VALUES ('5','2','10','COMPSCI5013','IT Architecture (M) ','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architectural principles.','Professional Software Development 3 (or equivalent).','Examination 60%, coursework 40%. The coursework cannot be redone because it is done as part of a group.','April/May','Computing Science');">
            <text:p>INSERT INTO Course (Level,Semester,Credit,CourseId,Name,Description,EntryRequirements,Assessment,MainAssessment,School) VALUES ('5','2','10','COMPSCI5013','IT Architecture (M) ','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text:s text:c="3"/>architectural principles.','Professional Software Development 3 (or equivalent).','Examination 60%, coursework 40%. The coursework cannot be redone because it is done as part of a group.','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2</text:p>
          </table:table-cell>
          <table:table-cell office:value-type="string">
            <text:p>Internet Technology (M) </text:p>
          </table:table-cell>
          <table:table-cell office:value-type="string">
            <text:p>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text:p>
          </table:table-cell>
          <table:table-cell office:value-type="string">
            <text:p>Information Systems and Databases (or equivalent), Programming (or equivalent).</text:p>
          </table:table-cell>
          <table:table-cell office:value-type="string">
            <text:p>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text:s/></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7];&quot;','&quot;;[.B67];&quot;','&quot;;[.C67];&quot;','&quot;;[.D67];&quot;','&quot;;[.E67];&quot;','&quot;;[.F67];&quot;','&quot;;[.G67];&quot;','&quot;;[.H67];&quot;','&quot;;[.I67];&quot;','&quot;;[.J67];&quot;');&quot;)" office:value-type="string" office:string-value="INSERT INTO Course (Level,Semester,Credit,CourseId,Name,Description,EntryRequirements,Assessment,MainAssessment,School) VALUES ('5','2','10','COMPSCI5012','Internet Technology (M)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Systems and Databases (or equivalent), Programming (or equivalent).','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April/May','Computing Science');">
            <text:p>INSERT INTO Course (Level,Semester,Credit,CourseId,Name,Description,EntryRequirements,Assessment,MainAssessment,School) VALUES ('5','2','10','COMPSCI5012','Internet Technology (M)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Systems and Databases (or equivalent), Programming (or equivalent).','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text:s/>','April/May','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11</text:p>
          </table:table-cell>
          <table:table-cell office:value-type="string">
            <text:p>Information Retrieval (M) </text:p>
          </table:table-cell>
          <table:table-cell office:value-type="string">
            <text:p>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text:p>
          </table:table-cell>
          <table:table-cell office:value-type="string">
            <text:p>For MSc students - Honours degree in Computing Science.For Honours students - third year Computing Science.For MSci students - fourth year Computing Science.Mandatory courses: Two from Maths 1R, 1S, 1T, 1X, 1Y (or equivalent).</text:p>
          </table:table-cell>
          <table:table-cell office:value-type="string">
            <text:p>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8];&quot;','&quot;;[.B68];&quot;','&quot;;[.C68];&quot;','&quot;;[.D68];&quot;','&quot;;[.E68];&quot;','&quot;;[.F68];&quot;','&quot;;[.G68];&quot;','&quot;;[.H68];&quot;','&quot;;[.I68];&quot;','&quot;;[.J68];&quot;');&quot;)" office:value-type="string" office:string-value="INSERT INTO Course (Level,Semester,Credit,CourseId,Name,Description,EntryRequirements,Assessment,MainAssessment,School) VALUES ('5','1','10','COMPSCI5011','Information Retrieval (M) ','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For MSc students - Honours degree in Computing Science.For Honours students - third year Computing Science.For MSci students - fourth year Computing Science.Mandatory courses: Two from Maths 1R, 1S, 1T, 1X, 1Y (or equivalent).','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April/May','Computing Science');">
            <text:p>INSERT INTO Course (Level,Semester,Credit,CourseId,Name,Description,EntryRequirements,Assessment,MainAssessment,School) VALUES ('5','1','10','COMPSCI5011','Information Retrieval (M) ','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For MSc students - Honours degree in Computing Science.For Honours students - third year Computing Science.For MSci students - fourth year Computing Science.Mandatory courses: Two from Maths 1R, 1S, 1T, 1X, 1Y (or equivalent).','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April/May','Computing Science');</text:p>
          </table:table-cell>
        </table:table-row>
        <table:table-row table:style-name="ro2">
          <table:table-cell office:value-type="float" office:value="5">
            <text:p>5</text:p>
          </table:table-cell>
          <table:table-cell office:value-type="float" office:value="2">
            <text:p>2</text:p>
          </table:table-cell>
          <table:table-cell office:value-type="float" office:value="60">
            <text:p>60</text:p>
          </table:table-cell>
          <table:table-cell office:value-type="string">
            <text:p>COMPSCI5064P</text:p>
          </table:table-cell>
          <table:table-cell office:value-type="string">
            <text:p>MSci Research Project </text:p>
          </table:table-cell>
          <table:table-cell office:value-type="string">
            <text:p>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text:p>
          </table:table-cell>
          <table:table-cell office:value-type="string">
            <text:p>MSci Research Project Proposal</text:p>
          </table:table-cell>
          <table:table-cell office:value-type="string">
            <text:p>The course is assessed 100% by a scientific report. This report will incorporate a year of continuous work so it will therefore not be possible for students to resubmit this work.</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9];&quot;','&quot;;[.B69];&quot;','&quot;;[.C69];&quot;','&quot;;[.D69];&quot;','&quot;;[.E69];&quot;','&quot;;[.F69];&quot;','&quot;;[.G69];&quot;','&quot;;[.H69];&quot;','&quot;;[.I69];&quot;','&quot;;[.J69];&quot;');&quot;)" office:value-type="string" office:string-value="INSERT INTO Course (Level,Semester,Credit,CourseId,Name,Description,EntryRequirements,Assessment,MainAssessment,School) VALUES ('5','2','60','COMPSCI5064P','MSci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scientific report. This report will incorporate a year of continuous work so it will therefore not be possible for students to resubmit this work.','April/May','Computing Science');">
            <text:p>INSERT INTO Course (Level,Semester,Credit,CourseId,Name,Description,EntryRequirements,Assessment,MainAssessment,School) VALUES ('5','2','60','COMPSCI5064P','MSci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scientific report. This report will incorporate a year of continuous work so it will therefore not be possible for students to resubmit this work.','April/May','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60</text:p>
          </table:table-cell>
          <table:table-cell office:value-type="string">
            <text:p>Human-Centred Security (M) </text:p>
          </table:table-cell>
          <table:table-cell office:value-type="string">
            <text:p>This course provides an introduction to the human side of information security.</text:p>
          </table:table-cell>
          <table:table-cell office:value-type="string">
            <text:p>None</text:p>
          </table:table-cell>
          <table:table-cell office:value-type="string">
            <text:p>Examination 50%, Assignment 50% (investigation into effects of policies &amp; weekly essays/quizzes)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0];&quot;','&quot;;[.B70];&quot;','&quot;;[.C70];&quot;','&quot;;[.D70];&quot;','&quot;;[.E70];&quot;','&quot;;[.F70];&quot;','&quot;;[.G70];&quot;','&quot;;[.H70];&quot;','&quot;;[.I70];&quot;','&quot;;[.J70];&quot;');&quot;)" office:value-type="string" office:string-value="INSERT INTO Course (Level,Semester,Credit,CourseId,Name,Description,EntryRequirements,Assessment,MainAssessment,School) VALUES ('5','1','10','COMPSCI5060','Human-Centred Security (M) ','This course provides an introduction to the human side of information security.','None','Examination 50%, Assignment 50% (investigation into effects of policies &amp; weekly essays/quizzes)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1','10','COMPSCI5060','Human-Centred Security (M) ','This course provides an introduction to the human side of information security.','None','Examination 50%, Assignment 50% (investigation into effects of policies &amp; weekly essays/quizzes)The coursework cannot be redone because the feedback provided to the students after the original coursework would give any students redoing the coursework an unfair advantage.','April/May','Computing Science');</text:p>
          </table:table-cell>
        </table:table-row>
        <table:table-row table:style-name="ro2">
          <table:table-cell office:value-type="float" office:value="5">
            <text:p>5</text:p>
          </table:table-cell>
          <table:table-cell office:value-type="string">
            <text:p>Summer</text:p>
          </table:table-cell>
          <table:table-cell office:value-type="float" office:value="60">
            <text:p>60</text:p>
          </table:table-cell>
          <table:table-cell office:value-type="string">
            <text:p>COMPSCI5018P</text:p>
          </table:table-cell>
          <table:table-cell office:value-type="string">
            <text:p>Msc Development Project </text:p>
          </table:table-cell>
          <table:table-cell office:value-type="string">
            <text:p>The aim of the project is to enable students to carry out a substantial, independent, individual development project at level M. It will include requirements capture, design, implementation, and evaluation of a software product, and writing a dissertation. <text:s/></text:p>
          </table:table-cell>
          <table:table-cell office:value-type="string">
            <text:p>MSc Development Project Proposal</text:p>
          </table:table-cell>
          <table:table-cell office:value-type="string">
            <text:p>This course is assessed 100% by a demonstration and dissertation. This report will incorporate 3 months of continuous work so it will therefore not be possible for students to resubmit this work.</text:p>
          </table:table-cell>
          <table:table-cell office:value-type="string">
            <text:p>August</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1];&quot;','&quot;;[.B71];&quot;','&quot;;[.C71];&quot;','&quot;;[.D71];&quot;','&quot;;[.E71];&quot;','&quot;;[.F71];&quot;','&quot;;[.G71];&quot;','&quot;;[.H71];&quot;','&quot;;[.I71];&quot;','&quot;;[.J71];&quot;');&quot;)" office:value-type="string" office:string-value="INSERT INTO Course (Level,Semester,Credit,CourseId,Name,Description,EntryRequirements,Assessment,MainAssessment,School) VALUES ('5','Summer','60','COMPSCI5018P','Msc Development Project ','The aim of the project is to enable students to carry out a substantial, independent, individual development project at level M. It will include requirements capture, design, implementation, and evaluation of a software product, and writing a dissertation.  ','MSc Development Project Proposal','This course is assessed 100% by a demonstration and dissertation. This report will incorporate 3 months of continuous work so it will therefore not be possible for students to resubmit this work.','August','Computing Science');">
            <text:p>INSERT INTO Course (Level,Semester,Credit,CourseId,Name,Description,EntryRequirements,Assessment,MainAssessment,School) VALUES ('5','Summer','60','COMPSCI5018P','Msc Development Project ','The aim of the project is to enable students to carry out a substantial, independent, individual development project at level M. It will include requirements capture, design, implementation, and evaluation of a software product, and writing a dissertation. <text:s/>','MSc Development Project Proposal','This course is assessed 100% by a demonstration and dissertation. This report will incorporate 3 months of continuous work so it will therefore not be possible for students to resubmit this work.','August','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54P</text:p>
          </table:table-cell>
          <table:table-cell office:value-type="string">
            <text:p>MSci Research Proposal (HALF) </text:p>
          </table:table-cell>
          <table:table-cell office:value-type="string">
            <text:p>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text:p>
          </table:table-cell>
          <table:table-cell office:value-type="string">
            <text:p>None.</text:p>
          </table:table-cell>
          <table:table-cell office:value-type="string">
            <text:p>This course is assessed 100% by a written report.</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2];&quot;','&quot;;[.B72];&quot;','&quot;;[.C72];&quot;','&quot;;[.D72];&quot;','&quot;;[.E72];&quot;','&quot;;[.F72];&quot;','&quot;;[.G72];&quot;','&quot;;[.H72];&quot;','&quot;;[.I72];&quot;','&quot;;[.J72];&quot;');&quot;)" office:value-type="string" office:string-value="INSERT INTO Course (Level,Semester,Credit,CourseId,Name,Description,EntryRequirements,Assessment,MainAssessment,School) VALUES ('5','1','10','COMPSCI5054P','MSci Research Proposal (HALF)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
            <text:p>INSERT INTO Course (Level,Semester,Credit,CourseId,Name,Description,EntryRequirements,Assessment,MainAssessment,School) VALUES ('5','1','10','COMPSCI5054P','MSci Research Proposal (HALF)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58</text:p>
          </table:table-cell>
          <table:table-cell office:value-type="string">
            <text:p>Requirements Engineering (M) </text:p>
          </table:table-cell>
          <table:table-cell office:value-type="string">
            <text:p>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text:p>
          </table:table-cell>
          <table:table-cell office:value-type="string">
            <text:p>Programming (or equivalent)</text:p>
          </table:table-cell>
          <table:table-cell office:value-type="string">
            <text:p>Assessment is by exam (70%), practical project work (20%) and a reflective essay (10%). The coursework cannot be redone because it is done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3];&quot;','&quot;;[.B73];&quot;','&quot;;[.C73];&quot;','&quot;;[.D73];&quot;','&quot;;[.E73];&quot;','&quot;;[.F73];&quot;','&quot;;[.G73];&quot;','&quot;;[.H73];&quot;','&quot;;[.I73];&quot;','&quot;;[.J73];&quot;');&quot;)" office:value-type="string" office:string-value="INSERT INTO Course (Level,Semester,Credit,CourseId,Name,Description,EntryRequirements,Assessment,MainAssessment,School) VALUES ('5','1','10','COMPSCI5058','Requirements Engineering (M) ','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Programming (or equivalent)','Assessment is by exam (70%), practical project work (20%) and a reflective essay (10%). The coursework cannot be redone because it is done as part of a group.','April/May','Computing Science');">
            <text:p>INSERT INTO Course (Level,Semester,Credit,CourseId,Name,Description,EntryRequirements,Assessment,MainAssessment,School) VALUES ('5','1','10','COMPSCI5058','Requirements Engineering (M) ','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Programming (or equivalent)','Assessment is by exam (70%), practical project work (20%) and a reflective essay (10%). The coursework cannot be redone because it is done as part of a group.','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59</text:p>
          </table:table-cell>
          <table:table-cell office:value-type="string">
            <text:p>Software Engineering (M) </text:p>
          </table:table-cell>
          <table:table-cell office:value-type="string">
            <text:p>To introduce the basic concepts of software engineering in the small;To present methods for the design, implementation, testing and documentation of object-oriented programs;To develop program comprehension and design skills by studying and extending existing programs.</text:p>
          </table:table-cell>
          <table:table-cell office:value-type="string">
            <text:p>None.</text:p>
          </table:table-cell>
          <table:table-cell office:value-type="string">
            <text:p>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4];&quot;','&quot;;[.B74];&quot;','&quot;;[.C74];&quot;','&quot;;[.D74];&quot;','&quot;;[.E74];&quot;','&quot;;[.F74];&quot;','&quot;;[.G74];&quot;','&quot;;[.H74];&quot;','&quot;;[.I74];&quot;','&quot;;[.J74];&quot;');&quot;)" office:value-type="string" office:string-value="INSERT INTO Course (Level,Semester,Credit,CourseId,Name,Description,EntryRequirements,Assessment,MainAssessment,School) VALUES ('5','2','10','COMPSCI5059','Software Engineering (M) ','To introduce the basic concepts of software engineering in the small;To present methods for the design, implementation, testing and documentation of object-oriented programs;To develop program comprehension and design skills by studying and extending existing programs.','None.','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5','2','10','COMPSCI5059','Software Engineering (M) ','To introduce the basic concepts of software engineering in the small;To present methods for the design, implementation, testing and documentation of object-oriented programs;To develop program comprehension and design skills by studying and extending existing programs.','None.','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01</text:p>
          </table:table-cell>
          <table:table-cell office:value-type="string">
            <text:p>Advanced Operating Systems (M) </text:p>
          </table:table-cell>
          <table:table-cell office:value-type="string">
            <text:p>This course will review research literature on systems programming techniques and operating systems design, discuss the limitations of deployed systems, and show how the operating system infrastructure might evolve to address the challenges of supporting modern computing systems.</text:p>
          </table:table-cell>
          <table:table-cell office:value-type="string">
            <text:p>Computer Systems 2 (or equivalent), Operating Systems 3 (or equivalent), Advanced Programming 3 (or equivalent), Functional Programming 4 (or equivalent).</text:p>
          </table:table-cell>
          <table:table-cell office:value-type="string">
            <text:p>Examination (80%), coursework (2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5];&quot;','&quot;;[.B75];&quot;','&quot;;[.C75];&quot;','&quot;;[.D75];&quot;','&quot;;[.E75];&quot;','&quot;;[.F75];&quot;','&quot;;[.G75];&quot;','&quot;;[.H75];&quot;','&quot;;[.I75];&quot;','&quot;;[.J75];&quot;');&quot;)" office:value-type="string" office:string-value="INSERT INTO Course (Level,Semester,Credit,CourseId,Name,Description,EntryRequirements,Assessment,MainAssessment,School) VALUES ('5','2','10','COMPSCI5001','Advanced Operating Systems (M) ','This course will review research literature on systems programming techniques and operating systems design, discuss the limitations of deployed systems, and show how the operating system infrastructure might evolve to address the challenges of supporting modern computing systems.','Computer Systems 2 (or equivalent), Operating Systems 3 (or equivalent), Advanced Programming 3 (or equivalent), Functional Programming 4 (or equivalent).','Examination (80%), coursework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1','Advanced Operating Systems (M) ','This course will review research literature on systems programming techniques and operating systems design, discuss the limitations of deployed systems, and show how the operating system infrastructure might evolve to address the challenges of supporting modern computing systems.','Computer Systems 2 (or equivalent), Operating Systems 3 (or equivalent), Advanced Programming 3 (or equivalent), Functional Programming 4 (or equivalent).','Examination (80%), coursework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02</text:p>
          </table:table-cell>
          <table:table-cell office:value-type="string">
            <text:p>Advanced Programming (M) </text:p>
          </table:table-cell>
          <table:table-cell office:value-type="string">
            <text:p>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text:p>
          </table:table-cell>
          <table:table-cell office:value-type="string">
            <text:p>Programming (or equivalent)</text:p>
          </table:table-cell>
          <table:table-cell office:value-type="string">
            <text:p>Examination 70%, coursework 3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6];&quot;','&quot;;[.B76];&quot;','&quot;;[.C76];&quot;','&quot;;[.D76];&quot;','&quot;;[.E76];&quot;','&quot;;[.F76];&quot;','&quot;;[.G76];&quot;','&quot;;[.H76];&quot;','&quot;;[.I76];&quot;','&quot;;[.J76];&quot;');&quot;)" office:value-type="string" office:string-value="INSERT INTO Course (Level,Semester,Credit,CourseId,Name,Description,EntryRequirements,Assessment,MainAssessment,School) VALUES ('5','2','10','COMPSCI5002','Advanced Programming (M) ','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Programming (or equivalent)','Examination 70%, coursework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2','Advanced Programming (M) ','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Programming (or equivalent)','Examination 70%, coursework 30%. The coursework cannot be redone because the feedback provided to the students after the original coursework would give any students redoing the coursework an unfair advantage.','April/May','Computing Science');</text:p>
          </table:table-cell>
        </table:table-row>
        <table:table-row table:style-name="ro2">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03</text:p>
          </table:table-cell>
          <table:table-cell office:value-type="string">
            <text:p>Advanced Research Readings In Computing Science (M) </text:p>
          </table:table-cell>
          <table:table-cell office:value-type="string">
            <text:p>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text:p>
          </table:table-cell>
          <table:table-cell office:value-type="string">
            <text:p>For MRes/PgDip students, an Honours degree in Computing Science.For MSci students, level 4 Computing Science.</text:p>
          </table:table-cell>
          <table:table-cell office:value-type="string">
            <text:p>Examination 70% and coursework 30%. The coursework cannot be redone because the assessment is done in a group setting, and it is impossible to reproduce this context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7];&quot;','&quot;;[.B77];&quot;','&quot;;[.C77];&quot;','&quot;;[.D77];&quot;','&quot;;[.E77];&quot;','&quot;;[.F77];&quot;','&quot;;[.G77];&quot;','&quot;;[.H77];&quot;','&quot;;[.I77];&quot;','&quot;;[.J77];&quot;');&quot;)" office:value-type="string" office:string-value="INSERT INTO Course (Level,Semester,Credit,CourseId,Name,Description,EntryRequirements,Assessment,MainAssessment,School) VALUES ('5','2','10','COMPSCI5003','Advanced Research Readings In Computing Science (M) ','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For MRes/PgDip students, an Honours degree in Computing Science.For MSci students, level 4 Computing Science.','Examination 70% and coursework 30%. The coursework cannot be redone because the assessment is done in a group setting, and it is impossible to reproduce this context over the summer.','April/May','Computing Science');">
            <text:p>INSERT INTO Course (Level,Semester,Credit,CourseId,Name,Description,EntryRequirements,Assessment,MainAssessment,School) VALUES ('5','2','10','COMPSCI5003','Advanced Research Readings In Computing Science (M) ','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For MRes/PgDip students, an Honours degree in Computing Science.For MSci students, level 4 Computing Science.','Examination 70% and coursework 30%. The coursework cannot be redone because the assessment is done in a group setting, and it is impossible to reproduce this context over the summer.','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04</text:p>
          </table:table-cell>
          <table:table-cell office:value-type="string">
            <text:p>Algorithms And Data Structures (M) </text:p>
          </table:table-cell>
          <table:table-cell office:value-type="string">
            <text:p>Ģ<text:tab/>To study the concept of algorithms, and how to analyse their efficiency.Ģ<text:tab/>To study the concept of abstract data types, and the abstract data types most commonly used in software development.Ģ<text:tab/>To study the basic data structures most commonly used to represent these abstract data types, together with algorithms operating on these data structures.</text:p>
          </table:table-cell>
          <table:table-cell office:value-type="string">
            <text:p>Programming (or equivalent).</text:p>
          </table:table-cell>
          <table:table-cell office:value-type="string">
            <text:p>Examination 70%, assignments 3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8];&quot;','&quot;;[.B78];&quot;','&quot;;[.C78];&quot;','&quot;;[.D78];&quot;','&quot;;[.E78];&quot;','&quot;;[.F78];&quot;','&quot;;[.G78];&quot;','&quot;;[.H78];&quot;','&quot;;[.I78];&quot;','&quot;;[.J78];&quot;');&quot;)" office:value-type="string" office:string-value="INSERT INTO Course (Level,Semester,Credit,CourseId,Name,Description,EntryRequirements,Assessment,MainAssessment,School) VALUES ('5','2','10','COMPSCI5004','Algorithms And Data Structures (M) ','Ģ&#9;To study the concept of algorithms, and how to analyse their efficiency.Ģ&#9;To study the concept of abstract data types, and the abstract data types most commonly used in software development.Ģ&#9;To study the basic data structures most commonly used to represent these abstract data types, together with algorithms operating on these data structures.','Programming (or equivalent).','Examination 70%, assignments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4','Algorithms And Data Structures (M) ','Ģ<text:tab/>To study the concept of algorithms, and how to analyse their efficiency.Ģ<text:tab/>To study the concept of abstract data types, and the abstract data types most commonly used in software development.Ģ<text:tab/>To study the basic data structures most commonly used to represent these abstract data types, together with algorithms operating on these data structures.','Programming (or equivalent).','Examination 70%, assignments 30%. The coursework cannot be redone because the feedback provided to the students after the original coursework would give any students redoing the coursework an unfair advantage.','April/May','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06</text:p>
          </table:table-cell>
          <table:table-cell office:value-type="string">
            <text:p>Constraint Programming (M) </text:p>
          </table:table-cell>
          <table:table-cell office:value-type="string">
            <text:p>We cover Constraint Programming and its use in solving a number of combinatorial problems. We also cover the underlying technology.</text:p>
          </table:table-cell>
          <table:table-cell office:value-type="string">
            <text:p>For MSc students - Honours degree in Computing ScienceFor Honours students - 3rd year Computing ScienceFor MSci students - 4th year Computing Science</text:p>
          </table:table-cell>
          <table:table-cell office:value-type="string">
            <text:p>Examination 80% and coursework 20%.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9];&quot;','&quot;;[.B79];&quot;','&quot;;[.C79];&quot;','&quot;;[.D79];&quot;','&quot;;[.E79];&quot;','&quot;;[.F79];&quot;','&quot;;[.G79];&quot;','&quot;;[.H79];&quot;','&quot;;[.I79];&quot;','&quot;;[.J79];&quot;');&quot;)" office:value-type="string" office:string-value="INSERT INTO Course (Level,Semester,Credit,CourseId,Name,Description,EntryRequirements,Assessment,MainAssessment,School) VALUES ('5','1','10','COMPSCI5006','Constraint Programming (M) ','We cover Constraint Programming and its use in solving a number of combinatorial problems. We also cover the underlying technology.','For MSc students - Honours degree in Computing ScienceFor Honours students - 3rd year Computing ScienceFor MSci students - 4th year Computing Science','Examination 80% and coursework 20%.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1','10','COMPSCI5006','Constraint Programming (M) ','We cover Constraint Programming and its use in solving a number of combinatorial problems. We also cover the underlying technology.','For MSc students - Honours degree in Computing ScienceFor Honours students - 3rd year Computing ScienceFor MSci students - 4th year Computing Science','Examination 80% and coursework 20%.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08</text:p>
          </table:table-cell>
          <table:table-cell office:value-type="string">
            <text:p>Enterprise Computing (M) </text:p>
          </table:table-cell>
          <table:table-cell office:value-type="string">
            <text:p>The use of computer technology in business.</text:p>
          </table:table-cell>
          <table:table-cell office:value-type="string">
            <text:p>For MSc students - Honours degree in Computing Science.For Honours students - third year Computing Science.For MSci students - fourth year Computing Science. A background of traditional systems development and design is essential.</text:p>
          </table:table-cell>
          <table:table-cell office:value-type="string">
            <text:p>Examination 70%, coursework 30%. The coursework cannot be redone as it is done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0];&quot;','&quot;;[.B80];&quot;','&quot;;[.C80];&quot;','&quot;;[.D80];&quot;','&quot;;[.E80];&quot;','&quot;;[.F80];&quot;','&quot;;[.G80];&quot;','&quot;;[.H80];&quot;','&quot;;[.I80];&quot;','&quot;;[.J80];&quot;');&quot;)" office:value-type="string" office:string-value="INSERT INTO Course (Level,Semester,Credit,CourseId,Name,Description,EntryRequirements,Assessment,MainAssessment,School) VALUES ('5','1','10','COMPSCI5008','Enterprise Computing (M) ','The use of computer technology in business.','For MSc students - Honours degree in Computing Science.For Honours students - third year Computing Science.For MSci students - fourth year Computing Science. A background of traditional systems development and design is essential.','Examination 70%, coursework 30%. The coursework cannot be redone as it is done as part of a group.','April/May','Computing Science');">
            <text:p>INSERT INTO Course (Level,Semester,Credit,CourseId,Name,Description,EntryRequirements,Assessment,MainAssessment,School) VALUES ('5','1','10','COMPSCI5008','Enterprise Computing (M) ','The use of computer technology in business.','For MSc students - Honours degree in Computing Science.For Honours students - third year Computing Science.For MSci students - fourth year Computing Science. A background of traditional systems development and design is essential.','Examination 70%, coursework 30%. The coursework cannot be redone as it is done as part of a group.','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56</text:p>
          </table:table-cell>
          <table:table-cell office:value-type="string">
            <text:p>Component Based Software Engineering (M) </text:p>
          </table:table-cell>
          <table:table-cell office:value-type="string">
            <text:p>To present an in-depth study of the use of software components in software architecture, design, implementation and testing. To discuss the issues involved in component re-use, including selection, adaptation and integration.</text:p>
          </table:table-cell>
          <table:table-cell office:value-type="string">
            <text:p>Professional Software Development 3 (or equivalent)</text:p>
          </table:table-cell>
          <table:table-cell office:value-type="string">
            <text:p>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1];&quot;','&quot;;[.B81];&quot;','&quot;;[.C81];&quot;','&quot;;[.D81];&quot;','&quot;;[.E81];&quot;','&quot;;[.F81];&quot;','&quot;;[.G81];&quot;','&quot;;[.H81];&quot;','&quot;;[.I81];&quot;','&quot;;[.J81];&quot;');&quot;)" office:value-type="string" office:string-value="INSERT INTO Course (Level,Semester,Credit,CourseId,Name,Description,EntryRequirements,Assessment,MainAssessment,School) VALUES ('5','2','10','COMPSCI5056','Component Based Software Engineering (M) ','To present an in-depth study of the use of software components in software architecture, design, implementation and testing. To discuss the issues involved in component re-use, including selection, adaptation and integration.','Professional Software Development 3 (or equivalent)','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5','2','10','COMPSCI5056','Component Based Software Engineering (M) ','To present an in-depth study of the use of software components in software architecture, design, implementation and testing. To discuss the issues involved in component re-use, including selection, adaptation and integration.','Professional Software Development 3 (or equivalent)','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57</text:p>
          </table:table-cell>
          <table:table-cell office:value-type="string">
            <text:p>Human Computer Interaction Design and Evaluation (M) </text:p>
          </table:table-cell>
          <table:table-cell office:value-type="string">
            <text:p>The course will focus on two aspects of HCI: user centred software design, and interface evaluation methods. Both will be useful for students when they do their MSc projects.</text:p>
          </table:table-cell>
          <table:table-cell office:value-type="string">
            <text:p>None</text:p>
          </table:table-cell>
          <table:table-cell office:value-type="string">
            <text:p>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2];&quot;','&quot;;[.B82];&quot;','&quot;;[.C82];&quot;','&quot;;[.D82];&quot;','&quot;;[.E82];&quot;','&quot;;[.F82];&quot;','&quot;;[.G82];&quot;','&quot;;[.H82];&quot;','&quot;;[.I82];&quot;','&quot;;[.J82];&quot;');&quot;)" office:value-type="string" office:string-value="INSERT INTO Course (Level,Semester,Credit,CourseId,Name,Description,EntryRequirements,Assessment,MainAssessment,School) VALUES ('5','2','10','COMPSCI5057','Human Computer Interaction Design and Evaluation (M) ','The course will focus on two aspects of HCI: user centred software design, and interface evaluation methods. Both will be useful for students when they do their MSc projects.','None','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April/May','Computing Science');">
            <text:p>INSERT INTO Course (Level,Semester,Credit,CourseId,Name,Description,EntryRequirements,Assessment,MainAssessment,School) VALUES ('5','2','10','COMPSCI5057','Human Computer Interaction Design and Evaluation (M) ','The course will focus on two aspects of HCI: user centred software design, and interface evaluation methods. Both will be useful for students when they do their MSc projects.','None','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April/May','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40">
            <text:p>40</text:p>
          </table:table-cell>
          <table:table-cell office:value-type="string">
            <text:p>COMPSCI5055P</text:p>
          </table:table-cell>
          <table:table-cell office:value-type="string">
            <text:p>MRes Warm-up Project </text:p>
          </table:table-cell>
          <table:table-cell office:value-type="string">
            <text:p>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text:p>
          </table:table-cell>
          <table:table-cell office:value-type="string">
            <text:p>None</text:p>
          </table:table-cell>
          <table:table-cell office:value-type="string">
            <text:p>The course is assessed 100% by a report. This report will incorporate a semester worth of continuous supervised work so it will therefore not be possible for students to resubmit this work.</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3];&quot;','&quot;;[.B83];&quot;','&quot;;[.C83];&quot;','&quot;;[.D83];&quot;','&quot;;[.E83];&quot;','&quot;;[.F83];&quot;','&quot;;[.G83];&quot;','&quot;;[.H83];&quot;','&quot;;[.I83];&quot;','&quot;;[.J83];&quot;');&quot;)" office:value-type="string" office:string-value="INSERT INTO Course (Level,Semester,Credit,CourseId,Name,Description,EntryRequirements,Assessment,MainAssessment,School) VALUES ('5','1','40','COMPSCI5055P','MRes Warm-up Project ','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None','The course is assessed 100% by a report. This report will incorporate a semester worth of continuous supervised work so it will therefore not be possible for students to resubmit this work.','April/May','Computing Science');">
            <text:p>INSERT INTO Course (Level,Semester,Credit,CourseId,Name,Description,EntryRequirements,Assessment,MainAssessment,School) VALUES ('5','1','40','COMPSCI5055P','MRes Warm-up Project ','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None','The course is assessed 100% by a report. This report will incorporate a semester worth of continuous supervised work so it will therefore not be possible for students to resubmit this work.','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69</text:p>
          </table:table-cell>
          <table:table-cell office:value-type="string">
            <text:p>Trends in Information Security (M) </text:p>
          </table:table-cell>
          <table:table-cell office:value-type="string">
            <text:p>This course introduces a number of Information Security topics via published papers.</text:p>
          </table:table-cell>
          <table:table-cell office:value-type="string">
            <text:p>None</text:p>
          </table:table-cell>
          <table:table-cell office:value-type="string">
            <text:p>Examination 70% and coursework 30%. The coursework cannot be redone as it consists of a presentation to the class on a topic in information security.</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4];&quot;','&quot;;[.B84];&quot;','&quot;;[.C84];&quot;','&quot;;[.D84];&quot;','&quot;;[.E84];&quot;','&quot;;[.F84];&quot;','&quot;;[.G84];&quot;','&quot;;[.H84];&quot;','&quot;;[.I84];&quot;','&quot;;[.J84];&quot;');&quot;)" office:value-type="string" office:string-value="INSERT INTO Course (Level,Semester,Credit,CourseId,Name,Description,EntryRequirements,Assessment,MainAssessment,School) VALUES ('5','2','10','COMPSCI5069','Trends in Information Security (M) ','This course introduces a number of Information Security topics via published papers.','None','Examination 70% and coursework 30%. The coursework cannot be redone as it consists of a presentation to the class on a topic in information security.','April/May','Computing Science');">
            <text:p>INSERT INTO Course (Level,Semester,Credit,CourseId,Name,Description,EntryRequirements,Assessment,MainAssessment,School) VALUES ('5','2','10','COMPSCI5069','Trends in Information Security (M) ','This course introduces a number of Information Security topics via published papers.','None','Examination 70% and coursework 30%. The coursework cannot be redone as it consists of a presentation to the class on a topic in information security.','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63</text:p>
          </table:table-cell>
          <table:table-cell office:value-type="string">
            <text:p>Cyber Security M </text:p>
          </table:table-cell>
          <table:table-cell office:value-type="string">
            <text:p>This course covers the technical aspects of information security, such as algorithms and protocols. It also covers ways in which these systems can be attacked and techniques for thwarting these attacks, leading to the development of a realistic case study.</text:p>
          </table:table-cell>
          <table:table-cell office:value-type="string">
            <text:p>None</text:p>
          </table:table-cell>
          <table:table-cell office:value-type="string">
            <text:p>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5];&quot;','&quot;;[.B85];&quot;','&quot;;[.C85];&quot;','&quot;;[.D85];&quot;','&quot;;[.E85];&quot;','&quot;;[.F85];&quot;','&quot;;[.G85];&quot;','&quot;;[.H85];&quot;','&quot;;[.I85];&quot;','&quot;;[.J85];&quot;');&quot;)" office:value-type="string" office:string-value="INSERT INTO Course (Level,Semester,Credit,CourseId,Name,Description,EntryRequirements,Assessment,MainAssessment,School) VALUES ('5','2','10','COMPSCI5063','Cyber Security M ','This course covers the technical aspects of information security, such as algorithms and protocols. It also covers ways in which these systems can be attacked and techniques for thwarting these attacks, leading to the development of a realistic case study.','None','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2','10','COMPSCI5063','Cyber Security M ','This course covers the technical aspects of information security, such as algorithms and protocols. It also covers ways in which these systems can be attacked and techniques for thwarting these attacks, leading to the development of a realistic case study.','None','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68</text:p>
          </table:table-cell>
          <table:table-cell office:value-type="string">
            <text:p>Safety-Critical Systems Development (M) </text:p>
          </table:table-cell>
          <table:table-cell office:value-type="string">
            <text:p>This course encourages students to apply engineering techniques to support the development of safety-critical applications. It also encourages students to consider the particular methodological and professional issues that surround the development of safety-critical systems. <text:s/>It provides an overview of recent research into software certification, into national critical infrastructure protection and to the interactions between safety and cyber-security. </text:p>
          </table:table-cell>
          <table:table-cell office:value-type="string">
            <text:p>None</text:p>
          </table:table-cell>
          <table:table-cell office:value-type="string">
            <text:p>AssessmentExamination 80%, Practical Exercises 20%.</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6];&quot;','&quot;;[.B86];&quot;','&quot;;[.C86];&quot;','&quot;;[.D86];&quot;','&quot;;[.E86];&quot;','&quot;;[.F86];&quot;','&quot;;[.G86];&quot;','&quot;;[.H86];&quot;','&quot;;[.I86];&quot;','&quot;;[.J86];&quot;');&quot;)" office:value-type="string" office:string-value="INSERT INTO Course (Level,Semester,Credit,CourseId,Name,Description,EntryRequirements,Assessment,MainAssessment,School) VALUES ('5','1','10','COMPSCI5068','Safety-Critical Systems Development (M) ','This course encourages students to apply engineering techniques to support the development of safety-critical applications. It also encourages students to consider the particular methodological and professional issues that surround the development of safety-critical systems.  It provides an overview of recent research into software certification, into national critical infrastructure protection and to the interactions between safety and cyber-security. ','None','AssessmentExamination 80%, Practical Exercises 20%.','April/May','Computing Science');">
            <text:p>INSERT INTO Course (Level,Semester,Credit,CourseId,Name,Description,EntryRequirements,Assessment,MainAssessment,School) VALUES ('5','1','10','COMPSCI5068','Safety-Critical Systems Development (M) ','This course encourages students to apply engineering techniques to support the development of safety-critical applications. It also encourages students to consider the particular methodological and professional issues that surround the development of safety-critical systems. <text:s/>It provides an overview of recent research into software certification, into national critical infrastructure protection and to the interactions between safety and cyber-security. ','None','AssessmentExamination 80%, Practical Exercises 20%.','April/May','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20">
            <text:p>20</text:p>
          </table:table-cell>
          <table:table-cell office:value-type="string">
            <text:p>COMPSCI5065</text:p>
          </table:table-cell>
          <table:table-cell office:value-type="string">
            <text:p>MSci Research Proposal </text:p>
          </table:table-cell>
          <table:table-cell office:value-type="string">
            <text:p>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text:p>
          </table:table-cell>
          <table:table-cell office:value-type="string">
            <text:p>None.</text:p>
          </table:table-cell>
          <table:table-cell office:value-type="string">
            <text:p>This course is assessed 100% by a written report.</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7];&quot;','&quot;;[.B87];&quot;','&quot;;[.C87];&quot;','&quot;;[.D87];&quot;','&quot;;[.E87];&quot;','&quot;;[.F87];&quot;','&quot;;[.G87];&quot;','&quot;;[.H87];&quot;','&quot;;[.I87];&quot;','&quot;;[.J87];&quot;');&quot;)" office:value-type="string" office:string-value="INSERT INTO Course (Level,Semester,Credit,CourseId,Name,Description,EntryRequirements,Assessment,MainAssessment,School) VALUES ('5','1','20','COMPSCI5065','MSci Research Proposal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
            <text:p>INSERT INTO Course (Level,Semester,Credit,CourseId,Name,Description,EntryRequirements,Assessment,MainAssessment,School) VALUES ('5','1','20','COMPSCI5065','MSci Research Proposal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text:p>
          </table:table-cell>
        </table:table-row>
        <table:table-row table:style-name="ro2" table:number-rows-repeated="1048488">
          <table:table-cell table:number-columns-repeated="12"/>
        </table:table-row>
        <table:table-row table:style-name="ro2">
          <table:table-cell table:number-columns-repeated="12"/>
        </table:table-row>
      </table:table>
      <table:table table:name="CourseListHasCourse" table:style-name="ta1" table:print="false">
        <table:table-column table:style-name="co7" table:default-cell-style-name="Default"/>
        <table:table-column table:style-name="co8" table:default-cell-style-name="Default"/>
        <table:table-column table:style-name="co9" table:default-cell-style-name="Default"/>
        <table:table-column table:style-name="co1" table:number-columns-repeated="3" table:default-cell-style-name="Default"/>
        <table:table-row table:style-name="ro1">
          <table:table-cell office:value-type="string">
            <text:p>CourseListHasCourse</text:p>
          </table:table-cell>
          <table:table-cell table:number-columns-repeated="5"/>
        </table:table-row>
        <table:table-row table:style-name="ro1">
          <table:table-cell office:value-type="string">
            <text:p>CourseListHasCourseId</text:p>
          </table:table-cell>
          <table:table-cell office:value-type="string">
            <text:p>Degree</text:p>
          </table:table-cell>
          <table:table-cell office:value-type="string">
            <text:p>CourseId</text:p>
          </table:table-cell>
          <table:table-cell table:number-columns-repeated="3"/>
        </table:table-row>
        <table:table-row table:style-name="ro1">
          <table:table-cell office:value-type="float" office:value="1">
            <text:p>1</text:p>
          </table:table-cell>
          <table:table-cell office:value-type="string">
            <text:p>English Literature</text:p>
          </table:table-cell>
          <table:table-cell office:value-type="string">
            <text:p>ENGLANG3012</text:p>
          </table:table-cell>
          <table:table-cell table:number-columns-repeated="2"/>
          <table:table-cell table:formula="of:=CONCATENATE(&quot;INSERT INTO &quot;;[.$A$1];&quot; (&quot;;[.$A$2];&quot;,&quot;;[.$B$2];&quot;,&quot;;[.$C$2];&quot;) VALUES ('&quot;;[.A3];&quot;','&quot;;[.B3];&quot;','&quot;;[.C3];&quot;');&quot;)" office:value-type="string" office:string-value="INSERT INTO CourseListHasCourse (CourseListHasCourseId,Degree,CourseId) VALUES ('1','English Literature','ENGLANG3012');">
            <text:p>INSERT INTO CourseListHasCourse (CourseListHasCourseId,Degree,CourseId) VALUES ('1','English Literature','ENGLANG3012');</text:p>
          </table:table-cell>
        </table:table-row>
        <table:table-row table:style-name="ro1">
          <table:table-cell office:value-type="float" office:value="2">
            <text:p>2</text:p>
          </table:table-cell>
          <table:table-cell office:value-type="string">
            <text:p>Computer Science</text:p>
          </table:table-cell>
          <table:table-cell office:value-type="string">
            <text:p>Compsci2438</text:p>
          </table:table-cell>
          <table:table-cell table:number-columns-repeated="2"/>
          <table:table-cell table:formula="of:=CONCATENATE(&quot;INSERT INTO &quot;;[.$A$1];&quot; (&quot;;[.$A$2];&quot;,&quot;;[.$B$2];&quot;,&quot;;[.$C$2];&quot;) VALUES ('&quot;;[.A4];&quot;','&quot;;[.B4];&quot;','&quot;;[.C4];&quot;');&quot;)" office:value-type="string" office:string-value="INSERT INTO CourseListHasCourse (CourseListHasCourseId,Degree,CourseId) VALUES ('2','Computer Science','Compsci2438');">
            <text:p>INSERT INTO CourseListHasCourse (CourseListHasCourseId,Degree,CourseId) VALUES ('2','Computer Science','Compsci2438');</text:p>
          </table:table-cell>
        </table:table-row>
        <table:table-row table:style-name="ro1">
          <table:table-cell office:value-type="float" office:value="3">
            <text:p>3</text:p>
          </table:table-cell>
          <table:table-cell office:value-type="string">
            <text:p>Mechanical Engineering</text:p>
          </table:table-cell>
          <table:table-cell office:value-type="string">
            <text:p>ENG4425</text:p>
          </table:table-cell>
          <table:table-cell table:number-columns-repeated="2"/>
          <table:table-cell table:formula="of:=CONCATENATE(&quot;INSERT INTO &quot;;[.$A$1];&quot; (&quot;;[.$A$2];&quot;,&quot;;[.$B$2];&quot;,&quot;;[.$C$2];&quot;) VALUES ('&quot;;[.A5];&quot;','&quot;;[.B5];&quot;','&quot;;[.C5];&quot;');&quot;)" office:value-type="string" office:string-value="INSERT INTO CourseListHasCourse (CourseListHasCourseId,Degree,CourseId) VALUES ('3','Mechanical Engineering','ENG4425');">
            <text:p>INSERT INTO CourseListHasCourse (CourseListHasCourseId,Degree,CourseId) VALUES ('3','Mechanical Engineering','ENG4425');</text:p>
          </table:table-cell>
        </table:table-row>
        <table:table-row table:style-name="ro1">
          <table:table-cell office:value-type="float" office:value="4">
            <text:p>4</text:p>
          </table:table-cell>
          <table:table-cell office:value-type="string">
            <text:p>Electronic and Software Engineering</text:p>
          </table:table-cell>
          <table:table-cell office:value-type="string">
            <text:p>Compsci2436</text:p>
          </table:table-cell>
          <table:table-cell table:number-columns-repeated="2"/>
          <table:table-cell table:formula="of:=CONCATENATE(&quot;INSERT INTO &quot;;[.$A$1];&quot; (&quot;;[.$A$2];&quot;,&quot;;[.$B$2];&quot;,&quot;;[.$C$2];&quot;) VALUES ('&quot;;[.A6];&quot;','&quot;;[.B6];&quot;','&quot;;[.C6];&quot;');&quot;)" office:value-type="string" office:string-value="INSERT INTO CourseListHasCourse (CourseListHasCourseId,Degree,CourseId) VALUES ('4','Electronic and Software Engineering','Compsci2436');">
            <text:p>INSERT INTO CourseListHasCourse (CourseListHasCourseId,Degree,CourseId) VALUES ('4','Electronic and Software Engineering','Compsci2436');</text:p>
          </table:table-cell>
        </table:table-row>
        <table:table-row table:style-name="ro1">
          <table:table-cell office:value-type="float" office:value="5">
            <text:p>5</text:p>
          </table:table-cell>
          <table:table-cell office:value-type="string">
            <text:p>Music</text:p>
          </table:table-cell>
          <table:table-cell office:value-type="string">
            <text:p>MUSIC1323</text:p>
          </table:table-cell>
          <table:table-cell table:number-columns-repeated="2"/>
          <table:table-cell table:formula="of:=CONCATENATE(&quot;INSERT INTO &quot;;[.$A$1];&quot; (&quot;;[.$A$2];&quot;,&quot;;[.$B$2];&quot;,&quot;;[.$C$2];&quot;) VALUES ('&quot;;[.A7];&quot;','&quot;;[.B7];&quot;','&quot;;[.C7];&quot;');&quot;)" office:value-type="string" office:string-value="INSERT INTO CourseListHasCourse (CourseListHasCourseId,Degree,CourseId) VALUES ('5','Music','MUSIC1323');">
            <text:p>INSERT INTO CourseListHasCourse (CourseListHasCourseId,Degree,CourseId) VALUES ('5','Music','MUSIC1323');</text:p>
          </table:table-cell>
        </table:table-row>
        <table:table-row table:style-name="ro1">
          <table:table-cell office:value-type="float" office:value="6">
            <text:p>6</text:p>
          </table:table-cell>
          <table:table-cell office:value-type="string">
            <text:p>English Literature</text:p>
          </table:table-cell>
          <table:table-cell office:value-type="string">
            <text:p>ENGLANG3014</text:p>
          </table:table-cell>
          <table:table-cell table:number-columns-repeated="2"/>
          <table:table-cell table:formula="of:=CONCATENATE(&quot;INSERT INTO &quot;;[.$A$1];&quot; (&quot;;[.$A$2];&quot;,&quot;;[.$B$2];&quot;,&quot;;[.$C$2];&quot;) VALUES ('&quot;;[.A8];&quot;','&quot;;[.B8];&quot;','&quot;;[.C8];&quot;');&quot;)" office:value-type="string" office:string-value="INSERT INTO CourseListHasCourse (CourseListHasCourseId,Degree,CourseId) VALUES ('6','English Literature','ENGLANG3014');">
            <text:p>INSERT INTO CourseListHasCourse (CourseListHasCourseId,Degree,CourseId) VALUES ('6','English Literature','ENGLANG3014');</text:p>
          </table:table-cell>
        </table:table-row>
        <table:table-row table:style-name="ro1">
          <table:table-cell office:value-type="float" office:value="7">
            <text:p>7</text:p>
          </table:table-cell>
          <table:table-cell office:value-type="string">
            <text:p>Computer Science</text:p>
          </table:table-cell>
          <table:table-cell office:value-type="string">
            <text:p>Compsci2438</text:p>
          </table:table-cell>
          <table:table-cell table:number-columns-repeated="2"/>
          <table:table-cell table:formula="of:=CONCATENATE(&quot;INSERT INTO &quot;;[.$A$1];&quot; (&quot;;[.$A$2];&quot;,&quot;;[.$B$2];&quot;,&quot;;[.$C$2];&quot;) VALUES ('&quot;;[.A9];&quot;','&quot;;[.B9];&quot;','&quot;;[.C9];&quot;');&quot;)" office:value-type="string" office:string-value="INSERT INTO CourseListHasCourse (CourseListHasCourseId,Degree,CourseId) VALUES ('7','Computer Science','Compsci2438');">
            <text:p>INSERT INTO CourseListHasCourse (CourseListHasCourseId,Degree,CourseId) VALUES ('7','Computer Science','Compsci2438');</text:p>
          </table:table-cell>
        </table:table-row>
        <table:table-row table:style-name="ro1">
          <table:table-cell office:value-type="float" office:value="8">
            <text:p>8</text:p>
          </table:table-cell>
          <table:table-cell office:value-type="string">
            <text:p>Mechanical Engineering</text:p>
          </table:table-cell>
          <table:table-cell office:value-type="string">
            <text:p>ENG4427</text:p>
          </table:table-cell>
          <table:table-cell table:number-columns-repeated="2"/>
          <table:table-cell table:formula="of:=CONCATENATE(&quot;INSERT INTO &quot;;[.$A$1];&quot; (&quot;;[.$A$2];&quot;,&quot;;[.$B$2];&quot;,&quot;;[.$C$2];&quot;) VALUES ('&quot;;[.A10];&quot;','&quot;;[.B10];&quot;','&quot;;[.C10];&quot;');&quot;)" office:value-type="string" office:string-value="INSERT INTO CourseListHasCourse (CourseListHasCourseId,Degree,CourseId) VALUES ('8','Mechanical Engineering','ENG4427');">
            <text:p>INSERT INTO CourseListHasCourse (CourseListHasCourseId,Degree,CourseId) VALUES ('8','Mechanical Engineering','ENG4427');</text:p>
          </table:table-cell>
        </table:table-row>
        <table:table-row table:style-name="ro1">
          <table:table-cell office:value-type="float" office:value="9">
            <text:p>9</text:p>
          </table:table-cell>
          <table:table-cell office:value-type="string">
            <text:p>Electronic and Software Engineering</text:p>
          </table:table-cell>
          <table:table-cell office:value-type="string">
            <text:p>Compsci2438</text:p>
          </table:table-cell>
          <table:table-cell table:number-columns-repeated="2"/>
          <table:table-cell table:formula="of:=CONCATENATE(&quot;INSERT INTO &quot;;[.$A$1];&quot; (&quot;;[.$A$2];&quot;,&quot;;[.$B$2];&quot;,&quot;;[.$C$2];&quot;) VALUES ('&quot;;[.A11];&quot;','&quot;;[.B11];&quot;','&quot;;[.C11];&quot;');&quot;)" office:value-type="string" office:string-value="INSERT INTO CourseListHasCourse (CourseListHasCourseId,Degree,CourseId) VALUES ('9','Electronic and Software Engineering','Compsci2438');">
            <text:p>INSERT INTO CourseListHasCourse (CourseListHasCourseId,Degree,CourseId) VALUES ('9','Electronic and Software Engineering','Compsci2438');</text:p>
          </table:table-cell>
        </table:table-row>
        <table:table-row table:style-name="ro1">
          <table:table-cell office:value-type="float" office:value="10">
            <text:p>10</text:p>
          </table:table-cell>
          <table:table-cell office:value-type="string">
            <text:p>Music</text:p>
          </table:table-cell>
          <table:table-cell office:value-type="string">
            <text:p>MUSIC1325</text:p>
          </table:table-cell>
          <table:table-cell table:number-columns-repeated="2"/>
          <table:table-cell table:formula="of:=CONCATENATE(&quot;INSERT INTO &quot;;[.$A$1];&quot; (&quot;;[.$A$2];&quot;,&quot;;[.$B$2];&quot;,&quot;;[.$C$2];&quot;) VALUES ('&quot;;[.A12];&quot;','&quot;;[.B12];&quot;','&quot;;[.C12];&quot;');&quot;)" office:value-type="string" office:string-value="INSERT INTO CourseListHasCourse (CourseListHasCourseId,Degree,CourseId) VALUES ('10','Music','MUSIC1325');">
            <text:p>INSERT INTO CourseListHasCourse (CourseListHasCourseId,Degree,CourseId) VALUES ('10','Music','MUSIC1325');</text:p>
          </table:table-cell>
        </table:table-row>
      </table:table>
      <table:table table:name="Degree" table:style-name="ta1" table:print="false">
        <table:table-column table:style-name="co8" table:default-cell-style-name="Default"/>
        <table:table-column table:style-name="co25" table:default-cell-style-name="Default"/>
        <table:table-column table:style-name="co18" table:default-cell-style-name="Default"/>
        <table:table-column table:style-name="co1" table:number-columns-repeated="3" table:default-cell-style-name="Default"/>
        <table:table-row table:style-name="ro1">
          <table:table-cell office:value-type="string">
            <text:p>Degree</text:p>
          </table:table-cell>
          <table:table-cell table:number-columns-repeated="5"/>
        </table:table-row>
        <table:table-row table:style-name="ro1">
          <table:table-cell office:value-type="string">
            <text:p>Name</text:p>
          </table:table-cell>
          <table:table-cell office:value-type="string">
            <text:p>School</text:p>
          </table:table-cell>
          <table:table-cell office:value-type="string">
            <text:p>Years</text:p>
          </table:table-cell>
          <table:table-cell office:value-type="string">
            <text:p>DegreeType</text:p>
          </table:table-cell>
          <table:table-cell table:number-columns-repeated="2"/>
        </table:table-row>
        <table:table-row table:style-name="ro1">
          <table:table-cell office:value-type="string">
            <text:p>English Literature</text:p>
          </table:table-cell>
          <table:table-cell office:value-type="string">
            <text:p>Critical Studies</text:p>
          </table:table-cell>
          <table:table-cell office:value-type="float" office:value="4">
            <text:p>4</text:p>
          </table:table-cell>
          <table:table-cell office:value-type="string">
            <text:p>BA</text:p>
          </table:table-cell>
          <table:table-cell/>
          <table:table-cell table:formula="of:=CONCATENATE(&quot;INSERT INTO &quot;;[.$A$1];&quot; (&quot;;[.$A$2];&quot;,&quot;;[.$B$2];&quot;,&quot;;[.$C$2];&quot;,&quot;;[.$D$2];&quot;) values ('&quot;;[.A3];&quot;','&quot;;[.B3];&quot;','&quot;;[.C3];&quot;','&quot;;[.D3];&quot;');&quot;)" office:value-type="string" office:string-value="INSERT INTO Degree (Name,School,Years,DegreeType) values ('English Literature','Critical Studies','4','BA');">
            <text:p>INSERT INTO Degree (Name,School,Years,DegreeType) values ('English Literature','Critical Studies','4','BA');</text:p>
          </table:table-cell>
        </table:table-row>
        <table:table-row table:style-name="ro1">
          <table:table-cell table:number-columns-repeated="2" office:value-type="string">
            <text:p>Computing Science</text:p>
          </table:table-cell>
          <table:table-cell office:value-type="float" office:value="4">
            <text:p>4</text:p>
          </table:table-cell>
          <table:table-cell table:formula="of:=&quot;BEng&quot;" office:value-type="string" office:string-value="BEng">
            <text:p>BEng</text:p>
          </table:table-cell>
          <table:table-cell/>
          <table:table-cell table:formula="of:=CONCATENATE(&quot;INSERT INTO &quot;;[.$A$1];&quot; (&quot;;[.$A$2];&quot;,&quot;;[.$B$2];&quot;,&quot;;[.$C$2];&quot;,&quot;;[.$D$2];&quot;) values ('&quot;;[.A4];&quot;','&quot;;[.B4];&quot;','&quot;;[.C4];&quot;','&quot;;[.D4];&quot;');&quot;)" office:value-type="string" office:string-value="INSERT INTO Degree (Name,School,Years,DegreeType) values ('Computing Science','Computing Science','4','BEng');">
            <text:p>INSERT INTO Degree (Name,School,Years,DegreeType) values ('Computing Science','Computing Science','4','BEng');</text:p>
          </table:table-cell>
        </table:table-row>
        <table:table-row table:style-name="ro1">
          <table:table-cell office:value-type="string">
            <text:p>Mechanical Engineering</text:p>
          </table:table-cell>
          <table:table-cell office:value-type="string">
            <text:p>Engineering</text:p>
          </table:table-cell>
          <table:table-cell office:value-type="float" office:value="4">
            <text:p>4</text:p>
          </table:table-cell>
          <table:table-cell table:formula="of:=&quot;BSci&quot;" office:value-type="string" office:string-value="BSci">
            <text:p>BSci</text:p>
          </table:table-cell>
          <table:table-cell/>
          <table:table-cell table:formula="of:=CONCATENATE(&quot;INSERT INTO &quot;;[.$A$1];&quot; (&quot;;[.$A$2];&quot;,&quot;;[.$B$2];&quot;,&quot;;[.$C$2];&quot;,&quot;;[.$D$2];&quot;) values ('&quot;;[.A5];&quot;','&quot;;[.B5];&quot;','&quot;;[.C5];&quot;','&quot;;[.D5];&quot;');&quot;)" office:value-type="string" office:string-value="INSERT INTO Degree (Name,School,Years,DegreeType) values ('Mechanical Engineering','Engineering','4','BSci');">
            <text:p>INSERT INTO Degree (Name,School,Years,DegreeType) values ('Mechanical Engineering','Engineering','4','BSci');</text:p>
          </table:table-cell>
        </table:table-row>
        <table:table-row table:style-name="ro1">
          <table:table-cell office:value-type="string">
            <text:p>Electronic and Software Engineering</text:p>
          </table:table-cell>
          <table:table-cell office:value-type="string">
            <text:p>Engineering</text:p>
          </table:table-cell>
          <table:table-cell office:value-type="float" office:value="4">
            <text:p>4</text:p>
          </table:table-cell>
          <table:table-cell table:formula="of:=&quot;BEng&quot;" office:value-type="string" office:string-value="BEng">
            <text:p>BEng</text:p>
          </table:table-cell>
          <table:table-cell/>
          <table:table-cell table:formula="of:=CONCATENATE(&quot;INSERT INTO &quot;;[.$A$1];&quot; (&quot;;[.$A$2];&quot;,&quot;;[.$B$2];&quot;,&quot;;[.$C$2];&quot;,&quot;;[.$D$2];&quot;) values ('&quot;;[.A6];&quot;','&quot;;[.B6];&quot;','&quot;;[.C6];&quot;','&quot;;[.D6];&quot;');&quot;)" office:value-type="string" office:string-value="INSERT INTO Degree (Name,School,Years,DegreeType) values ('Electronic and Software Engineering','Engineering','4','BEng');">
            <text:p>INSERT INTO Degree (Name,School,Years,DegreeType) values ('Electronic and Software Engineering','Engineering','4','BEng');</text:p>
          </table:table-cell>
        </table:table-row>
        <table:table-row table:style-name="ro1">
          <table:table-cell office:value-type="string">
            <text:p>Music</text:p>
          </table:table-cell>
          <table:table-cell office:value-type="string">
            <text:p>Culture and Creative Arts</text:p>
          </table:table-cell>
          <table:table-cell office:value-type="float" office:value="4">
            <text:p>4</text:p>
          </table:table-cell>
          <table:table-cell office:value-type="string">
            <text:p>BA</text:p>
          </table:table-cell>
          <table:table-cell/>
          <table:table-cell table:formula="of:=CONCATENATE(&quot;INSERT INTO &quot;;[.$A$1];&quot; (&quot;;[.$A$2];&quot;,&quot;;[.$B$2];&quot;,&quot;;[.$C$2];&quot;,&quot;;[.$D$2];&quot;) values ('&quot;;[.A7];&quot;','&quot;;[.B7];&quot;','&quot;;[.C7];&quot;','&quot;;[.D7];&quot;');&quot;)" office:value-type="string" office:string-value="INSERT INTO Degree (Name,School,Years,DegreeType) values ('Music','Culture and Creative Arts','4','BA');">
            <text:p>INSERT INTO Degree (Name,School,Years,DegreeType) values ('Music','Culture and Creative Arts','4','BA');</text:p>
          </table:table-cell>
        </table:table-row>
        <table:table-row table:style-name="ro1">
          <table:table-cell office:value-type="string">
            <text:p>Software Engineering</text:p>
          </table:table-cell>
          <table:table-cell office:value-type="string">
            <text:p>Computing Science</text:p>
          </table:table-cell>
          <table:table-cell office:value-type="float" office:value="5">
            <text:p>5</text:p>
          </table:table-cell>
          <table:table-cell table:formula="of:=&quot;BSci&quot;" office:value-type="string" office:string-value="BSci">
            <text:p>BSci</text:p>
          </table:table-cell>
          <table:table-cell/>
          <table:table-cell table:formula="of:=CONCATENATE(&quot;INSERT INTO &quot;;[.$A$1];&quot; (&quot;;[.$A$2];&quot;,&quot;;[.$B$2];&quot;,&quot;;[.$C$2];&quot;,&quot;;[.$D$2];&quot;) values ('&quot;;[.A8];&quot;','&quot;;[.B8];&quot;','&quot;;[.C8];&quot;','&quot;;[.D8];&quot;');&quot;)" office:value-type="string" office:string-value="INSERT INTO Degree (Name,School,Years,DegreeType) values ('Software Engineering','Computing Science','5','BSci');">
            <text:p>INSERT INTO Degree (Name,School,Years,DegreeType) values ('Software Engineering','Computing Science','5','BSci');</text:p>
          </table:table-cell>
        </table:table-row>
      </table:table>
      <table:table table:name="DeptHead" table:style-name="ta1" table:print="false">
        <table:table-column table:style-name="co1" table:number-columns-repeated="2" table:default-cell-style-name="Default"/>
        <table:table-column table:style-name="co12" table:default-cell-style-name="Default"/>
        <table:table-column table:style-name="co2" table:default-cell-style-name="Default"/>
        <table:table-row table:style-name="ro1">
          <table:table-cell office:value-type="string">
            <text:p>DeptHead</text:p>
          </table:table-cell>
          <table:table-cell/>
          <table:table-cell table:number-columns-repeated="2"/>
        </table:table-row>
        <table:table-row table:style-name="ro1">
          <table:table-cell office:value-type="string">
            <text:p>StaffId</text:p>
          </table:table-cell>
          <table:table-cell office:value-type="string">
            <text:p>Year</text:p>
          </table:table-cell>
          <table:table-cell table:number-columns-repeated="2"/>
        </table:table-row>
        <table:table-row table:style-name="ro1">
          <table:table-cell office:value-type="float" office:value="3435232">
            <text:p>3435232</text:p>
          </table:table-cell>
          <table:table-cell office:value-type="float" office:value="1">
            <text:p>1</text:p>
          </table:table-cell>
          <table:table-cell/>
          <table:table-cell table:formula="of:=CONCATENATE(&quot;INSERT INTO &quot;;[.$A$1];&quot; (&quot;;[.$A$2];&quot;,&quot;;[.$B$2];&quot;) VALUES ('&quot;;[.A3];&quot;','&quot;;[.B3];&quot;');&quot;)" office:value-type="string" office:string-value="INSERT INTO DeptHead (StaffId,Year) VALUES ('3435232','1');">
            <text:p>INSERT INTO DeptHead (StaffId,Year) VALUES ('3435232','1');</text:p>
          </table:table-cell>
        </table:table-row>
        <table:table-row table:style-name="ro1">
          <table:table-cell office:value-type="float" office:value="4533531">
            <text:p>4533531</text:p>
          </table:table-cell>
          <table:table-cell office:value-type="float" office:value="2">
            <text:p>2</text:p>
          </table:table-cell>
          <table:table-cell/>
          <table:table-cell table:formula="of:=CONCATENATE(&quot;INSERT INTO &quot;;[.$A$1];&quot; (&quot;;[.$A$2];&quot;,&quot;;[.$B$2];&quot;) VALUES ('&quot;;[.A4];&quot;','&quot;;[.B4];&quot;');&quot;)" office:value-type="string" office:string-value="INSERT INTO DeptHead (StaffId,Year) VALUES ('4533531','2');">
            <text:p>INSERT INTO DeptHead (StaffId,Year) VALUES ('4533531','2');</text:p>
          </table:table-cell>
        </table:table-row>
        <table:table-row table:style-name="ro1">
          <table:table-cell office:value-type="float" office:value="5345331">
            <text:p>5345331</text:p>
          </table:table-cell>
          <table:table-cell office:value-type="float" office:value="3">
            <text:p>3</text:p>
          </table:table-cell>
          <table:table-cell/>
          <table:table-cell table:formula="of:=CONCATENATE(&quot;INSERT INTO &quot;;[.$A$1];&quot; (&quot;;[.$A$2];&quot;,&quot;;[.$B$2];&quot;) VALUES ('&quot;;[.A5];&quot;','&quot;;[.B5];&quot;');&quot;)" office:value-type="string" office:string-value="INSERT INTO DeptHead (StaffId,Year) VALUES ('5345331','3');">
            <text:p>INSERT INTO DeptHead (StaffId,Year) VALUES ('5345331','3');</text:p>
          </table:table-cell>
        </table:table-row>
        <table:table-row table:style-name="ro1">
          <table:table-cell office:value-type="float" office:value="9023403">
            <text:p>9023403</text:p>
          </table:table-cell>
          <table:table-cell office:value-type="float" office:value="4">
            <text:p>4</text:p>
          </table:table-cell>
          <table:table-cell/>
          <table:table-cell table:formula="of:=CONCATENATE(&quot;INSERT INTO &quot;;[.$A$1];&quot; (&quot;;[.$A$2];&quot;,&quot;;[.$B$2];&quot;) VALUES ('&quot;;[.A6];&quot;','&quot;;[.B6];&quot;');&quot;)" office:value-type="string" office:string-value="INSERT INTO DeptHead (StaffId,Year) VALUES ('9023403','4');">
            <text:p>INSERT INTO DeptHead (StaffId,Year) VALUES ('9023403','4');</text:p>
          </table:table-cell>
        </table:table-row>
      </table:table>
      <table:table table:name="School" table:style-name="ta1" table:print="false">
        <table:table-column table:style-name="co12" table:default-cell-style-name="Default"/>
        <table:table-column table:style-name="co2" table:default-cell-style-name="Default"/>
        <table:table-column table:style-name="co1" table:number-columns-repeated="2" table:default-cell-style-name="Default"/>
        <table:table-row table:style-name="ro1">
          <table:table-cell office:value-type="string">
            <text:p>School</text:p>
          </table:table-cell>
          <table:table-cell table:number-columns-repeated="3"/>
        </table:table-row>
        <table:table-row table:style-name="ro1">
          <table:table-cell office:value-type="string">
            <text:p>Name</text:p>
          </table:table-cell>
          <table:table-cell office:value-type="string">
            <text:p>College</text:p>
          </table:table-cell>
          <table:table-cell table:number-columns-repeated="2"/>
        </table:table-row>
        <table:table-row table:style-name="ro1">
          <table:table-cell office:value-type="string">
            <text:p>Engineering</text:p>
          </table:table-cell>
          <table:table-cell office:value-type="string">
            <text:p>Science and Engineering</text:p>
          </table:table-cell>
          <table:table-cell/>
          <table:table-cell table:formula="of:=CONCATENATE(&quot;INSERT INTO &quot;;[.$A$1];&quot; (&quot;;[.$A$2];&quot;,&quot;;[.$B$2];&quot;) VALUES ('&quot;;[.A3];&quot;','&quot;;[.B3];&quot;');&quot;)" office:value-type="string" office:string-value="INSERT INTO School (Name,College) VALUES ('Engineering','Science and Engineering');">
            <text:p>INSERT INTO School (Name,College) VALUES ('Engineering','Science and Engineering');</text:p>
          </table:table-cell>
        </table:table-row>
        <table:table-row table:style-name="ro1">
          <table:table-cell office:value-type="string">
            <text:p>Computing Science</text:p>
          </table:table-cell>
          <table:table-cell office:value-type="string">
            <text:p>Science and Engineering</text:p>
          </table:table-cell>
          <table:table-cell/>
          <table:table-cell table:formula="of:=CONCATENATE(&quot;INSERT INTO &quot;;[.$A$1];&quot; (&quot;;[.$A$2];&quot;,&quot;;[.$B$2];&quot;) VALUES ('&quot;;[.A4];&quot;','&quot;;[.B4];&quot;');&quot;)" office:value-type="string" office:string-value="INSERT INTO School (Name,College) VALUES ('Computing Science','Science and Engineering');">
            <text:p>INSERT INTO School (Name,College) VALUES ('Computing Science','Science and Engineering');</text:p>
          </table:table-cell>
        </table:table-row>
        <table:table-row table:style-name="ro1">
          <table:table-cell office:value-type="string">
            <text:p>Culture and Creative Arts</text:p>
          </table:table-cell>
          <table:table-cell office:value-type="string">
            <text:p>Arts</text:p>
          </table:table-cell>
          <table:table-cell/>
          <table:table-cell table:formula="of:=CONCATENATE(&quot;INSERT INTO &quot;;[.$A$1];&quot; (&quot;;[.$A$2];&quot;,&quot;;[.$B$2];&quot;) VALUES ('&quot;;[.A5];&quot;','&quot;;[.B5];&quot;');&quot;)" office:value-type="string" office:string-value="INSERT INTO School (Name,College) VALUES ('Culture and Creative Arts','Arts');">
            <text:p>INSERT INTO School (Name,College) VALUES ('Culture and Creative Arts','Arts');</text:p>
          </table:table-cell>
        </table:table-row>
        <table:table-row table:style-name="ro1">
          <table:table-cell office:value-type="string">
            <text:p>Critical Studies</text:p>
          </table:table-cell>
          <table:table-cell office:value-type="string">
            <text:p>Arts</text:p>
          </table:table-cell>
          <table:table-cell/>
          <table:table-cell table:formula="of:=CONCATENATE(&quot;INSERT INTO &quot;;[.$A$1];&quot; (&quot;;[.$A$2];&quot;,&quot;;[.$B$2];&quot;) VALUES ('&quot;;[.A6];&quot;','&quot;;[.B6];&quot;');&quot;)" office:value-type="string" office:string-value="INSERT INTO School (Name,College) VALUES ('Critical Studies','Arts');">
            <text:p>INSERT INTO School (Name,College) VALUES ('Critical Studies','Arts');</text:p>
          </table:table-cell>
        </table:table-row>
      </table:table>
      <table:table table:name="Student" table:style-name="ta1" table:print="false">
        <table:table-column table:style-name="co19" table:default-cell-style-name="Default"/>
        <table:table-column table:style-name="co20" table:default-cell-style-name="Default"/>
        <table:table-column table:style-name="co20" table:default-cell-style-name="ce2"/>
        <table:table-column table:style-name="co16" table:default-cell-style-name="Default"/>
        <table:table-column table:style-name="co12" table:default-cell-style-name="Default"/>
        <table:table-column table:style-name="co1" table:default-cell-style-name="Default"/>
        <table:table-column table:style-name="co21" table:default-cell-style-name="Default"/>
        <table:table-column table:style-name="co22" table:default-cell-style-name="Default"/>
        <table:table-column table:style-name="co8" table:default-cell-style-name="Default"/>
        <table:table-column table:style-name="co1" table:number-columns-repeated="2" table:default-cell-style-name="Default"/>
        <table:table-column table:style-name="co24" table:default-cell-style-name="Default"/>
        <table:table-column table:style-name="co26" table:default-cell-style-name="Default"/>
        <table:table-row table:style-name="ro1">
          <table:table-cell office:value-type="string">
            <text:p>Student</text:p>
          </table:table-cell>
          <table:table-cell/>
          <table:table-cell table:style-name="Default"/>
          <table:table-cell table:number-columns-repeated="10"/>
        </table:table-row>
        <table:table-row table:style-name="ro3">
          <table:table-cell office:value-type="string">
            <text:p>Matric</text:p>
          </table:table-cell>
          <table:table-cell office:value-type="string">
            <text:p>Username</text:p>
          </table:table-cell>
          <table:table-cell table:style-name="Default" office:value-type="string">
            <text:p>Email</text:p>
          </table:table-cell>
          <table:table-cell table:formula="of:=&quot;password&quot;" office:value-type="string" office:string-value="password">
            <text:p>password</text:p>
          </table:table-cell>
          <table:table-cell office:value-type="string">
            <text:p>Forename</text:p>
          </table:table-cell>
          <table:table-cell office:value-type="string">
            <text:p>Surname</text:p>
          </table:table-cell>
          <table:table-cell office:value-type="string">
            <text:p>Year</text:p>
          </table:table-cell>
          <table:table-cell office:value-type="string">
            <text:p>StaffId</text:p>
          </table:table-cell>
          <table:table-cell office:value-type="string">
            <text:p>Degree</text:p>
          </table:table-cell>
          <table:table-cell office:value-type="string">
            <text:p>Salt</text:p>
          </table:table-cell>
          <table:table-cell table:number-columns-repeated="3"/>
        </table:table-row>
        <table:table-row table:style-name="ro1">
          <table:table-cell office:value-type="float" office:value="3000001">
            <text:p>3000001</text:p>
          </table:table-cell>
          <table:table-cell table:formula="of:=CONCATENATE([.A3];MID([.F3];1;1))" office:value-type="string" office:string-value="3000001B">
            <text:p>3000001B</text:p>
          </table:table-cell>
          <table:table-cell table:formula="of:=CONCATENATE([.A3];MID([.F3];1;1); &quot;@student.gla.ac.uk&quot;)" office:value-type="string" office:string-value="3000001B@student.gla.ac.uk">
            <text:p>3000001B@student.gla.ac.uk</text:p>
          </table:table-cell>
          <table:table-cell table:formula="of:=&quot;password&quot;" office:value-type="string" office:string-value="password">
            <text:p>password</text:p>
          </table:table-cell>
          <table:table-cell office:value-type="string">
            <text:p>Steven</text:p>
          </table:table-cell>
          <table:table-cell office:value-type="string">
            <text:p>Bell</text:p>
          </table:table-cell>
          <table:table-cell office:value-type="float" office:value="2">
            <text:p>2</text:p>
          </table:table-cell>
          <table:table-cell office:value-type="float" office:value="5462624">
            <text:p>5462624</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3];&quot;','&quot;;[.B3];&quot;','&quot;;[.C3];&quot;','&quot;;[.D3];&quot;','&quot;;[.E3];&quot;','&quot;;[.F3];&quot;','&quot;;[.G3];&quot;','&quot;;[.H3];&quot;','&quot;;[.I3];&quot;','&quot;;[.J3];&quot;');&quot;)" office:value-type="string" office:string-value="INSERT INTO Student (Matric,Username,Email,password,Forename,Surname,Year,StaffId,Degree,Salt) VALUES ('3000001','3000001B','3000001B@student.gla.ac.uk','password','Steven','Bell','2','5462624','Computing Science','');">
            <text:p>INSERT INTO Student (Matric,Username,Email,password,Forename,Surname,Year,StaffId,Degree,Salt) VALUES ('3000001','3000001B','3000001B@student.gla.ac.uk','password','Steven','Bell','2','5462624','Computing Science','');</text:p>
          </table:table-cell>
        </table:table-row>
        <table:table-row table:style-name="ro1">
          <table:table-cell office:value-type="float" office:value="3000002">
            <text:p>3000002</text:p>
          </table:table-cell>
          <table:table-cell table:formula="of:=CONCATENATE([.A4];MID([.F4];1;1))" office:value-type="string" office:string-value="3000002H">
            <text:p>3000002H</text:p>
          </table:table-cell>
          <table:table-cell table:formula="of:=CONCATENATE([.A4];MID([.F4];1;1); &quot;@student.gla.ac.uk&quot;)" office:value-type="string" office:string-value="3000002H@student.gla.ac.uk">
            <text:p>3000002H@student.gla.ac.uk</text:p>
          </table:table-cell>
          <table:table-cell table:formula="of:=&quot;password&quot;" office:value-type="string" office:string-value="password">
            <text:p>password</text:p>
          </table:table-cell>
          <table:table-cell office:value-type="string">
            <text:p>Ben</text:p>
          </table:table-cell>
          <table:table-cell office:value-type="string">
            <text:p>Harris</text:p>
          </table:table-cell>
          <table:table-cell office:value-type="float" office:value="3">
            <text:p>3</text:p>
          </table:table-cell>
          <table:table-cell office:value-type="float" office:value="5498923">
            <text:p>5498923</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4];&quot;','&quot;;[.B4];&quot;','&quot;;[.C4];&quot;','&quot;;[.D4];&quot;','&quot;;[.E4];&quot;','&quot;;[.F4];&quot;','&quot;;[.G4];&quot;','&quot;;[.H4];&quot;','&quot;;[.I4];&quot;','&quot;;[.J4];&quot;');&quot;)" office:value-type="string" office:string-value="INSERT INTO Student (Matric,Username,Email,password,Forename,Surname,Year,StaffId,Degree,Salt) VALUES ('3000002','3000002H','3000002H@student.gla.ac.uk','password','Ben','Harris','3','5498923','Software Engineering','');">
            <text:p>INSERT INTO Student (Matric,Username,Email,password,Forename,Surname,Year,StaffId,Degree,Salt) VALUES ('3000002','3000002H','3000002H@student.gla.ac.uk','password','Ben','Harris','3','5498923','Software Engineering','');</text:p>
          </table:table-cell>
        </table:table-row>
        <table:table-row table:style-name="ro1">
          <table:table-cell office:value-type="float" office:value="3000003">
            <text:p>3000003</text:p>
          </table:table-cell>
          <table:table-cell table:formula="of:=CONCATENATE([.A5];MID([.F5];1;1))" office:value-type="string" office:string-value="3000003J">
            <text:p>3000003J</text:p>
          </table:table-cell>
          <table:table-cell table:formula="of:=CONCATENATE([.A5];MID([.F5];1;1); &quot;@student.gla.ac.uk&quot;)" office:value-type="string" office:string-value="3000003J@student.gla.ac.uk">
            <text:p>3000003J@student.gla.ac.uk</text:p>
          </table:table-cell>
          <table:table-cell table:formula="of:=&quot;password&quot;" office:value-type="string" office:string-value="password">
            <text:p>password</text:p>
          </table:table-cell>
          <table:table-cell office:value-type="string">
            <text:p>Sarah</text:p>
          </table:table-cell>
          <table:table-cell office:value-type="string">
            <text:p>Jane</text:p>
          </table:table-cell>
          <table:table-cell office:value-type="float" office:value="1">
            <text:p>1</text:p>
          </table:table-cell>
          <table:table-cell office:value-type="float" office:value="3423432">
            <text:p>3423432</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5];&quot;','&quot;;[.B5];&quot;','&quot;;[.C5];&quot;','&quot;;[.D5];&quot;','&quot;;[.E5];&quot;','&quot;;[.F5];&quot;','&quot;;[.G5];&quot;','&quot;;[.H5];&quot;','&quot;;[.I5];&quot;','&quot;;[.J5];&quot;');&quot;)" office:value-type="string" office:string-value="INSERT INTO Student (Matric,Username,Email,password,Forename,Surname,Year,StaffId,Degree,Salt) VALUES ('3000003','3000003J','3000003J@student.gla.ac.uk','password','Sarah','Jane','1','3423432','Computing Science','');">
            <text:p>INSERT INTO Student (Matric,Username,Email,password,Forename,Surname,Year,StaffId,Degree,Salt) VALUES ('3000003','3000003J','3000003J@student.gla.ac.uk','password','Sarah','Jane','1','3423432','Computing Science','');</text:p>
          </table:table-cell>
        </table:table-row>
        <table:table-row table:style-name="ro1">
          <table:table-cell office:value-type="float" office:value="3000004">
            <text:p>3000004</text:p>
          </table:table-cell>
          <table:table-cell table:formula="of:=CONCATENATE([.A6];MID([.F6];1;1))" office:value-type="string" office:string-value="3000004S">
            <text:p>3000004S</text:p>
          </table:table-cell>
          <table:table-cell table:formula="of:=CONCATENATE([.A6];MID([.F6];1;1); &quot;@student.gla.ac.uk&quot;)" office:value-type="string" office:string-value="3000004S@student.gla.ac.uk">
            <text:p>3000004S@student.gla.ac.uk</text:p>
          </table:table-cell>
          <table:table-cell table:formula="of:=&quot;password&quot;" office:value-type="string" office:string-value="password">
            <text:p>password</text:p>
          </table:table-cell>
          <table:table-cell office:value-type="string">
            <text:p>Jim</text:p>
          </table:table-cell>
          <table:table-cell office:value-type="string">
            <text:p>Stephens</text:p>
          </table:table-cell>
          <table:table-cell office:value-type="float" office:value="2">
            <text:p>2</text:p>
          </table:table-cell>
          <table:table-cell office:value-type="float" office:value="3423432">
            <text:p>3423432</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6];&quot;','&quot;;[.B6];&quot;','&quot;;[.C6];&quot;','&quot;;[.D6];&quot;','&quot;;[.E6];&quot;','&quot;;[.F6];&quot;','&quot;;[.G6];&quot;','&quot;;[.H6];&quot;','&quot;;[.I6];&quot;','&quot;;[.J6];&quot;');&quot;)" office:value-type="string" office:string-value="INSERT INTO Student (Matric,Username,Email,password,Forename,Surname,Year,StaffId,Degree,Salt) VALUES ('3000004','3000004S','3000004S@student.gla.ac.uk','password','Jim','Stephens','2','3423432','Software Engineering','');">
            <text:p>INSERT INTO Student (Matric,Username,Email,password,Forename,Surname,Year,StaffId,Degree,Salt) VALUES ('3000004','3000004S','3000004S@student.gla.ac.uk','password','Jim','Stephens','2','3423432','Software Engineering','');</text:p>
          </table:table-cell>
        </table:table-row>
        <table:table-row table:style-name="ro1">
          <table:table-cell office:value-type="float" office:value="3000005">
            <text:p>3000005</text:p>
          </table:table-cell>
          <table:table-cell table:formula="of:=CONCATENATE([.A7];MID([.F7];1;1))" office:value-type="string" office:string-value="3000005M">
            <text:p>3000005M</text:p>
          </table:table-cell>
          <table:table-cell table:formula="of:=CONCATENATE([.A7];MID([.F7];1;1); &quot;@student.gla.ac.uk&quot;)" office:value-type="string" office:string-value="3000005M@student.gla.ac.uk">
            <text:p>3000005M@student.gla.ac.uk</text:p>
          </table:table-cell>
          <table:table-cell table:formula="of:=&quot;password&quot;" office:value-type="string" office:string-value="password">
            <text:p>password</text:p>
          </table:table-cell>
          <table:table-cell office:value-type="string">
            <text:p>Kyle</text:p>
          </table:table-cell>
          <table:table-cell office:value-type="string">
            <text:p>Marx</text:p>
          </table:table-cell>
          <table:table-cell office:value-type="float" office:value="3">
            <text:p>3</text:p>
          </table:table-cell>
          <table:table-cell office:value-type="float" office:value="6829432">
            <text:p>6829432</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7];&quot;','&quot;;[.B7];&quot;','&quot;;[.C7];&quot;','&quot;;[.D7];&quot;','&quot;;[.E7];&quot;','&quot;;[.F7];&quot;','&quot;;[.G7];&quot;','&quot;;[.H7];&quot;','&quot;;[.I7];&quot;','&quot;;[.J7];&quot;');&quot;)" office:value-type="string" office:string-value="INSERT INTO Student (Matric,Username,Email,password,Forename,Surname,Year,StaffId,Degree,Salt) VALUES ('3000005','3000005M','3000005M@student.gla.ac.uk','password','Kyle','Marx','3','6829432','Computing Science','');">
            <text:p>INSERT INTO Student (Matric,Username,Email,password,Forename,Surname,Year,StaffId,Degree,Salt) VALUES ('3000005','3000005M','3000005M@student.gla.ac.uk','password','Kyle','Marx','3','6829432','Computing Science','');</text:p>
          </table:table-cell>
        </table:table-row>
        <table:table-row table:style-name="ro1">
          <table:table-cell office:value-type="float" office:value="3000006">
            <text:p>3000006</text:p>
          </table:table-cell>
          <table:table-cell table:formula="of:=CONCATENATE([.A8];MID([.F8];1;1))" office:value-type="string" office:string-value="3000006M">
            <text:p>3000006M</text:p>
          </table:table-cell>
          <table:table-cell table:formula="of:=CONCATENATE([.A8];MID([.F8];1;1); &quot;@student.gla.ac.uk&quot;)" office:value-type="string" office:string-value="3000006M@student.gla.ac.uk">
            <text:p>3000006M@student.gla.ac.uk</text:p>
          </table:table-cell>
          <table:table-cell table:formula="of:=&quot;password&quot;" office:value-type="string" office:string-value="password">
            <text:p>password</text:p>
          </table:table-cell>
          <table:table-cell office:value-type="string">
            <text:p>Tessa</text:p>
          </table:table-cell>
          <table:table-cell office:value-type="string">
            <text:p>Molly</text:p>
          </table:table-cell>
          <table:table-cell office:value-type="float" office:value="3">
            <text:p>3</text:p>
          </table:table-cell>
          <table:table-cell office:value-type="float" office:value="5462624">
            <text:p>5462624</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8];&quot;','&quot;;[.B8];&quot;','&quot;;[.C8];&quot;','&quot;;[.D8];&quot;','&quot;;[.E8];&quot;','&quot;;[.F8];&quot;','&quot;;[.G8];&quot;','&quot;;[.H8];&quot;','&quot;;[.I8];&quot;','&quot;;[.J8];&quot;');&quot;)" office:value-type="string" office:string-value="INSERT INTO Student (Matric,Username,Email,password,Forename,Surname,Year,StaffId,Degree,Salt) VALUES ('3000006','3000006M','3000006M@student.gla.ac.uk','password','Tessa','Molly','3','5462624','Software Engineering','');">
            <text:p>INSERT INTO Student (Matric,Username,Email,password,Forename,Surname,Year,StaffId,Degree,Salt) VALUES ('3000006','3000006M','3000006M@student.gla.ac.uk','password','Tessa','Molly','3','5462624','Software Engineering','');</text:p>
          </table:table-cell>
        </table:table-row>
        <table:table-row table:style-name="ro1">
          <table:table-cell office:value-type="float" office:value="3000007">
            <text:p>3000007</text:p>
          </table:table-cell>
          <table:table-cell table:formula="of:=CONCATENATE([.A9];MID([.F9];1;1))" office:value-type="string" office:string-value="3000007W">
            <text:p>3000007W</text:p>
          </table:table-cell>
          <table:table-cell table:formula="of:=CONCATENATE([.A9];MID([.F9];1;1); &quot;@student.gla.ac.uk&quot;)" office:value-type="string" office:string-value="3000007W@student.gla.ac.uk">
            <text:p>3000007W@student.gla.ac.uk</text:p>
          </table:table-cell>
          <table:table-cell table:formula="of:=&quot;password&quot;" office:value-type="string" office:string-value="password">
            <text:p>password</text:p>
          </table:table-cell>
          <table:table-cell office:value-type="string">
            <text:p>Jacob</text:p>
          </table:table-cell>
          <table:table-cell office:value-type="string">
            <text:p>Wells</text:p>
          </table:table-cell>
          <table:table-cell office:value-type="float" office:value="3">
            <text:p>3</text:p>
          </table:table-cell>
          <table:table-cell office:value-type="float" office:value="5498923">
            <text:p>5498923</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9];&quot;','&quot;;[.B9];&quot;','&quot;;[.C9];&quot;','&quot;;[.D9];&quot;','&quot;;[.E9];&quot;','&quot;;[.F9];&quot;','&quot;;[.G9];&quot;','&quot;;[.H9];&quot;','&quot;;[.I9];&quot;','&quot;;[.J9];&quot;');&quot;)" office:value-type="string" office:string-value="INSERT INTO Student (Matric,Username,Email,password,Forename,Surname,Year,StaffId,Degree,Salt) VALUES ('3000007','3000007W','3000007W@student.gla.ac.uk','password','Jacob','Wells','3','5498923','Computing Science','');">
            <text:p>INSERT INTO Student (Matric,Username,Email,password,Forename,Surname,Year,StaffId,Degree,Salt) VALUES ('3000007','3000007W','3000007W@student.gla.ac.uk','password','Jacob','Wells','3','5498923','Computing Science','');</text:p>
          </table:table-cell>
        </table:table-row>
        <table:table-row table:style-name="ro3">
          <table:table-cell office:value-type="float" office:value="3000008">
            <text:p>3000008</text:p>
          </table:table-cell>
          <table:table-cell table:formula="of:=CONCATENATE([.A10];MID([.F10];1;1))" office:value-type="string" office:string-value="3000008G">
            <text:p>3000008G</text:p>
          </table:table-cell>
          <table:table-cell table:formula="of:=CONCATENATE([.A10];MID([.F10];1;1); &quot;@student.gla.ac.uk&quot;)" office:value-type="string" office:string-value="3000008G@student.gla.ac.uk">
            <text:p>3000008G@student.gla.ac.uk</text:p>
          </table:table-cell>
          <table:table-cell table:formula="of:=&quot;password&quot;" office:value-type="string" office:string-value="password">
            <text:p>password</text:p>
          </table:table-cell>
          <table:table-cell office:value-type="string">
            <text:p>Shak</text:p>
          </table:table-cell>
          <table:table-cell office:value-type="string">
            <text:p>Gains</text:p>
          </table:table-cell>
          <table:table-cell office:value-type="float" office:value="4">
            <text:p>4</text:p>
          </table:table-cell>
          <table:table-cell office:value-type="float" office:value="5462624">
            <text:p>5462624</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10];&quot;','&quot;;[.B10];&quot;','&quot;;[.C10];&quot;','&quot;;[.D10];&quot;','&quot;;[.E10];&quot;','&quot;;[.F10];&quot;','&quot;;[.G10];&quot;','&quot;;[.H10];&quot;','&quot;;[.I10];&quot;','&quot;;[.J10];&quot;');&quot;)" office:value-type="string" office:string-value="INSERT INTO Student (Matric,Username,Email,password,Forename,Surname,Year,StaffId,Degree,Salt) VALUES ('3000008','3000008G','3000008G@student.gla.ac.uk','password','Shak','Gains','4','5462624','Software Engineering','');">
            <text:p>INSERT INTO Student (Matric,Username,Email,password,Forename,Surname,Year,StaffId,Degree,Salt) VALUES ('3000008','3000008G','3000008G@student.gla.ac.uk','password','Shak','Gains','4','5462624','Software Engineering','');</text:p>
          </table:table-cell>
        </table:table-row>
        <table:table-row table:style-name="ro3">
          <table:table-cell office:value-type="float" office:value="3000009">
            <text:p>3000009</text:p>
          </table:table-cell>
          <table:table-cell table:formula="of:=CONCATENATE([.A11];MID([.F11];1;1))" office:value-type="string" office:string-value="3000009S">
            <text:p>3000009S</text:p>
          </table:table-cell>
          <table:table-cell table:formula="of:=CONCATENATE([.A11];MID([.F11];1;1); &quot;@student.gla.ac.uk&quot;)" office:value-type="string" office:string-value="3000009S@student.gla.ac.uk">
            <text:p>3000009S@student.gla.ac.uk</text:p>
          </table:table-cell>
          <table:table-cell table:formula="of:=&quot;password&quot;" office:value-type="string" office:string-value="password">
            <text:p>password</text:p>
          </table:table-cell>
          <table:table-cell office:value-type="string">
            <text:p>Mohammed</text:p>
          </table:table-cell>
          <table:table-cell office:value-type="string">
            <text:p>Sharik</text:p>
          </table:table-cell>
          <table:table-cell office:value-type="float" office:value="5">
            <text:p>5</text:p>
          </table:table-cell>
          <table:table-cell office:value-type="float" office:value="5498923">
            <text:p>5498923</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11];&quot;','&quot;;[.B11];&quot;','&quot;;[.C11];&quot;','&quot;;[.D11];&quot;','&quot;;[.E11];&quot;','&quot;;[.F11];&quot;','&quot;;[.G11];&quot;','&quot;;[.H11];&quot;','&quot;;[.I11];&quot;','&quot;;[.J11];&quot;');&quot;)" office:value-type="string" office:string-value="INSERT INTO Student (Matric,Username,Email,password,Forename,Surname,Year,StaffId,Degree,Salt) VALUES ('3000009','3000009S','3000009S@student.gla.ac.uk','password','Mohammed','Sharik','5','5498923','Computing Science','');">
            <text:p>INSERT INTO Student (Matric,Username,Email,password,Forename,Surname,Year,StaffId,Degree,Salt) VALUES ('3000009','3000009S','3000009S@student.gla.ac.uk','password','Mohammed','Sharik','5','5498923','Computing Science','');</text:p>
          </table:table-cell>
        </table:table-row>
        <table:table-row table:style-name="ro3">
          <table:table-cell office:value-type="float" office:value="3000010">
            <text:p>3000010</text:p>
          </table:table-cell>
          <table:table-cell table:formula="of:=CONCATENATE([.A12];MID([.F12];1;1))" office:value-type="string" office:string-value="3000010A">
            <text:p>3000010A</text:p>
          </table:table-cell>
          <table:table-cell table:formula="of:=CONCATENATE([.A12];MID([.F12];1;1); &quot;@student.gla.ac.uk&quot;)" office:value-type="string" office:string-value="3000010A@student.gla.ac.uk">
            <text:p>3000010A@student.gla.ac.uk</text:p>
          </table:table-cell>
          <table:table-cell table:formula="of:=&quot;password&quot;" office:value-type="string" office:string-value="password">
            <text:p>password</text:p>
          </table:table-cell>
          <table:table-cell office:value-type="string">
            <text:p>Benôit</text:p>
          </table:table-cell>
          <table:table-cell office:value-type="string">
            <text:p>Ashdown</text:p>
          </table:table-cell>
          <table:table-cell office:value-type="float" office:value="4">
            <text:p>4</text:p>
          </table:table-cell>
          <table:table-cell office:value-type="float" office:value="6829432">
            <text:p>6829432</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12];&quot;','&quot;;[.B12];&quot;','&quot;;[.C12];&quot;','&quot;;[.D12];&quot;','&quot;;[.E12];&quot;','&quot;;[.F12];&quot;','&quot;;[.G12];&quot;','&quot;;[.H12];&quot;','&quot;;[.I12];&quot;','&quot;;[.J12];&quot;');&quot;)" office:value-type="string" office:string-value="INSERT INTO Student (Matric,Username,Email,password,Forename,Surname,Year,StaffId,Degree,Salt) VALUES ('3000010','3000010A','3000010A@student.gla.ac.uk','password','Benôit','Ashdown','4','6829432','Software Engineering','');">
            <text:p>INSERT INTO Student (Matric,Username,Email,password,Forename,Surname,Year,StaffId,Degree,Salt) VALUES ('3000010','3000010A','3000010A@student.gla.ac.uk','password','Benôit','Ashdown','4','6829432','Software Engineering','');</text:p>
          </table:table-cell>
        </table:table-row>
      </table:table>
      <table:table table:name="Staff" table:style-name="ta1" table:print="false">
        <table:table-column table:style-name="co1" table:number-columns-repeated="3" table:default-cell-style-name="Default"/>
        <table:table-column table:style-name="co27" table:default-cell-style-name="Default"/>
        <table:table-column table:style-name="co1" table:number-columns-repeated="3" table:default-cell-style-name="Default"/>
        <table:table-column table:style-name="co25" table:number-columns-repeated="2" table:default-cell-style-name="Default"/>
        <table:table-column table:style-name="co1" table:default-cell-style-name="Default"/>
        <table:table-row table:style-name="ro1">
          <table:table-cell office:value-type="string">
            <text:p>Staff</text:p>
          </table:table-cell>
          <table:table-cell table:number-columns-repeated="9"/>
        </table:table-row>
        <table:table-row table:style-name="ro1">
          <table:table-cell office:value-type="string">
            <text:p>StaffId</text:p>
          </table:table-cell>
          <table:table-cell office:value-type="string">
            <text:p>Forename</text:p>
          </table:table-cell>
          <table:table-cell office:value-type="string">
            <text:p>Surname</text:p>
          </table:table-cell>
          <table:table-cell office:value-type="string">
            <text:p>Email</text:p>
          </table:table-cell>
          <table:table-cell office:value-type="string">
            <text:p>Password</text:p>
          </table:table-cell>
          <table:table-cell office:value-type="string">
            <text:p>Salt</text:p>
          </table:table-cell>
          <table:table-cell office:value-type="string">
            <text:p>Username</text:p>
          </table:table-cell>
          <table:table-cell office:value-type="string">
            <text:p>School</text:p>
          </table:table-cell>
          <table:table-cell table:number-columns-repeated="2"/>
        </table:table-row>
        <table:table-row table:style-name="ro1">
          <table:table-cell office:value-type="float" office:value="3423432">
            <text:p>3423432</text:p>
          </table:table-cell>
          <table:table-cell office:value-type="string">
            <text:p>William</text:p>
          </table:table-cell>
          <table:table-cell office:value-type="string">
            <text:p>Kane</text:p>
          </table:table-cell>
          <table:table-cell table:formula="of:=CONCATENATE([.B3];&quot;.&quot;;[.C3];&quot;@glasgow.ac.uk&quot;)" office:value-type="string" office:string-value="William.Kane@glasgow.ac.uk">
            <text:p>William.Kane@glasgow.ac.uk</text:p>
          </table:table-cell>
          <table:table-cell office:value-type="string">
            <text:p>Password</text:p>
          </table:table-cell>
          <table:table-cell/>
          <table:table-cell table:formula="of:=CONCATENATE([.A3];MID([.C3];1;1))" office:value-type="string" office:string-value="3423432K">
            <text:p>3423432K</text:p>
          </table:table-cell>
          <table:table-cell office:value-type="string">
            <text:p>Engineering</text:p>
          </table:table-cell>
          <table:table-cell/>
          <table:table-cell table:formula="of:=CONCATENATE(&quot;INSERT INTO &quot;;[.$A$1];&quot; (&quot;;[.$A$2];&quot;,&quot;;[.$B$2];&quot;,&quot;;[.$C$2];&quot;,&quot;;[.$D$2];&quot;,&quot;;[.$E$2];&quot;,&quot;;[.$G$2];&quot;,&quot;;[.$H$2];&quot;) VALUES ('&quot;;[.A3];&quot;','&quot;;[.B3];&quot;','&quot;;[.C3];&quot;','&quot;;[.D3];&quot;','&quot;;[.E3];&quot;','&quot;;[.G3];&quot;','&quot;;[.H3];&quot;');&quot;)" office:value-type="string" office:string-value="INSERT INTO Staff (StaffId,Forename,Surname,Email,Password,Username,School) VALUES ('3423432','William','Kane','William.Kane@glasgow.ac.uk','Password','3423432K','Engineering');">
            <text:p>INSERT INTO Staff (StaffId,Forename,Surname,Email,Password,Username,School) VALUES ('3423432','William','Kane','William.Kane@glasgow.ac.uk','Password','3423432K','Engineering');</text:p>
          </table:table-cell>
        </table:table-row>
        <table:table-row table:style-name="ro1">
          <table:table-cell office:value-type="float" office:value="5498923">
            <text:p>5498923</text:p>
          </table:table-cell>
          <table:table-cell office:value-type="string">
            <text:p>Nicola</text:p>
          </table:table-cell>
          <table:table-cell office:value-type="string">
            <text:p>Tracy</text:p>
          </table:table-cell>
          <table:table-cell table:formula="of:=CONCATENATE([.B4];&quot;.&quot;;[.C4];&quot;@glasgow.ac.uk&quot;)" office:value-type="string" office:string-value="Nicola.Tracy@glasgow.ac.uk">
            <text:p>Nicola.Tracy@glasgow.ac.uk</text:p>
          </table:table-cell>
          <table:table-cell office:value-type="string">
            <text:p>Password</text:p>
          </table:table-cell>
          <table:table-cell/>
          <table:table-cell table:formula="of:=CONCATENATE([.A4];MID([.C4];1;1))" office:value-type="string" office:string-value="5498923T">
            <text:p>5498923T</text:p>
          </table:table-cell>
          <table:table-cell office:value-type="string">
            <text:p>Computing Science</text:p>
          </table:table-cell>
          <table:table-cell/>
          <table:table-cell table:formula="of:=CONCATENATE(&quot;INSERT INTO &quot;;[.$A$1];&quot; (&quot;;[.$A$2];&quot;,&quot;;[.$B$2];&quot;,&quot;;[.$C$2];&quot;,&quot;;[.$D$2];&quot;,&quot;;[.$E$2];&quot;,&quot;;[.$G$2];&quot;,&quot;;[.$H$2];&quot;) VALUES ('&quot;;[.A4];&quot;','&quot;;[.B4];&quot;','&quot;;[.C4];&quot;','&quot;;[.D4];&quot;','&quot;;[.E4];&quot;','&quot;;[.G4];&quot;','&quot;;[.H4];&quot;');&quot;)" office:value-type="string" office:string-value="INSERT INTO Staff (StaffId,Forename,Surname,Email,Password,Username,School) VALUES ('5498923','Nicola','Tracy','Nicola.Tracy@glasgow.ac.uk','Password','5498923T','Computing Science');">
            <text:p>INSERT INTO Staff (StaffId,Forename,Surname,Email,Password,Username,School) VALUES ('5498923','Nicola','Tracy','Nicola.Tracy@glasgow.ac.uk','Password','5498923T','Computing Science');</text:p>
          </table:table-cell>
        </table:table-row>
        <table:table-row table:style-name="ro1">
          <table:table-cell office:value-type="float" office:value="6829432">
            <text:p>6829432</text:p>
          </table:table-cell>
          <table:table-cell office:value-type="string">
            <text:p>Suzanne</text:p>
          </table:table-cell>
          <table:table-cell office:value-type="string">
            <text:p>Kerns</text:p>
          </table:table-cell>
          <table:table-cell table:formula="of:=CONCATENATE([.B5];&quot;.&quot;;[.C5];&quot;@glasgow.ac.uk&quot;)" office:value-type="string" office:string-value="Suzanne.Kerns@glasgow.ac.uk">
            <text:p>Suzanne.Kerns@glasgow.ac.uk</text:p>
          </table:table-cell>
          <table:table-cell office:value-type="string">
            <text:p>Password</text:p>
          </table:table-cell>
          <table:table-cell/>
          <table:table-cell table:formula="of:=CONCATENATE([.A5];MID([.C5];1;1))" office:value-type="string" office:string-value="6829432K">
            <text:p>6829432K</text:p>
          </table:table-cell>
          <table:table-cell office:value-type="string">
            <text:p>Culture and Creative Arts</text:p>
          </table:table-cell>
          <table:table-cell/>
          <table:table-cell table:formula="of:=CONCATENATE(&quot;INSERT INTO &quot;;[.$A$1];&quot; (&quot;;[.$A$2];&quot;,&quot;;[.$B$2];&quot;,&quot;;[.$C$2];&quot;,&quot;;[.$D$2];&quot;,&quot;;[.$E$2];&quot;,&quot;;[.$G$2];&quot;,&quot;;[.$H$2];&quot;) VALUES ('&quot;;[.A5];&quot;','&quot;;[.B5];&quot;','&quot;;[.C5];&quot;','&quot;;[.D5];&quot;','&quot;;[.E5];&quot;','&quot;;[.G5];&quot;','&quot;;[.H5];&quot;');&quot;)" office:value-type="string" office:string-value="INSERT INTO Staff (StaffId,Forename,Surname,Email,Password,Username,School) VALUES ('6829432','Suzanne','Kerns','Suzanne.Kerns@glasgow.ac.uk','Password','6829432K','Culture and Creative Arts');">
            <text:p>INSERT INTO Staff (StaffId,Forename,Surname,Email,Password,Username,School) VALUES ('6829432','Suzanne','Kerns','Suzanne.Kerns@glasgow.ac.uk','Password','6829432K','Culture and Creative Arts');</text:p>
          </table:table-cell>
        </table:table-row>
        <table:table-row table:style-name="ro1">
          <table:table-cell office:value-type="float" office:value="5462624">
            <text:p>5462624</text:p>
          </table:table-cell>
          <table:table-cell office:value-type="string">
            <text:p>John</text:p>
          </table:table-cell>
          <table:table-cell office:value-type="string">
            <text:p>Ashton</text:p>
          </table:table-cell>
          <table:table-cell table:formula="of:=CONCATENATE([.B6];&quot;.&quot;;[.C6];&quot;@glasgow.ac.uk&quot;)" office:value-type="string" office:string-value="John.Ashton@glasgow.ac.uk">
            <text:p>John.Ashton@glasgow.ac.uk</text:p>
          </table:table-cell>
          <table:table-cell office:value-type="string">
            <text:p>Password</text:p>
          </table:table-cell>
          <table:table-cell/>
          <table:table-cell table:formula="of:=CONCATENATE([.A6];MID([.C6];1;1))" office:value-type="string" office:string-value="5462624A">
            <text:p>5462624A</text:p>
          </table:table-cell>
          <table:table-cell office:value-type="string">
            <text:p>Critical Studies</text:p>
          </table:table-cell>
          <table:table-cell/>
          <table:table-cell table:formula="of:=CONCATENATE(&quot;INSERT INTO &quot;;[.$A$1];&quot; (&quot;;[.$A$2];&quot;,&quot;;[.$B$2];&quot;,&quot;;[.$C$2];&quot;,&quot;;[.$D$2];&quot;,&quot;;[.$E$2];&quot;,&quot;;[.$G$2];&quot;,&quot;;[.$H$2];&quot;) VALUES ('&quot;;[.A6];&quot;','&quot;;[.B6];&quot;','&quot;;[.C6];&quot;','&quot;;[.D6];&quot;','&quot;;[.E6];&quot;','&quot;;[.G6];&quot;','&quot;;[.H6];&quot;');&quot;)" office:value-type="string" office:string-value="INSERT INTO Staff (StaffId,Forename,Surname,Email,Password,Username,School) VALUES ('5462624','John','Ashton','John.Ashton@glasgow.ac.uk','Password','5462624A','Critical Studies');">
            <text:p>INSERT INTO Staff (StaffId,Forename,Surname,Email,Password,Username,School) VALUES ('5462624','John','Ashton','John.Ashton@glasgow.ac.uk','Password','5462624A','Critical Studies');</text:p>
          </table:table-cell>
        </table:table-row>
        <table:table-row table:style-name="ro1">
          <table:table-cell office:value-type="float" office:value="9023403">
            <text:p>9023403</text:p>
          </table:table-cell>
          <table:table-cell office:value-type="string">
            <text:p>Bernard</text:p>
          </table:table-cell>
          <table:table-cell office:value-type="string">
            <text:p>Yolk</text:p>
          </table:table-cell>
          <table:table-cell table:formula="of:=CONCATENATE([.B7];&quot;.&quot;;[.C7];&quot;@glasgow.ac.uk&quot;)" office:value-type="string" office:string-value="Bernard.Yolk@glasgow.ac.uk">
            <text:p>Bernard.Yolk@glasgow.ac.uk</text:p>
          </table:table-cell>
          <table:table-cell office:value-type="string">
            <text:p>Password</text:p>
          </table:table-cell>
          <table:table-cell/>
          <table:table-cell table:formula="of:=CONCATENATE([.A7];MID([.C7];1;1))" office:value-type="string" office:string-value="9023403Y">
            <text:p>9023403Y</text:p>
          </table:table-cell>
          <table:table-cell office:value-type="string">
            <text:p>Engineering</text:p>
          </table:table-cell>
          <table:table-cell/>
          <table:table-cell table:formula="of:=CONCATENATE(&quot;INSERT INTO &quot;;[.$A$1];&quot; (&quot;;[.$A$2];&quot;,&quot;;[.$B$2];&quot;,&quot;;[.$C$2];&quot;,&quot;;[.$D$2];&quot;,&quot;;[.$E$2];&quot;,&quot;;[.$G$2];&quot;,&quot;;[.$H$2];&quot;) VALUES ('&quot;;[.A7];&quot;','&quot;;[.B7];&quot;','&quot;;[.C7];&quot;','&quot;;[.D7];&quot;','&quot;;[.E7];&quot;','&quot;;[.G7];&quot;','&quot;;[.H7];&quot;');&quot;)" office:value-type="string" office:string-value="INSERT INTO Staff (StaffId,Forename,Surname,Email,Password,Username,School) VALUES ('9023403','Bernard','Yolk','Bernard.Yolk@glasgow.ac.uk','Password','9023403Y','Engineering');">
            <text:p>INSERT INTO Staff (StaffId,Forename,Surname,Email,Password,Username,School) VALUES ('9023403','Bernard','Yolk','Bernard.Yolk@glasgow.ac.uk','Password','9023403Y','Engineering');</text:p>
          </table:table-cell>
        </table:table-row>
        <table:table-row table:style-name="ro1">
          <table:table-cell office:value-type="float" office:value="3435232">
            <text:p>3435232</text:p>
          </table:table-cell>
          <table:table-cell office:value-type="string">
            <text:p>James</text:p>
          </table:table-cell>
          <table:table-cell office:value-type="string">
            <text:p>Read</text:p>
          </table:table-cell>
          <table:table-cell table:formula="of:=CONCATENATE([.B8];&quot;.&quot;;[.C8];&quot;@glasgow.ac.uk&quot;)" office:value-type="string" office:string-value="James.Read@glasgow.ac.uk">
            <text:p>James.Read@glasgow.ac.uk</text:p>
          </table:table-cell>
          <table:table-cell office:value-type="string">
            <text:p>Password</text:p>
          </table:table-cell>
          <table:table-cell/>
          <table:table-cell table:formula="of:=CONCATENATE([.A8];MID([.C8];1;1))" office:value-type="string" office:string-value="3435232R">
            <text:p>3435232R</text:p>
          </table:table-cell>
          <table:table-cell office:value-type="string">
            <text:p>Computing Science</text:p>
          </table:table-cell>
          <table:table-cell/>
          <table:table-cell table:formula="of:=CONCATENATE(&quot;INSERT INTO &quot;;[.$A$1];&quot; (&quot;;[.$A$2];&quot;,&quot;;[.$B$2];&quot;,&quot;;[.$C$2];&quot;,&quot;;[.$D$2];&quot;,&quot;;[.$E$2];&quot;,&quot;;[.$G$2];&quot;,&quot;;[.$H$2];&quot;) VALUES ('&quot;;[.A8];&quot;','&quot;;[.B8];&quot;','&quot;;[.C8];&quot;','&quot;;[.D8];&quot;','&quot;;[.E8];&quot;','&quot;;[.G8];&quot;','&quot;;[.H8];&quot;');&quot;)" office:value-type="string" office:string-value="INSERT INTO Staff (StaffId,Forename,Surname,Email,Password,Username,School) VALUES ('3435232','James','Read','James.Read@glasgow.ac.uk','Password','3435232R','Computing Science');">
            <text:p>INSERT INTO Staff (StaffId,Forename,Surname,Email,Password,Username,School) VALUES ('3435232','James','Read','James.Read@glasgow.ac.uk','Password','3435232R','Computing Science');</text:p>
          </table:table-cell>
        </table:table-row>
        <table:table-row table:style-name="ro1">
          <table:table-cell office:value-type="float" office:value="4533531">
            <text:p>4533531</text:p>
          </table:table-cell>
          <table:table-cell office:value-type="string">
            <text:p>Robert</text:p>
          </table:table-cell>
          <table:table-cell office:value-type="string">
            <text:p>Silk</text:p>
          </table:table-cell>
          <table:table-cell table:formula="of:=CONCATENATE([.B9];&quot;.&quot;;[.C9];&quot;@glasgow.ac.uk&quot;)" office:value-type="string" office:string-value="Robert.Silk@glasgow.ac.uk">
            <text:p>Robert.Silk@glasgow.ac.uk</text:p>
          </table:table-cell>
          <table:table-cell office:value-type="string">
            <text:p>Password</text:p>
          </table:table-cell>
          <table:table-cell/>
          <table:table-cell table:formula="of:=CONCATENATE([.A9];MID([.C9];1;1))" office:value-type="string" office:string-value="4533531S">
            <text:p>4533531S</text:p>
          </table:table-cell>
          <table:table-cell office:value-type="string">
            <text:p>Culture and Creative Arts</text:p>
          </table:table-cell>
          <table:table-cell/>
          <table:table-cell table:formula="of:=CONCATENATE(&quot;INSERT INTO &quot;;[.$A$1];&quot; (&quot;;[.$A$2];&quot;,&quot;;[.$B$2];&quot;,&quot;;[.$C$2];&quot;,&quot;;[.$D$2];&quot;,&quot;;[.$E$2];&quot;,&quot;;[.$G$2];&quot;,&quot;;[.$H$2];&quot;) VALUES ('&quot;;[.A9];&quot;','&quot;;[.B9];&quot;','&quot;;[.C9];&quot;','&quot;;[.D9];&quot;','&quot;;[.E9];&quot;','&quot;;[.G9];&quot;','&quot;;[.H9];&quot;');&quot;)" office:value-type="string" office:string-value="INSERT INTO Staff (StaffId,Forename,Surname,Email,Password,Username,School) VALUES ('4533531','Robert','Silk','Robert.Silk@glasgow.ac.uk','Password','4533531S','Culture and Creative Arts');">
            <text:p>INSERT INTO Staff (StaffId,Forename,Surname,Email,Password,Username,School) VALUES ('4533531','Robert','Silk','Robert.Silk@glasgow.ac.uk','Password','4533531S','Culture and Creative Arts');</text:p>
          </table:table-cell>
        </table:table-row>
        <table:table-row table:style-name="ro1">
          <table:table-cell office:value-type="float" office:value="5345331">
            <text:p>5345331</text:p>
          </table:table-cell>
          <table:table-cell office:value-type="string">
            <text:p>Theodore</text:p>
          </table:table-cell>
          <table:table-cell office:value-type="string">
            <text:p>Edwards</text:p>
          </table:table-cell>
          <table:table-cell table:formula="of:=CONCATENATE([.B10];&quot;.&quot;;[.C10];&quot;@glasgow.ac.uk&quot;)" office:value-type="string" office:string-value="Theodore.Edwards@glasgow.ac.uk">
            <text:p>Theodore.Edwards@glasgow.ac.uk</text:p>
          </table:table-cell>
          <table:table-cell office:value-type="string">
            <text:p>Password</text:p>
          </table:table-cell>
          <table:table-cell/>
          <table:table-cell table:formula="of:=CONCATENATE([.A10];MID([.C10];1;1))" office:value-type="string" office:string-value="5345331E">
            <text:p>5345331E</text:p>
          </table:table-cell>
          <table:table-cell office:value-type="string">
            <text:p>Critical Studies</text:p>
          </table:table-cell>
          <table:table-cell/>
          <table:table-cell table:formula="of:=CONCATENATE(&quot;INSERT INTO &quot;;[.$A$1];&quot; (&quot;;[.$A$2];&quot;,&quot;;[.$B$2];&quot;,&quot;;[.$C$2];&quot;,&quot;;[.$D$2];&quot;,&quot;;[.$E$2];&quot;,&quot;;[.$G$2];&quot;,&quot;;[.$H$2];&quot;) VALUES ('&quot;;[.A10];&quot;','&quot;;[.B10];&quot;','&quot;;[.C10];&quot;','&quot;;[.D10];&quot;','&quot;;[.E10];&quot;','&quot;;[.G10];&quot;','&quot;;[.H10];&quot;');&quot;)" office:value-type="string" office:string-value="INSERT INTO Staff (StaffId,Forename,Surname,Email,Password,Username,School) VALUES ('5345331','Theodore','Edwards','Theodore.Edwards@glasgow.ac.uk','Password','5345331E','Critical Studies');">
            <text:p>INSERT INTO Staff (StaffId,Forename,Surname,Email,Password,Username,School) VALUES ('5345331','Theodore','Edwards','Theodore.Edwards@glasgow.ac.uk','Password','5345331E','Critical Studies');</text:p>
          </table:table-cell>
        </table:table-row>
      </table:table>
      <table:table table:name="StudentHasCourse" table:style-name="ta1" table:print="false">
        <table:table-column table:style-name="co28" table:default-cell-style-name="Default"/>
        <table:table-column table:style-name="co29" table:default-cell-style-name="Default"/>
        <table:table-column table:style-name="co14" table:default-cell-style-name="Default"/>
        <table:table-column table:style-name="co30" table:default-cell-style-name="Default"/>
        <table:table-column table:style-name="co1" table:number-columns-repeated="3" table:default-cell-style-name="Default"/>
        <table:table-row table:style-name="ro1">
          <table:table-cell office:value-type="string">
            <text:p>StudentHasCourse</text:p>
          </table:table-cell>
          <table:table-cell table:number-columns-repeated="6"/>
        </table:table-row>
        <table:table-row table:style-name="ro1">
          <table:table-cell office:value-type="string">
            <text:p>StudentHasCourseId</text:p>
          </table:table-cell>
          <table:table-cell office:value-type="string">
            <text:p>Matric</text:p>
          </table:table-cell>
          <table:table-cell office:value-type="string">
            <text:p>CourseId</text:p>
          </table:table-cell>
          <table:table-cell office:value-type="string">
            <text:p>Grade</text:p>
          </table:table-cell>
          <table:table-cell office:value-type="string">
            <text:p>Status</text:p>
          </table:table-cell>
          <table:table-cell table:number-columns-repeated="2"/>
        </table:table-row>
        <table:table-row table:style-name="ro1">
          <table:table-cell office:value-type="float" office:value="1">
            <text:p>1</text:p>
          </table:table-cell>
          <table:table-cell office:value-type="float" office:value="3000001">
            <text:p>3000001</text:p>
          </table:table-cell>
          <table:table-cell office:value-type="string">
            <text:p>ENGLANG3012</text:p>
          </table:table-cell>
          <table:table-cell office:value-type="string">
            <text:p>B1</text:p>
          </table:table-cell>
          <table:table-cell office:value-type="string">
            <text:p>Completed</text:p>
          </table:table-cell>
          <table:table-cell/>
          <table:table-cell table:formula="of:=CONCATENATE(&quot;INSERT INTO &quot;;[.$A$1];&quot; (&quot;;[.$A$2];&quot;,&quot;;[.$B$2];&quot;,&quot;;[.$C$2];&quot;,&quot;;[.$D$2];&quot;,&quot;;[.$E$2];&quot;) VALUES ('&quot;;[.A3];&quot;','&quot;;[.B3];&quot;','&quot;;[.C3];;&quot;','&quot;;[.D3];&quot;','&quot;;[.E3];&quot;');&quot;)" office:value-type="string" office:string-value="INSERT INTO StudentHasCourse (StudentHasCourseId,Matric,CourseId,Grade,Status) VALUES ('1','3000001','ENGLANG3012','B1','Completed');">
            <text:p>INSERT INTO StudentHasCourse (StudentHasCourseId,Matric,CourseId,Grade,Status) VALUES ('1','3000001','ENGLANG3012','B1','Completed');</text:p>
          </table:table-cell>
        </table:table-row>
        <table:table-row table:style-name="ro1">
          <table:table-cell office:value-type="float" office:value="2">
            <text:p>2</text:p>
          </table:table-cell>
          <table:table-cell office:value-type="float" office:value="3000002">
            <text:p>3000002</text:p>
          </table:table-cell>
          <table:table-cell office:value-type="string">
            <text:p>Compsci2436</text:p>
          </table:table-cell>
          <table:table-cell office:value-type="string">
            <text:p>A2</text:p>
          </table:table-cell>
          <table:table-cell office:value-type="string">
            <text:p>Completed</text:p>
          </table:table-cell>
          <table:table-cell/>
          <table:table-cell table:formula="of:=CONCATENATE(&quot;INSERT INTO &quot;;[.$A$1];&quot; (&quot;;[.$A$2];&quot;,&quot;;[.$B$2];&quot;,&quot;;[.$C$2];&quot;,&quot;;[.$D$2];&quot;,&quot;;[.$E$2];&quot;) VALUES ('&quot;;[.A4];&quot;','&quot;;[.B4];&quot;','&quot;;[.C4];;&quot;','&quot;;[.D4];&quot;','&quot;;[.E4];&quot;');&quot;)" office:value-type="string" office:string-value="INSERT INTO StudentHasCourse (StudentHasCourseId,Matric,CourseId,Grade,Status) VALUES ('2','3000002','Compsci2436','A2','Completed');">
            <text:p>INSERT INTO StudentHasCourse (StudentHasCourseId,Matric,CourseId,Grade,Status) VALUES ('2','3000002','Compsci2436','A2','Completed');</text:p>
          </table:table-cell>
        </table:table-row>
        <table:table-row table:style-name="ro1">
          <table:table-cell office:value-type="float" office:value="3">
            <text:p>3</text:p>
          </table:table-cell>
          <table:table-cell office:value-type="float" office:value="3000003">
            <text:p>3000003</text:p>
          </table:table-cell>
          <table:table-cell office:value-type="string">
            <text:p>ENG4425</text:p>
          </table:table-cell>
          <table:table-cell office:value-type="string">
            <text:p>D3</text:p>
          </table:table-cell>
          <table:table-cell office:value-type="string">
            <text:p>Completed</text:p>
          </table:table-cell>
          <table:table-cell/>
          <table:table-cell table:formula="of:=CONCATENATE(&quot;INSERT INTO &quot;;[.$A$1];&quot; (&quot;;[.$A$2];&quot;,&quot;;[.$B$2];&quot;,&quot;;[.$C$2];&quot;,&quot;;[.$D$2];&quot;,&quot;;[.$E$2];&quot;) VALUES ('&quot;;[.A5];&quot;','&quot;;[.B5];&quot;','&quot;;[.C5];;&quot;','&quot;;[.D5];&quot;','&quot;;[.E5];&quot;');&quot;)" office:value-type="string" office:string-value="INSERT INTO StudentHasCourse (StudentHasCourseId,Matric,CourseId,Grade,Status) VALUES ('3','3000003','ENG4425','D3','Completed');">
            <text:p>INSERT INTO StudentHasCourse (StudentHasCourseId,Matric,CourseId,Grade,Status) VALUES ('3','3000003','ENG4425','D3','Completed');</text:p>
          </table:table-cell>
        </table:table-row>
        <table:table-row table:style-name="ro1">
          <table:table-cell office:value-type="float" office:value="4">
            <text:p>4</text:p>
          </table:table-cell>
          <table:table-cell office:value-type="float" office:value="3000004">
            <text:p>3000004</text:p>
          </table:table-cell>
          <table:table-cell office:value-type="string">
            <text:p>ENG4425</text:p>
          </table:table-cell>
          <table:table-cell office:value-type="string">
            <text:p>C2</text:p>
          </table:table-cell>
          <table:table-cell office:value-type="string">
            <text:p>Completed</text:p>
          </table:table-cell>
          <table:table-cell/>
          <table:table-cell table:formula="of:=CONCATENATE(&quot;INSERT INTO &quot;;[.$A$1];&quot; (&quot;;[.$A$2];&quot;,&quot;;[.$B$2];&quot;,&quot;;[.$C$2];&quot;,&quot;;[.$D$2];&quot;,&quot;;[.$E$2];&quot;) VALUES ('&quot;;[.A6];&quot;','&quot;;[.B6];&quot;','&quot;;[.C6];;&quot;','&quot;;[.D6];&quot;','&quot;;[.E6];&quot;');&quot;)" office:value-type="string" office:string-value="INSERT INTO StudentHasCourse (StudentHasCourseId,Matric,CourseId,Grade,Status) VALUES ('4','3000004','ENG4425','C2','Completed');">
            <text:p>INSERT INTO StudentHasCourse (StudentHasCourseId,Matric,CourseId,Grade,Status) VALUES ('4','3000004','ENG4425','C2','Completed');</text:p>
          </table:table-cell>
        </table:table-row>
        <table:table-row table:style-name="ro1">
          <table:table-cell office:value-type="float" office:value="5">
            <text:p>5</text:p>
          </table:table-cell>
          <table:table-cell office:value-type="float" office:value="3000005">
            <text:p>3000005</text:p>
          </table:table-cell>
          <table:table-cell office:value-type="string">
            <text:p>MUSIC1323</text:p>
          </table:table-cell>
          <table:table-cell office:value-type="string">
            <text:p>B2</text:p>
          </table:table-cell>
          <table:table-cell office:value-type="string">
            <text:p>Completed</text:p>
          </table:table-cell>
          <table:table-cell/>
          <table:table-cell table:formula="of:=CONCATENATE(&quot;INSERT INTO &quot;;[.$A$1];&quot; (&quot;;[.$A$2];&quot;,&quot;;[.$B$2];&quot;,&quot;;[.$C$2];&quot;,&quot;;[.$D$2];&quot;,&quot;;[.$E$2];&quot;) VALUES ('&quot;;[.A7];&quot;','&quot;;[.B7];&quot;','&quot;;[.C7];;&quot;','&quot;;[.D7];&quot;','&quot;;[.E7];&quot;');&quot;)" office:value-type="string" office:string-value="INSERT INTO StudentHasCourse (StudentHasCourseId,Matric,CourseId,Grade,Status) VALUES ('5','3000005','MUSIC1323','B2','Completed');">
            <text:p>INSERT INTO StudentHasCourse (StudentHasCourseId,Matric,CourseId,Grade,Status) VALUES ('5','3000005','MUSIC1323','B2','Completed');</text:p>
          </table:table-cell>
        </table:table-row>
        <table:table-row table:style-name="ro1">
          <table:table-cell office:value-type="float" office:value="6">
            <text:p>6</text:p>
          </table:table-cell>
          <table:table-cell office:value-type="float" office:value="3000006">
            <text:p>3000006</text:p>
          </table:table-cell>
          <table:table-cell office:value-type="string">
            <text:p>ENGLANG3012</text:p>
          </table:table-cell>
          <table:table-cell office:value-type="string">
            <text:p>A3</text:p>
          </table:table-cell>
          <table:table-cell office:value-type="string">
            <text:p>Completed</text:p>
          </table:table-cell>
          <table:table-cell/>
          <table:table-cell table:formula="of:=CONCATENATE(&quot;INSERT INTO &quot;;[.$A$1];&quot; (&quot;;[.$A$2];&quot;,&quot;;[.$B$2];&quot;,&quot;;[.$C$2];&quot;,&quot;;[.$D$2];&quot;,&quot;;[.$E$2];&quot;) VALUES ('&quot;;[.A8];&quot;','&quot;;[.B8];&quot;','&quot;;[.C8];;&quot;','&quot;;[.D8];&quot;','&quot;;[.E8];&quot;');&quot;)" office:value-type="string" office:string-value="INSERT INTO StudentHasCourse (StudentHasCourseId,Matric,CourseId,Grade,Status) VALUES ('6','3000006','ENGLANG3012','A3','Completed');">
            <text:p>INSERT INTO StudentHasCourse (StudentHasCourseId,Matric,CourseId,Grade,Status) VALUES ('6','3000006','ENGLANG3012','A3','Completed');</text:p>
          </table:table-cell>
        </table:table-row>
        <table:table-row table:style-name="ro1">
          <table:table-cell office:value-type="float" office:value="7">
            <text:p>7</text:p>
          </table:table-cell>
          <table:table-cell office:value-type="float" office:value="3000007">
            <text:p>3000007</text:p>
          </table:table-cell>
          <table:table-cell office:value-type="string">
            <text:p>Compsci2436</text:p>
          </table:table-cell>
          <table:table-cell office:value-type="string">
            <text:p>D3</text:p>
          </table:table-cell>
          <table:table-cell office:value-type="string">
            <text:p>Completed</text:p>
          </table:table-cell>
          <table:table-cell/>
          <table:table-cell table:formula="of:=CONCATENATE(&quot;INSERT INTO &quot;;[.$A$1];&quot; (&quot;;[.$A$2];&quot;,&quot;;[.$B$2];&quot;,&quot;;[.$C$2];&quot;,&quot;;[.$D$2];&quot;,&quot;;[.$E$2];&quot;) VALUES ('&quot;;[.A9];&quot;','&quot;;[.B9];&quot;','&quot;;[.C9];;&quot;','&quot;;[.D9];&quot;','&quot;;[.E9];&quot;');&quot;)" office:value-type="string" office:string-value="INSERT INTO StudentHasCourse (StudentHasCourseId,Matric,CourseId,Grade,Status) VALUES ('7','3000007','Compsci2436','D3','Completed');">
            <text:p>INSERT INTO StudentHasCourse (StudentHasCourseId,Matric,CourseId,Grade,Status) VALUES ('7','3000007','Compsci2436','D3','Completed');</text:p>
          </table:table-cell>
        </table:table-row>
        <table:table-row table:style-name="ro1">
          <table:table-cell office:value-type="float" office:value="8">
            <text:p>8</text:p>
          </table:table-cell>
          <table:table-cell office:value-type="float" office:value="3000008">
            <text:p>3000008</text:p>
          </table:table-cell>
          <table:table-cell office:value-type="string">
            <text:p>ENGLANG3012</text:p>
          </table:table-cell>
          <table:table-cell office:value-type="string">
            <text:p>C3</text:p>
          </table:table-cell>
          <table:table-cell office:value-type="string">
            <text:p>Completed</text:p>
          </table:table-cell>
          <table:table-cell/>
          <table:table-cell table:formula="of:=CONCATENATE(&quot;INSERT INTO &quot;;[.$A$1];&quot; (&quot;;[.$A$2];&quot;,&quot;;[.$B$2];&quot;,&quot;;[.$C$2];&quot;,&quot;;[.$D$2];&quot;,&quot;;[.$E$2];&quot;) VALUES ('&quot;;[.A10];&quot;','&quot;;[.B10];&quot;','&quot;;[.C10];;&quot;','&quot;;[.D10];&quot;','&quot;;[.E10];&quot;');&quot;)" office:value-type="string" office:string-value="INSERT INTO StudentHasCourse (StudentHasCourseId,Matric,CourseId,Grade,Status) VALUES ('8','3000008','ENGLANG3012','C3','Completed');">
            <text:p>INSERT INTO StudentHasCourse (StudentHasCourseId,Matric,CourseId,Grade,Status) VALUES ('8','3000008','ENGLANG3012','C3','Completed');</text:p>
          </table:table-cell>
        </table:table-row>
        <table:table-row table:style-name="ro1">
          <table:table-cell office:value-type="float" office:value="9">
            <text:p>9</text:p>
          </table:table-cell>
          <table:table-cell office:value-type="float" office:value="3000009">
            <text:p>3000009</text:p>
          </table:table-cell>
          <table:table-cell office:value-type="string">
            <text:p>Compsci2436</text:p>
          </table:table-cell>
          <table:table-cell office:value-type="string">
            <text:p>B3</text:p>
          </table:table-cell>
          <table:table-cell office:value-type="string">
            <text:p>Completed</text:p>
          </table:table-cell>
          <table:table-cell/>
          <table:table-cell table:formula="of:=CONCATENATE(&quot;INSERT INTO &quot;;[.$A$1];&quot; (&quot;;[.$A$2];&quot;,&quot;;[.$B$2];&quot;,&quot;;[.$C$2];&quot;,&quot;;[.$D$2];&quot;,&quot;;[.$E$2];&quot;) VALUES ('&quot;;[.A11];&quot;','&quot;;[.B11];&quot;','&quot;;[.C11];;&quot;','&quot;;[.D11];&quot;','&quot;;[.E11];&quot;');&quot;)" office:value-type="string" office:string-value="INSERT INTO StudentHasCourse (StudentHasCourseId,Matric,CourseId,Grade,Status) VALUES ('9','3000009','Compsci2436','B3','Completed');">
            <text:p>INSERT INTO StudentHasCourse (StudentHasCourseId,Matric,CourseId,Grade,Status) VALUES ('9','3000009','Compsci2436','B3','Completed');</text:p>
          </table:table-cell>
        </table:table-row>
        <table:table-row table:style-name="ro1">
          <table:table-cell office:value-type="float" office:value="10">
            <text:p>10</text:p>
          </table:table-cell>
          <table:table-cell office:value-type="float" office:value="3000010">
            <text:p>3000010</text:p>
          </table:table-cell>
          <table:table-cell office:value-type="string">
            <text:p>MUSIC1323</text:p>
          </table:table-cell>
          <table:table-cell office:value-type="string">
            <text:p>A4</text:p>
          </table:table-cell>
          <table:table-cell office:value-type="string">
            <text:p>Completed</text:p>
          </table:table-cell>
          <table:table-cell/>
          <table:table-cell table:formula="of:=CONCATENATE(&quot;INSERT INTO &quot;;[.$A$1];&quot; (&quot;;[.$A$2];&quot;,&quot;;[.$B$2];&quot;,&quot;;[.$C$2];&quot;,&quot;;[.$D$2];&quot;,&quot;;[.$E$2];&quot;) VALUES ('&quot;;[.A12];&quot;','&quot;;[.B12];&quot;','&quot;;[.C12];;&quot;','&quot;;[.D12];&quot;','&quot;;[.E12];&quot;');&quot;)" office:value-type="string" office:string-value="INSERT INTO StudentHasCourse (StudentHasCourseId,Matric,CourseId,Grade,Status) VALUES ('10','3000010','MUSIC1323','A4','Completed');">
            <text:p>INSERT INTO StudentHasCourse (StudentHasCourseId,Matric,CourseId,Grade,Status) VALUES ('10','3000010','MUSIC1323','A4','Completed');</text:p>
          </table:table-cell>
        </table:table-row>
        <table:table-row table:style-name="ro1">
          <table:table-cell office:value-type="float" office:value="11">
            <text:p>11</text:p>
          </table:table-cell>
          <table:table-cell office:value-type="float" office:value="3000001">
            <text:p>3000001</text:p>
          </table:table-cell>
          <table:table-cell office:value-type="string">
            <text:p>ENGLANG3014</text:p>
          </table:table-cell>
          <table:table-cell office:value-type="string">
            <text:p>B2</text:p>
          </table:table-cell>
          <table:table-cell office:value-type="string">
            <text:p>Completed</text:p>
          </table:table-cell>
          <table:table-cell/>
          <table:table-cell table:formula="of:=CONCATENATE(&quot;INSERT INTO &quot;;[.$A$1];&quot; (&quot;;[.$A$2];&quot;,&quot;;[.$B$2];&quot;,&quot;;[.$C$2];&quot;,&quot;;[.$D$2];&quot;,&quot;;[.$E$2];&quot;) VALUES ('&quot;;[.A13];&quot;','&quot;;[.B13];&quot;','&quot;;[.C13];;&quot;','&quot;;[.D13];&quot;','&quot;;[.E13];&quot;');&quot;)" office:value-type="string" office:string-value="INSERT INTO StudentHasCourse (StudentHasCourseId,Matric,CourseId,Grade,Status) VALUES ('11','3000001','ENGLANG3014','B2','Completed');">
            <text:p>INSERT INTO StudentHasCourse (StudentHasCourseId,Matric,CourseId,Grade,Status) VALUES ('11','3000001','ENGLANG3014','B2','Completed');</text:p>
          </table:table-cell>
        </table:table-row>
        <table:table-row table:style-name="ro1">
          <table:table-cell office:value-type="float" office:value="12">
            <text:p>12</text:p>
          </table:table-cell>
          <table:table-cell office:value-type="float" office:value="3000002">
            <text:p>3000002</text:p>
          </table:table-cell>
          <table:table-cell office:value-type="string">
            <text:p>Compsci2438</text:p>
          </table:table-cell>
          <table:table-cell/>
          <table:table-cell office:value-type="string">
            <text:p>Uncompleted</text:p>
          </table:table-cell>
          <table:table-cell/>
          <table:table-cell table:formula="of:=CONCATENATE(&quot;INSERT INTO &quot;;[.$A$1];&quot; (&quot;;[.$A$2];&quot;,&quot;;[.$B$2];&quot;,&quot;;[.$C$2];&quot;,&quot;;[.$D$2];&quot;,&quot;;[.$E$2];&quot;) VALUES ('&quot;;[.A14];&quot;','&quot;;[.B14];&quot;','&quot;;[.C14];;&quot;','&quot;;[.D14];&quot;','&quot;;[.E14];&quot;');&quot;)" office:value-type="string" office:string-value="INSERT INTO StudentHasCourse (StudentHasCourseId,Matric,CourseId,Grade,Status) VALUES ('12','3000002','Compsci2438','','Uncompleted');">
            <text:p>INSERT INTO StudentHasCourse (StudentHasCourseId,Matric,CourseId,Grade,Status) VALUES ('12','3000002','Compsci2438','','Uncompleted');</text:p>
          </table:table-cell>
        </table:table-row>
        <table:table-row table:style-name="ro1">
          <table:table-cell office:value-type="float" office:value="13">
            <text:p>13</text:p>
          </table:table-cell>
          <table:table-cell office:value-type="float" office:value="3000003">
            <text:p>3000003</text:p>
          </table:table-cell>
          <table:table-cell office:value-type="string">
            <text:p>ENG4427</text:p>
          </table:table-cell>
          <table:table-cell/>
          <table:table-cell office:value-type="string">
            <text:p>Uncompleted</text:p>
          </table:table-cell>
          <table:table-cell/>
          <table:table-cell table:formula="of:=CONCATENATE(&quot;INSERT INTO &quot;;[.$A$1];&quot; (&quot;;[.$A$2];&quot;,&quot;;[.$B$2];&quot;,&quot;;[.$C$2];&quot;,&quot;;[.$D$2];&quot;,&quot;;[.$E$2];&quot;) VALUES ('&quot;;[.A15];&quot;','&quot;;[.B15];&quot;','&quot;;[.C15];;&quot;','&quot;;[.D15];&quot;','&quot;;[.E15];&quot;');&quot;)" office:value-type="string" office:string-value="INSERT INTO StudentHasCourse (StudentHasCourseId,Matric,CourseId,Grade,Status) VALUES ('13','3000003','ENG4427','','Uncompleted');">
            <text:p>INSERT INTO StudentHasCourse (StudentHasCourseId,Matric,CourseId,Grade,Status) VALUES ('13','3000003','ENG4427','','Uncompleted');</text:p>
          </table:table-cell>
        </table:table-row>
        <table:table-row table:style-name="ro1">
          <table:table-cell office:value-type="float" office:value="14">
            <text:p>14</text:p>
          </table:table-cell>
          <table:table-cell office:value-type="float" office:value="3000004">
            <text:p>3000004</text:p>
          </table:table-cell>
          <table:table-cell office:value-type="string">
            <text:p>Compsci2438</text:p>
          </table:table-cell>
          <table:table-cell office:value-type="string">
            <text:p>A5</text:p>
          </table:table-cell>
          <table:table-cell office:value-type="string">
            <text:p>Completed</text:p>
          </table:table-cell>
          <table:table-cell/>
          <table:table-cell table:formula="of:=CONCATENATE(&quot;INSERT INTO &quot;;[.$A$1];&quot; (&quot;;[.$A$2];&quot;,&quot;;[.$B$2];&quot;,&quot;;[.$C$2];&quot;,&quot;;[.$D$2];&quot;,&quot;;[.$E$2];&quot;) VALUES ('&quot;;[.A16];&quot;','&quot;;[.B16];&quot;','&quot;;[.C16];;&quot;','&quot;;[.D16];&quot;','&quot;;[.E16];&quot;');&quot;)" office:value-type="string" office:string-value="INSERT INTO StudentHasCourse (StudentHasCourseId,Matric,CourseId,Grade,Status) VALUES ('14','3000004','Compsci2438','A5','Completed');">
            <text:p>INSERT INTO StudentHasCourse (StudentHasCourseId,Matric,CourseId,Grade,Status) VALUES ('14','3000004','Compsci2438','A5','Completed');</text:p>
          </table:table-cell>
        </table:table-row>
        <table:table-row table:style-name="ro1">
          <table:table-cell office:value-type="float" office:value="15">
            <text:p>15</text:p>
          </table:table-cell>
          <table:table-cell office:value-type="float" office:value="3000005">
            <text:p>3000005</text:p>
          </table:table-cell>
          <table:table-cell office:value-type="string">
            <text:p>MUSIC1325</text:p>
          </table:table-cell>
          <table:table-cell office:value-type="string">
            <text:p>D2</text:p>
          </table:table-cell>
          <table:table-cell office:value-type="string">
            <text:p>Completed</text:p>
          </table:table-cell>
          <table:table-cell/>
          <table:table-cell table:formula="of:=CONCATENATE(&quot;INSERT INTO &quot;;[.$A$1];&quot; (&quot;;[.$A$2];&quot;,&quot;;[.$B$2];&quot;,&quot;;[.$C$2];&quot;,&quot;;[.$D$2];&quot;,&quot;;[.$E$2];&quot;) VALUES ('&quot;;[.A17];&quot;','&quot;;[.B17];&quot;','&quot;;[.C17];;&quot;','&quot;;[.D17];&quot;','&quot;;[.E17];&quot;');&quot;)" office:value-type="string" office:string-value="INSERT INTO StudentHasCourse (StudentHasCourseId,Matric,CourseId,Grade,Status) VALUES ('15','3000005','MUSIC1325','D2','Completed');">
            <text:p>INSERT INTO StudentHasCourse (StudentHasCourseId,Matric,CourseId,Grade,Status) VALUES ('15','3000005','MUSIC1325','D2','Completed');</text:p>
          </table:table-cell>
        </table:table-row>
        <table:table-row table:style-name="ro1">
          <table:table-cell office:value-type="float" office:value="16">
            <text:p>16</text:p>
          </table:table-cell>
          <table:table-cell office:value-type="float" office:value="3000006">
            <text:p>3000006</text:p>
          </table:table-cell>
          <table:table-cell office:value-type="string">
            <text:p>ENGLANG3014</text:p>
          </table:table-cell>
          <table:table-cell office:value-type="string">
            <text:p>C1</text:p>
          </table:table-cell>
          <table:table-cell office:value-type="string">
            <text:p>Completed</text:p>
          </table:table-cell>
          <table:table-cell/>
          <table:table-cell table:formula="of:=CONCATENATE(&quot;INSERT INTO &quot;;[.$A$1];&quot; (&quot;;[.$A$2];&quot;,&quot;;[.$B$2];&quot;,&quot;;[.$C$2];&quot;,&quot;;[.$D$2];&quot;,&quot;;[.$E$2];&quot;) VALUES ('&quot;;[.A18];&quot;','&quot;;[.B18];&quot;','&quot;;[.C18];;&quot;','&quot;;[.D18];&quot;','&quot;;[.E18];&quot;');&quot;)" office:value-type="string" office:string-value="INSERT INTO StudentHasCourse (StudentHasCourseId,Matric,CourseId,Grade,Status) VALUES ('16','3000006','ENGLANG3014','C1','Completed');">
            <text:p>INSERT INTO StudentHasCourse (StudentHasCourseId,Matric,CourseId,Grade,Status) VALUES ('16','3000006','ENGLANG3014','C1','Completed');</text:p>
          </table:table-cell>
        </table:table-row>
        <table:table-row table:style-name="ro1">
          <table:table-cell office:value-type="float" office:value="17">
            <text:p>17</text:p>
          </table:table-cell>
          <table:table-cell office:value-type="float" office:value="3000007">
            <text:p>3000007</text:p>
          </table:table-cell>
          <table:table-cell office:value-type="string">
            <text:p>Compsci2438</text:p>
          </table:table-cell>
          <table:table-cell office:value-type="string">
            <text:p>B1</text:p>
          </table:table-cell>
          <table:table-cell office:value-type="string">
            <text:p>Completed</text:p>
          </table:table-cell>
          <table:table-cell/>
          <table:table-cell table:formula="of:=CONCATENATE(&quot;INSERT INTO &quot;;[.$A$1];&quot; (&quot;;[.$A$2];&quot;,&quot;;[.$B$2];&quot;,&quot;;[.$C$2];&quot;,&quot;;[.$D$2];&quot;,&quot;;[.$E$2];&quot;) VALUES ('&quot;;[.A19];&quot;','&quot;;[.B19];&quot;','&quot;;[.C19];;&quot;','&quot;;[.D19];&quot;','&quot;;[.E19];&quot;');&quot;)" office:value-type="string" office:string-value="INSERT INTO StudentHasCourse (StudentHasCourseId,Matric,CourseId,Grade,Status) VALUES ('17','3000007','Compsci2438','B1','Completed');">
            <text:p>INSERT INTO StudentHasCourse (StudentHasCourseId,Matric,CourseId,Grade,Status) VALUES ('17','3000007','Compsci2438','B1','Completed');</text:p>
          </table:table-cell>
        </table:table-row>
        <table:table-row table:style-name="ro1">
          <table:table-cell office:value-type="float" office:value="18">
            <text:p>18</text:p>
          </table:table-cell>
          <table:table-cell office:value-type="float" office:value="3000008">
            <text:p>3000008</text:p>
          </table:table-cell>
          <table:table-cell office:value-type="string">
            <text:p>ENGLANG3014</text:p>
          </table:table-cell>
          <table:table-cell office:value-type="string">
            <text:p>A4</text:p>
          </table:table-cell>
          <table:table-cell office:value-type="string">
            <text:p>Completed</text:p>
          </table:table-cell>
          <table:table-cell/>
          <table:table-cell table:formula="of:=CONCATENATE(&quot;INSERT INTO &quot;;[.$A$1];&quot; (&quot;;[.$A$2];&quot;,&quot;;[.$B$2];&quot;,&quot;;[.$C$2];&quot;,&quot;;[.$D$2];&quot;,&quot;;[.$E$2];&quot;) VALUES ('&quot;;[.A20];&quot;','&quot;;[.B20];&quot;','&quot;;[.C20];;&quot;','&quot;;[.D20];&quot;','&quot;;[.E20];&quot;');&quot;)" office:value-type="string" office:string-value="INSERT INTO StudentHasCourse (StudentHasCourseId,Matric,CourseId,Grade,Status) VALUES ('18','3000008','ENGLANG3014','A4','Completed');">
            <text:p>INSERT INTO StudentHasCourse (StudentHasCourseId,Matric,CourseId,Grade,Status) VALUES ('18','3000008','ENGLANG3014','A4','Completed');</text:p>
          </table:table-cell>
        </table:table-row>
        <table:table-row table:style-name="ro1">
          <table:table-cell office:value-type="float" office:value="19">
            <text:p>19</text:p>
          </table:table-cell>
          <table:table-cell office:value-type="float" office:value="3000009">
            <text:p>3000009</text:p>
          </table:table-cell>
          <table:table-cell office:value-type="string">
            <text:p>Compsci2438</text:p>
          </table:table-cell>
          <table:table-cell office:value-type="string">
            <text:p>G1</text:p>
          </table:table-cell>
          <table:table-cell office:value-type="string">
            <text:p>Failed</text:p>
          </table:table-cell>
          <table:table-cell/>
          <table:table-cell table:formula="of:=CONCATENATE(&quot;INSERT INTO &quot;;[.$A$1];&quot; (&quot;;[.$A$2];&quot;,&quot;;[.$B$2];&quot;,&quot;;[.$C$2];&quot;,&quot;;[.$D$2];&quot;,&quot;;[.$E$2];&quot;) VALUES ('&quot;;[.A21];&quot;','&quot;;[.B21];&quot;','&quot;;[.C21];;&quot;','&quot;;[.D21];&quot;','&quot;;[.E21];&quot;');&quot;)" office:value-type="string" office:string-value="INSERT INTO StudentHasCourse (StudentHasCourseId,Matric,CourseId,Grade,Status) VALUES ('19','3000009','Compsci2438','G1','Failed');">
            <text:p>INSERT INTO StudentHasCourse (StudentHasCourseId,Matric,CourseId,Grade,Status) VALUES ('19','3000009','Compsci2438','G1','Failed');</text:p>
          </table:table-cell>
        </table:table-row>
        <table:table-row table:style-name="ro1">
          <table:table-cell office:value-type="float" office:value="20">
            <text:p>20</text:p>
          </table:table-cell>
          <table:table-cell office:value-type="float" office:value="3000010">
            <text:p>3000010</text:p>
          </table:table-cell>
          <table:table-cell office:value-type="string">
            <text:p>MUSIC1325</text:p>
          </table:table-cell>
          <table:table-cell office:value-type="string">
            <text:p>E2</text:p>
          </table:table-cell>
          <table:table-cell office:value-type="string">
            <text:p>Failed</text:p>
          </table:table-cell>
          <table:table-cell/>
          <table:table-cell table:formula="of:=CONCATENATE(&quot;INSERT INTO &quot;;[.$A$1];&quot; (&quot;;[.$A$2];&quot;,&quot;;[.$B$2];&quot;,&quot;;[.$C$2];&quot;,&quot;;[.$D$2];&quot;,&quot;;[.$E$2];&quot;) VALUES ('&quot;;[.A22];&quot;','&quot;;[.B22];&quot;','&quot;;[.C22];;&quot;','&quot;;[.D22];&quot;','&quot;;[.E22];&quot;');&quot;)" office:value-type="string" office:string-value="INSERT INTO StudentHasCourse (StudentHasCourseId,Matric,CourseId,Grade,Status) VALUES ('20','3000010','MUSIC1325','E2','Failed');">
            <text:p>INSERT INTO StudentHasCourse (StudentHasCourseId,Matric,CourseId,Grade,Status) VALUES ('20','3000010','MUSIC1325','E2','Failed');</text:p>
          </table:table-cell>
        </table:table-row>
      </table:table>
      <table:table table:name="TeachingCommittee" table:style-name="ta1" table:print="false">
        <table:table-column table:style-name="co23" table:default-cell-style-name="Default"/>
        <table:table-column table:style-name="co1" table:number-columns-repeated="2" table:default-cell-style-name="Default"/>
        <table:table-row table:style-name="ro1">
          <table:table-cell office:value-type="string">
            <text:p>TeachingCommittee</text:p>
          </table:table-cell>
          <table:table-cell table:number-columns-repeated="2"/>
        </table:table-row>
        <table:table-row table:style-name="ro1">
          <table:table-cell office:value-type="string">
            <text:p>StaffId</text:p>
          </table:table-cell>
          <table:table-cell table:number-columns-repeated="2"/>
        </table:table-row>
        <table:table-row table:style-name="ro1">
          <table:table-cell office:value-type="float" office:value="9023403">
            <text:p>9023403</text:p>
          </table:table-cell>
          <table:table-cell/>
          <table:table-cell table:formula="of:=CONCATENATE(&quot;INSERT INTO &quot;;[.$A$1];&quot; (&quot;;[.$A$2];&quot;) VALUES ('&quot;;[.A3];&quot;');&quot;)" office:value-type="string" office:string-value="INSERT INTO TeachingCommittee (StaffId) VALUES ('9023403');">
            <text:p>INSERT INTO TeachingCommittee (StaffId) VALUES ('9023403');</text:p>
          </table:table-cell>
        </table:table-row>
        <table:table-row table:style-name="ro1">
          <table:table-cell office:value-type="float" office:value="3423432">
            <text:p>3423432</text:p>
          </table:table-cell>
          <table:table-cell/>
          <table:table-cell table:formula="of:=CONCATENATE(&quot;INSERT INTO &quot;;[.$A$1];&quot; (&quot;;[.$A$2];&quot;) VALUES ('&quot;;[.A4];&quot;');&quot;)" office:value-type="string" office:string-value="INSERT INTO TeachingCommittee (StaffId) VALUES ('3423432');">
            <text:p>INSERT INTO TeachingCommittee (StaffId) VALUES ('3423432');</text:p>
          </table:table-cell>
        </table:table-row>
      </table:table>
      <table:database-ranges>
        <table:database-range table:name="__Anonymous_Sheet_DB__1" table:target-range-address="Course.A2:Course.I8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7">17/03/2014</text:date>, <text:time>12: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Marks</meta:initial-creator>
    <meta:creation-date>2013-11-06T18:51:11</meta:creation-date>
    <dc:date>2014-03-17T12:22:29</dc:date>
    <dc:creator>Joshua Marks</dc:creator>
    <meta:editing-duration>P21DT1H38M12S</meta:editing-duration>
    <meta:editing-cycles>31</meta:editing-cycles>
    <meta:generator>OpenOffice/4.0.0$Unix OpenOffice.org_project/400m3$Build-9702</meta:generator>
    <meta:document-statistic meta:table-count="12" meta:cell-count="1522" meta:object-count="0"/>
    <meta:user-defined meta:name=""/>
  </office:meta>
</office:document-meta>
</file>